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2.75pt" style:use-optimal-column-width="true"/>
    </style:style>
    <style:style style:name="ACOL-3" style:family="table-column">
      <style:table-column-properties style:column-width="96.75pt" style:use-optimal-column-width="true"/>
    </style:style>
    <style:style style:name="ACOL-4" style:family="table-column"/>
    <style:style style:name="ACOL-5" style:family="table-column">
      <style:table-column-properties style:column-width="116.25pt" style:use-optimal-column-width="true"/>
    </style:style>
    <style:style style:name="ACOL-6" style:family="table-column">
      <style:table-column-properties style:column-width="108.75pt" style:use-optimal-column-width="true"/>
    </style:style>
    <style:style style:name="ACOL-7" style:family="table-column">
      <style:table-column-properties style:column-width="105pt" style:use-optimal-column-width="true"/>
    </style:style>
    <style:style style:name="ACOL-8" style:family="table-column">
      <style:table-column-properties style:column-width="99pt" style:use-optimal-column-width="true"/>
    </style:style>
    <style:style style:name="ACOL-9" style:family="table-column">
      <style:table-column-properties style:column-width="39pt" style:use-optimal-column-width="true"/>
    </style:style>
    <style:style style:name="ACOL-10" style:family="table-column">
      <style:table-column-properties style:column-width="60pt" style:use-optimal-column-width="true"/>
    </style:style>
    <style:style style:name="ACOL-11" style:family="table-column">
      <style:table-column-properties style:column-width="62.25pt" style:use-optimal-column-width="true"/>
    </style:style>
    <style:style style:name="ACOL-12" style:family="table-column">
      <style:table-column-properties style:column-width="41.25pt" style:use-optimal-column-width="true"/>
    </style:style>
    <style:style style:name="ACOL-13" style:family="table-column">
      <style:table-column-properties style:column-width="69.75pt" style:use-optimal-column-width="true"/>
    </style:style>
    <style:style style:name="ACOL-14" style:family="table-column">
      <style:table-column-properties style:column-width="43.5pt" style:use-optimal-column-width="true"/>
    </style:style>
    <style:style style:name="ACOL-15" style:family="table-column">
      <style:table-column-properties style:column-width="140.25pt" style:use-optimal-column-width="true"/>
    </style:style>
    <style:style style:name="ACOL-16" style:family="table-column">
      <style:table-column-properties style:column-width="131.25pt" style:use-optimal-column-width="true"/>
    </style:style>
    <style:style style:name="ACOL-17" style:family="table-column">
      <style:table-column-properties style:column-width="135.75pt" style:use-optimal-column-width="true"/>
    </style:style>
    <style:style style:name="ACOL-18" style:family="table-column">
      <style:table-column-properties style:column-width="112.5pt" style:use-optimal-column-width="true"/>
    </style:style>
    <style:style style:name="ACOL-19" style:family="table-column">
      <style:table-column-properties style:column-width="144.75pt" style:use-optimal-column-width="true"/>
    </style:style>
    <style:style style:name="ACOL-20" style:family="table-column">
      <style:table-column-properties style:column-width="47.99pt" style:use-optimal-column-width="true"/>
    </style:style>
    <style:style style:name="ACOL-21" style:family="table-column">
      <style:table-column-properties style:column-width="110.25pt" style:use-optimal-column-width="false"/>
    </style:style>
    <style:style style:name="ACOL-22" style:family="table-column">
      <style:table-column-properties style:column-width="65.25pt" style:use-optimal-column-width="false"/>
    </style:style>
    <style:style style:name="ACOL-23" style:family="table-column">
      <style:table-column-properties style:column-width="75.74173228346456pt" style:use-optimal-column-width="true"/>
    </style:style>
    <style:style style:name="ACOL-24" style:family="table-column">
      <style:table-column-properties style:column-width="66.75590551181102pt" style:use-optimal-column-width="true"/>
    </style:style>
    <style:style style:name="ACOL-25" style:family="table-column">
      <style:table-column-properties style:column-width="75.00472440944881pt" style:use-optimal-column-width="true"/>
    </style:style>
    <style:style style:name="ACOL-26" style:family="table-column">
      <style:table-column-properties style:column-width="90.73700787401573pt" style:use-optimal-column-width="true"/>
    </style:style>
    <style:style style:name="ACOL-27" style:family="table-column">
      <style:table-column-properties style:column-width="47.99055118110236pt" style:use-optimal-column-width="true"/>
    </style:style>
    <style:style style:name="ACOL-28" style:family="table-column">
      <style:table-column-properties style:column-width="265.5pt" style:use-optimal-column-width="false"/>
    </style:style>
    <style:style style:name="ACOL-29" style:family="table-column">
      <style:table-column-properties style:column-width="59.24409448818898pt" style:use-optimal-column-width="true"/>
    </style:style>
    <style:style style:name="ACOL-30" style:family="table-column">
      <style:table-column-properties style:column-width="65.25354330708662pt" style:use-optimal-column-width="true"/>
    </style:style>
    <style:style style:name="ACOL-31" style:family="table-column">
      <style:table-column-properties style:column-width="104.25pt" style:use-optimal-column-width="false"/>
    </style:style>
    <style:style style:name="ACOL-32" style:family="table-column">
      <style:table-column-properties style:column-width="104.2pt" style:use-optimal-column-width="false"/>
    </style:style>
    <style:style style:name="ACOL-33" style:family="table-column">
      <style:table-column-properties style:column-width="7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.8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2"/>
        <table:table-column table:style-name="ACOL-1"/>
        <table:table-column table:style-name="ACOL-3"/>
        <table:table-column table:style-name="ACOL-0" table:number-columns-repeated="249"/>
        <table:table-row table:style-name="AROW-1">
          <table:table-cell table:style-name="Gnumeric-default" office:value-type="string">
            <text:p>Lab no.</text:p>
          </table:table-cell>
          <table:table-cell table:style-name="Gnumeric-default" office:value-type="string">
            <text:p>depth upper</text:p>
          </table:table-cell>
          <table:table-cell table:style-name="Gnumeric-default" office:value-type="string">
            <text:p>depth lower</text:p>
          </table:table-cell>
          <table:table-cell table:style-name="Gnumeric-default" office:value-type="string">
            <text:p>paleo elevation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KM-04 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63.961703526765916">
            <text:p>−63.96170352676592</text:p>
          </table:table-cell>
          <table:table-cell table:style-name="Gnumeric-default" office:value-type="float" office:value="8.2803038576699635">
            <text:p>8.28030385766996</text:p>
          </table:table-cell>
          <table:table-cell table:style-name="Gnumeric-default" table:formula="of:=AVERAGE([.B2:.C2])+[.D2]" office:value-type="float" office:value="-51.461703526765916">
            <text:p>−51.46170352676592</text:p>
          </table:table-cell>
          <table:table-cell table:style-name="Gnumeric-default" table:formula="of:=SQRT((AVERAGE([.B2:.C2])-[.B2])^2+[.E2]^2)" office:value-type="float" office:value="11.17199319617337">
            <text:p>11.1719931961734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DT-06 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66.142542616986077">
            <text:p>−66.1425426169861</text:p>
          </table:table-cell>
          <table:table-cell table:style-name="Gnumeric-default" office:value-type="float" office:value="9.1674679131525068">
            <text:p>9.16746791315251</text:p>
          </table:table-cell>
          <table:table-cell table:style-name="Gnumeric-default" table:formula="of:=AVERAGE([.B3:.C3])+[.D3]" office:value-type="float" office:value="-53.642542616986077">
            <text:p>−53.64254261698608</text:p>
          </table:table-cell>
          <table:table-cell table:style-name="Gnumeric-default" table:formula="of:=SQRT((AVERAGE([.B3:.C3])-[.B3])^2+[.E3]^2)" office:value-type="float" office:value="11.844512144393317">
            <text:p>11.8445121443933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AO351 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67.184933156018957">
            <text:p>−67.184933156019</text:p>
          </table:table-cell>
          <table:table-cell table:style-name="Gnumeric-default" office:value-type="float" office:value="10.579479890681824">
            <text:p>10.57947989068182</text:p>
          </table:table-cell>
          <table:table-cell table:style-name="Gnumeric-default" table:formula="of:=AVERAGE([.B4:.C4])+[.D4]" office:value-type="float" office:value="-54.684933156018957">
            <text:p>−54.68493315601896</text:p>
          </table:table-cell>
          <table:table-cell table:style-name="Gnumeric-default" table:formula="of:=SQRT((AVERAGE([.B4:.C4])-[.B4])^2+[.E4]^2)" office:value-type="float" office:value="12.968245631439169">
            <text:p>12.9682456314392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13 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88.898178936601994">
            <text:p>−88.898178936602</text:p>
          </table:table-cell>
          <table:table-cell table:style-name="Gnumeric-default" office:value-type="float" office:value="9.1382466929097745">
            <text:p>9.13824669290977</text:p>
          </table:table-cell>
          <table:table-cell table:style-name="Gnumeric-default" table:formula="of:=AVERAGE([.B5:.C5])+[.D5]" office:value-type="float" office:value="-76.398178936601994">
            <text:p>−76.398178936602</text:p>
          </table:table-cell>
          <table:table-cell table:style-name="Gnumeric-default" table:formula="of:=SQRT((AVERAGE([.B5:.C5])-[.B5])^2+[.E5]^2)" office:value-type="float" office:value="11.821909855030887">
            <text:p>11.8219098550309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21 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76.625637952995419">
            <text:p>−76.6256379529954</text:p>
          </table:table-cell>
          <table:table-cell table:style-name="Gnumeric-default" office:value-type="float" office:value="8.1619669148782634">
            <text:p>8.16196691487826</text:p>
          </table:table-cell>
          <table:table-cell table:style-name="Gnumeric-default" table:formula="of:=AVERAGE([.B6:.C6])+[.D6]" office:value-type="float" office:value="-64.125637952995419">
            <text:p>−64.12563795299542</text:p>
          </table:table-cell>
          <table:table-cell table:style-name="Gnumeric-default" table:formula="of:=SQRT((AVERAGE([.B6:.C6])-[.B6])^2+[.E6]^2)" office:value-type="float" office:value="11.084570533835192">
            <text:p>11.0845705338352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03 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87.148178936601965">
            <text:p>−87.148178936602</text:p>
          </table:table-cell>
          <table:table-cell table:style-name="Gnumeric-default" office:value-type="float" office:value="7.9351544411941575">
            <text:p>7.935154441194157</text:p>
          </table:table-cell>
          <table:table-cell table:style-name="Gnumeric-default" table:formula="of:=AVERAGE([.B7:.C7])+[.D7]" office:value-type="float" office:value="-74.648178936601965">
            <text:p>−74.64817893660197</text:p>
          </table:table-cell>
          <table:table-cell table:style-name="Gnumeric-default" table:formula="of:=SQRT((AVERAGE([.B7:.C7])-[.B7])^2+[.E7]^2)" office:value-type="float" office:value="10.918638926423172">
            <text:p>10.9186389264232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23 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-89.094900248077408">
            <text:p>−89.0949002480774</text:p>
          </table:table-cell>
          <table:table-cell table:style-name="Gnumeric-default" office:value-type="float" office:value="8.0337685601872408">
            <text:p>8.03376856018724</text:p>
          </table:table-cell>
          <table:table-cell table:style-name="Gnumeric-default" table:formula="of:=AVERAGE([.B8:.C8])+[.D8]" office:value-type="float" office:value="-86.594900248077408">
            <text:p>−86.59490024807741</text:p>
          </table:table-cell>
          <table:table-cell table:style-name="Gnumeric-default" table:formula="of:=SQRT((AVERAGE([.B8:.C8])-[.B8])^2+[.E8]^2)" office:value-type="float" office:value="8.413764750612712">
            <text:p>8.41376475061271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06 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93.582220676370127">
            <text:p>−93.5822206763701</text:p>
          </table:table-cell>
          <table:table-cell table:style-name="Gnumeric-default" office:value-type="float" office:value="8.4552531650188598">
            <text:p>8.45525316501886</text:p>
          </table:table-cell>
          <table:table-cell table:style-name="Gnumeric-default" table:formula="of:=AVERAGE([.B9:.C9])+[.D9]" office:value-type="float" office:value="-81.082220676370127">
            <text:p>−81.08222067637013</text:p>
          </table:table-cell>
          <table:table-cell table:style-name="Gnumeric-default" table:formula="of:=SQRT((AVERAGE([.B9:.C9])-[.B9])^2+[.E9]^2)" office:value-type="float" office:value="11.302269952737877">
            <text:p>11.3022699527379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01 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98.728096969388872">
            <text:p>−98.7280969693889</text:p>
          </table:table-cell>
          <table:table-cell table:style-name="Gnumeric-default" office:value-type="float" office:value="7.7872332627045182">
            <text:p>7.78723326270452</text:p>
          </table:table-cell>
          <table:table-cell table:style-name="Gnumeric-default" table:formula="of:=AVERAGE([.B10:.C10])+[.D10]" office:value-type="float" office:value="-86.228096969388872">
            <text:p>−86.22809696938887</text:p>
          </table:table-cell>
          <table:table-cell table:style-name="Gnumeric-default" table:formula="of:=SQRT((AVERAGE([.B10:.C10])-[.B10])^2+[.E10]^2)" office:value-type="float" office:value="10.811614212862558">
            <text:p>10.8116142128626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05 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114.69697477473079">
            <text:p>−114.6969747747308</text:p>
          </table:table-cell>
          <table:table-cell table:style-name="Gnumeric-default" office:value-type="float" office:value="8.6130357554077932">
            <text:p>8.61303575540779</text:p>
          </table:table-cell>
          <table:table-cell table:style-name="Gnumeric-default" table:formula="of:=AVERAGE([.B11:.C11])+[.D11]" office:value-type="float" office:value="-102.19697477473079">
            <text:p>−102.1969747747308</text:p>
          </table:table-cell>
          <table:table-cell table:style-name="Gnumeric-default" table:formula="of:=SQRT((AVERAGE([.B11:.C11])-[.B11])^2+[.E11]^2)" office:value-type="float" office:value="11.420787403849749">
            <text:p>11.4207874038497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02 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116.46990024807738">
            <text:p>−116.4699002480774</text:p>
          </table:table-cell>
          <table:table-cell table:style-name="Gnumeric-default" office:value-type="float" office:value="8.6353146860450352">
            <text:p>8.63531468604504</text:p>
          </table:table-cell>
          <table:table-cell table:style-name="Gnumeric-default" table:formula="of:=AVERAGE([.B12:.C12])+[.D12]" office:value-type="float" office:value="-103.96990024807738">
            <text:p>−103.9699002480774</text:p>
          </table:table-cell>
          <table:table-cell table:style-name="Gnumeric-default" table:formula="of:=SQRT((AVERAGE([.B12:.C12])-[.B12])^2+[.E12]^2)" office:value-type="float" office:value="11.437598512232587">
            <text:p>11.4375985122326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S-60 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-92.607579819784632">
            <text:p>−92.6075798197846</text:p>
          </table:table-cell>
          <table:table-cell table:style-name="Gnumeric-default" office:value-type="float" office:value="7.6122839553555934">
            <text:p>7.61228395535559</text:p>
          </table:table-cell>
          <table:table-cell table:style-name="Gnumeric-default" table:formula="of:=AVERAGE([.B13:.C13])+[.D13]" office:value-type="float" office:value="-90.107579819784632">
            <text:p>−90.10757981978463</text:p>
          </table:table-cell>
          <table:table-cell table:style-name="Gnumeric-default" table:formula="of:=SQRT((AVERAGE([.B13:.C13])-[.B13])^2+[.E13]^2)" office:value-type="float" office:value="8.0122947410192165">
            <text:p>8.01229474101922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15 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93.554301131260047">
            <text:p>−93.55430113126</text:p>
          </table:table-cell>
          <table:table-cell table:style-name="Gnumeric-default" office:value-type="float" office:value="7.7108980743486768">
            <text:p>7.71089807434868</text:p>
          </table:table-cell>
          <table:table-cell table:style-name="Gnumeric-default" table:formula="of:=AVERAGE([.B14:.C14])+[.D14]" office:value-type="float" office:value="-81.054301131260047">
            <text:p>−81.05430113126005</text:p>
          </table:table-cell>
          <table:table-cell table:style-name="Gnumeric-default" table:formula="of:=SQRT((AVERAGE([.B14:.C14])-[.B14])^2+[.E14]^2)" office:value-type="float" office:value="10.756762947699189">
            <text:p>10.7567629476992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18 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-110.81864539355513">
            <text:p>−110.8186453935551</text:p>
          </table:table-cell>
          <table:table-cell table:style-name="Gnumeric-default" office:value-type="float" office:value="8.3321670240050878">
            <text:p>8.33216702400509</text:p>
          </table:table-cell>
          <table:table-cell table:style-name="Gnumeric-default" table:formula="of:=AVERAGE([.B15:.C15])+[.D15]" office:value-type="float" office:value="-95.81864539355513">
            <text:p>−95.81864539355513</text:p>
          </table:table-cell>
          <table:table-cell table:style-name="Gnumeric-default" table:formula="of:=SQRT((AVERAGE([.B15:.C15])-[.B15])^2+[.E15]^2)" office:value-type="float" office:value="17.158817188720143">
            <text:p>17.1588171887201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S-56 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79.892415885358389">
            <text:p>−79.8924158853584</text:p>
          </table:table-cell>
          <table:table-cell table:style-name="Gnumeric-default" office:value-type="float" office:value="6.714895472518549">
            <text:p>6.71489547251855</text:p>
          </table:table-cell>
          <table:table-cell table:style-name="Gnumeric-default" table:formula="of:=AVERAGE([.B16:.C16])+[.D16]" office:value-type="float" office:value="-67.392415885358389">
            <text:p>−67.39241588535839</text:p>
          </table:table-cell>
          <table:table-cell table:style-name="Gnumeric-default" table:formula="of:=SQRT((AVERAGE([.B16:.C16])-[.B16])^2+[.E16]^2)" office:value-type="float" office:value="10.066768160976496">
            <text:p>10.0667681609765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S-58 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-82.077226604606636">
            <text:p>−82.0772266046066</text:p>
          </table:table-cell>
          <table:table-cell table:style-name="Gnumeric-default" office:value-type="float" office:value="6.5300847532703159">
            <text:p>6.53008475327032</text:p>
          </table:table-cell>
          <table:table-cell table:style-name="Gnumeric-default" table:formula="of:=AVERAGE([.B17:.C17])+[.D17]" office:value-type="float" office:value="-79.577226604606636">
            <text:p>−79.57722660460664</text:p>
          </table:table-cell>
          <table:table-cell table:style-name="Gnumeric-default" table:formula="of:=SQRT((AVERAGE([.B17:.C17])-[.B17])^2+[.E17]^2)" office:value-type="float" office:value="6.9922819511868539">
            <text:p>6.99228195118685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20 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-81.925971750084358">
            <text:p>−81.9259717500844</text:p>
          </table:table-cell>
          <table:table-cell table:style-name="Gnumeric-default" office:value-type="float" office:value="6.226937091230397">
            <text:p>6.2269370912304</text:p>
          </table:table-cell>
          <table:table-cell table:style-name="Gnumeric-default" table:formula="of:=AVERAGE([.B18:.C18])+[.D18]" office:value-type="float" office:value="-79.425971750084358">
            <text:p>−79.42597175008436</text:p>
          </table:table-cell>
          <table:table-cell table:style-name="Gnumeric-default" table:formula="of:=SQRT((AVERAGE([.B18:.C18])-[.B18])^2+[.E18]^2)" office:value-type="float" office:value="6.7100481025206431">
            <text:p>6.71004810252064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16 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-82.704660274674552">
            <text:p>−82.7046602746746</text:p>
          </table:table-cell>
          <table:table-cell table:style-name="Gnumeric-default" office:value-type="float" office:value="6.2663827388276161">
            <text:p>6.26638273882762</text:p>
          </table:table-cell>
          <table:table-cell table:style-name="Gnumeric-default" table:formula="of:=AVERAGE([.B19:.C19])+[.D19]" office:value-type="float" office:value="-80.204660274674552">
            <text:p>−80.20466027467455</text:p>
          </table:table-cell>
          <table:table-cell table:style-name="Gnumeric-default" table:formula="of:=SQRT((AVERAGE([.B19:.C19])-[.B19])^2+[.E19]^2)" office:value-type="float" office:value="6.7466697436199361">
            <text:p>6.74666974361994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19 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100.46515963956926">
            <text:p>−100.4651596395693</text:p>
          </table:table-cell>
          <table:table-cell table:style-name="Gnumeric-default" office:value-type="float" office:value="9.2091066521331584">
            <text:p>9.20910665213316</text:p>
          </table:table-cell>
          <table:table-cell table:style-name="Gnumeric-default" table:formula="of:=AVERAGE([.B20:.C20])+[.D20]" office:value-type="float" office:value="-87.965159639569265">
            <text:p>−87.96515963956926</text:p>
          </table:table-cell>
          <table:table-cell table:style-name="Gnumeric-default" table:formula="of:=SQRT((AVERAGE([.B20:.C20])-[.B20])^2+[.E20]^2)" office:value-type="float" office:value="11.876769145283712">
            <text:p>11.8767691452837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17 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-87.775997096409895">
            <text:p>−87.7759970964099</text:p>
          </table:table-cell>
          <table:table-cell table:style-name="Gnumeric-default" office:value-type="float" office:value="6.7174515793571885">
            <text:p>6.717451579357189</text:p>
          </table:table-cell>
          <table:table-cell table:style-name="Gnumeric-default" table:formula="of:=AVERAGE([.B21:.C21])+[.D21]" office:value-type="float" office:value="-85.275997096409895">
            <text:p>−85.2759970964099</text:p>
          </table:table-cell>
          <table:table-cell table:style-name="Gnumeric-default" table:formula="of:=SQRT((AVERAGE([.B21:.C21])-[.B21])^2+[.E21]^2)" office:value-type="float" office:value="7.1675766979508762">
            <text:p>7.16757669795088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14 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-86.299818280864272">
            <text:p>−86.2998182808643</text:p>
          </table:table-cell>
          <table:table-cell table:style-name="Gnumeric-default" office:value-type="float" office:value="7.2843012558398073">
            <text:p>7.28430125583981</text:p>
          </table:table-cell>
          <table:table-cell table:style-name="Gnumeric-default" table:formula="of:=AVERAGE([.B22:.C22])+[.D22]" office:value-type="float" office:value="-83.799818280864272">
            <text:p>−83.79981828086427</text:p>
          </table:table-cell>
          <table:table-cell table:style-name="Gnumeric-default" table:formula="of:=SQRT((AVERAGE([.B22:.C22])-[.B22])^2+[.E22]^2)" office:value-type="float" office:value="7.7013664232932975">
            <text:p>7.7013664232933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27 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-87.06864539355513">
            <text:p>−87.0686453935551</text:p>
          </table:table-cell>
          <table:table-cell table:style-name="Gnumeric-default" office:value-type="float" office:value="7.1290747722894849">
            <text:p>7.12907477228948</text:p>
          </table:table-cell>
          <table:table-cell table:style-name="Gnumeric-default" table:formula="of:=AVERAGE([.B23:.C23])+[.D23]" office:value-type="float" office:value="-84.56864539355513">
            <text:p>−84.56864539355513</text:p>
          </table:table-cell>
          <table:table-cell table:style-name="Gnumeric-default" table:formula="of:=SQRT((AVERAGE([.B23:.C23])-[.B23])^2+[.E23]^2)" office:value-type="float" office:value="7.5547142307895658">
            <text:p>7.55471423078957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26 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-92.935448672243638">
            <text:p>−92.9354486722436</text:p>
          </table:table-cell>
          <table:table-cell table:style-name="Gnumeric-default" office:value-type="float" office:value="7.3756100697722076">
            <text:p>7.37561006977221</text:p>
          </table:table-cell>
          <table:table-cell table:style-name="Gnumeric-default" table:formula="of:=AVERAGE([.B24:.C24])+[.D24]" office:value-type="float" office:value="-80.435448672243638">
            <text:p>−80.43544867224364</text:p>
          </table:table-cell>
          <table:table-cell table:style-name="Gnumeric-default" table:formula="of:=SQRT((AVERAGE([.B24:.C24])-[.B24])^2+[.E24]^2)" office:value-type="float" office:value="10.519012496490589">
            <text:p>10.5190124964906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25 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-83.316211723487214">
            <text:p>−83.3162117234872</text:p>
          </table:table-cell>
          <table:table-cell table:style-name="Gnumeric-default" office:value-type="float" office:value="7.9943229125900075">
            <text:p>7.994322912590007</text:p>
          </table:table-cell>
          <table:table-cell table:style-name="Gnumeric-default" table:formula="of:=AVERAGE([.B25:.C25])+[.D25]" office:value-type="float" office:value="-80.816211723487214">
            <text:p>−80.81621172348721</text:p>
          </table:table-cell>
          <table:table-cell table:style-name="Gnumeric-default" table:formula="of:=SQRT((AVERAGE([.B25:.C25])-[.B25])^2+[.E25]^2)" office:value-type="float" office:value="8.37610881201776">
            <text:p>8.37610881201776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24 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-62.535600750196878">
            <text:p>−62.5356007501969</text:p>
          </table:table-cell>
          <table:table-cell table:style-name="Gnumeric-default" office:value-type="float" office:value="7.9125124951017227">
            <text:p>7.91251249510172</text:p>
          </table:table-cell>
          <table:table-cell table:style-name="Gnumeric-default" table:formula="of:=AVERAGE([.B26:.C26])+[.D26]" office:value-type="float" office:value="-60.035600750196878">
            <text:p>−60.03560075019688</text:p>
          </table:table-cell>
          <table:table-cell table:style-name="Gnumeric-default" table:formula="of:=SQRT((AVERAGE([.B26:.C26])-[.B26])^2+[.E26]^2)" office:value-type="float" office:value="8.2980632671208827">
            <text:p>8.29806326712088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09 </text:p>
          </table:table-cell>
          <table:table-cell table:number-columns-repeated="2" table:style-name="Gnumeric-default"/>
          <table:table-cell table:style-name="Gnumeric-default" office:value-type="float" office:value="-724.2191549236577">
            <text:p>−724.219154923658</text:p>
          </table:table-cell>
          <table:table-cell table:style-name="Gnumeric-default" office:value-type="float" office:value="116.22974474732564">
            <text:p>116.2297447473256</text:p>
          </table:table-cell>
          <table:table-cell table:style-name="Gnumeric-default" table:formula="of:=AVERAGE([.B27:.C27])+[.D27]" office:value-type="string" office:string-value="#DIV/0!">
            <text:p>#DIV/0!</text:p>
          </table:table-cell>
          <table:table-cell table:style-name="Gnumeric-default" table:formula="of:=SQRT((AVERAGE([.B27:.C27])-[.B27])^2+[.E27]^2)" office:value-type="string" office:string-value="#DIV/0!">
            <text:p>#DIV/0!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11 </text:p>
          </table:table-cell>
          <table:table-cell table:number-columns-repeated="2" table:style-name="Gnumeric-default"/>
          <table:table-cell table:style-name="Gnumeric-default" office:value-type="float" office:value="-901.92077370596189">
            <text:p>−901.920773705962</text:p>
          </table:table-cell>
          <table:table-cell table:style-name="Gnumeric-default" office:value-type="float" office:value="288.23514914466523">
            <text:p>288.2351491446652</text:p>
          </table:table-cell>
          <table:table-cell table:style-name="Gnumeric-default" table:formula="of:=AVERAGE([.B28:.C28])+[.D28]" office:value-type="string" office:string-value="#DIV/0!">
            <text:p>#DIV/0!</text:p>
          </table:table-cell>
          <table:table-cell table:style-name="Gnumeric-default" table:formula="of:=SQRT((AVERAGE([.B28:.C28])-[.B28])^2+[.E28]^2)" office:value-type="string" office:string-value="#DIV/0!">
            <text:p>#DIV/0!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08 </text:p>
          </table:table-cell>
          <table:table-cell table:number-columns-repeated="2" table:style-name="Gnumeric-default"/>
          <table:table-cell table:style-name="Gnumeric-default" gnm:error-value="#VALUE!" table:formula="of:=#VALUE!" office:value-type="string" office:string-value="#VALUE!">
            <text:p>#VALUE!</text:p>
          </table:table-cell>
          <table:table-cell table:style-name="Gnumeric-default" gnm:error-value="#VALUE!" table:formula="of:=#VALUE!" office:value-type="string" office:string-value="#VALUE!">
            <text:p>#VALUE!</text:p>
          </table:table-cell>
          <table:table-cell table:style-name="Gnumeric-default" table:formula="of:=AVERAGE([.B29:.C29])+[.D29]" office:value-type="string" office:string-value="#DIV/0!">
            <text:p>#DIV/0!</text:p>
          </table:table-cell>
          <table:table-cell table:style-name="Gnumeric-default" table:formula="of:=SQRT((AVERAGE([.B29:.C29])-[.B29])^2+[.E29]^2)" office:value-type="string" office:string-value="#DIV/0!">
            <text:p>#DIV/0!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>
            <text:p>KM-10 </text:p>
          </table:table-cell>
          <table:table-cell table:number-columns-repeated="2" table:style-name="Gnumeric-default"/>
          <table:table-cell table:style-name="Gnumeric-default" gnm:error-value="#VALUE!" table:formula="of:=#VALUE!" office:value-type="string" office:string-value="#VALUE!">
            <text:p>#VALUE!</text:p>
          </table:table-cell>
          <table:table-cell table:style-name="Gnumeric-default" gnm:error-value="#VALUE!" table:formula="of:=#VALUE!" office:value-type="string" office:string-value="#VALUE!">
            <text:p>#VALUE!</text:p>
          </table:table-cell>
          <table:table-cell table:style-name="Gnumeric-default" table:formula="of:=AVERAGE([.B30:.C30])+[.D30]" office:value-type="string" office:string-value="#DIV/0!">
            <text:p>#DIV/0!</text:p>
          </table:table-cell>
          <table:table-cell table:style-name="Gnumeric-default" table:formula="of:=SQRT((AVERAGE([.B30:.C30])-[.B30])^2+[.E30]^2)" office:value-type="string" office:string-value="#DIV/0!">
            <text:p>#DIV/0!</text:p>
          </table:table-cell>
          <table:table-cell table:number-columns-repeated="249" table:style-name="Gnumeric-default"/>
        </table:table-row>
        <table:table-row table:style-name="AROW-0" table:number-rows-repeated="65506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5" gnm:cursor-row="1">
          <gnm:selection gnm:start-col="5" gnm:start-row="1" gnm:end-col="5" gnm:end-row="1"/>
        </gnm:selections>
      </table:table>
      <table:table table:name="assemblage" table:style-name="ta-1" table:print="true">
        <office:forms form:automatic-focus="false" form:apply-design-mode="false">
          <form:form/>
        </office:forms>
        <table:table-column table:default-cell-style-name="ACE-1" table:style-name="ACOL-0" table:number-columns-repeated="3"/>
        <table:table-column table:default-cell-style-name="ACE-1" table:style-name="ACOL-5"/>
        <table:table-column table:default-cell-style-name="ACE-1" table:style-name="ACOL-0" table:number-columns-repeated="6"/>
        <table:table-column table:default-cell-style-name="ACE-1" table:style-name="ACOL-0" table:number-columns-repeated="246"/>
        <table:table-row table:style-name="AROW-1">
          <table:table-cell table:style-name="ACE-1" office:value-type="string">
            <text:p>Lab no.</text:p>
          </table:table-cell>
          <table:table-cell table:style-name="ACE-1" office:value-type="string">
            <text:p>Locality no.</text:p>
          </table:table-cell>
          <table:table-cell table:style-name="ACE-1" office:value-type="string">
            <text:p>Altitude (m)</text:p>
          </table:table-cell>
          <table:table-cell table:style-name="ACE-1" office:value-type="string">
            <text:p>Species</text:p>
          </table:table-cell>
          <table:table-cell table:style-name="ACE-1" office:value-type="string">
            <text:p>230Th/234U date (kyr)</text:p>
          </table:table-cell>
          <table:table-cell table:style-name="ACE-1" office:value-type="string">
            <text:p>uncertainty</text:p>
          </table:table-cell>
          <table:table-cell table:style-name="ACE-1" office:value-type="string">
            <text:p>in situ</text:p>
          </table:table-cell>
          <table:table-cell table:style-name="ACE-1" office:value-type="string">
            <text:p>Subunit</text:p>
          </table:table-cell>
          <table:table-cell table:number-columns-repeated="248" table:style-name="ACE-1"/>
        </table:table-row>
        <table:table-row table:style-name="AROW-1">
          <table:table-cell table:style-name="ACE-1" office:value-type="string">
            <text:p>KM-04 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Favia sp. <text:s text:c="12"/></text:p>
          </table:table-cell>
          <table:table-cell table:style-name="ACE-1" office:value-type="float" office:value="66.200000000000003">
            <text:p>66.2</text:p>
          </table:table-cell>
          <table:table-cell table:style-name="ACE-1" office:value-type="float" office:value="0.90000000000000002">
            <text:p>0.9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V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20">
            <text:p>20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DT-06 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Plesiastrea versipora </text:p>
          </table:table-cell>
          <table:table-cell table:style-name="ACE-1" office:value-type="float" office:value="67.299999999999997">
            <text:p>67.3</text:p>
          </table:table-cell>
          <table:table-cell table:style-name="ACE-1" office:value-type="float" office:value="1.3">
            <text:p>1.3</text:p>
          </table:table-cell>
          <table:table-cell table:style-name="ACE-1"/>
          <table:table-cell table:style-name="ACE-1" office:value-type="string">
            <text:p>V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20">
            <text:p>20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AO351 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Cyphastrea sp. <text:s text:c="7"/></text:p>
          </table:table-cell>
          <table:table-cell table:style-name="ACE-1" office:value-type="float" office:value="67.799999999999997">
            <text:p>67.8</text:p>
          </table:table-cell>
          <table:table-cell table:style-name="ACE-1" office:value-type="float" office:value="2">
            <text:p>2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V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20">
            <text:p>20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M-13 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57">
            <text:p>57</text:p>
          </table:table-cell>
          <table:table-cell table:style-name="ACE-1" office:value-type="string">
            <text:p>Favia speciosa <text:s text:c="7"/></text:p>
          </table:table-cell>
          <table:table-cell table:style-name="ACE-1" office:value-type="float" office:value="74.900000000000006">
            <text:p>74.9</text:p>
          </table:table-cell>
          <table:table-cell table:style-name="ACE-1" office:value-type="float" office:value="0.90000000000000002">
            <text:p>0.9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V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20">
            <text:p>20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M-21 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Favidae <text:s text:c="14"/></text:p>
          </table:table-cell>
          <table:table-cell table:style-name="ACE-1" office:value-type="float" office:value="65">
            <text:p>65</text:p>
          </table:table-cell>
          <table:table-cell table:style-name="ACE-1" office:value-type="float" office:value="0.90000000000000002">
            <text:p>0.9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V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20">
            <text:p>20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M-03 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Plesiastrea versipora </text:p>
          </table:table-cell>
          <table:table-cell table:style-name="ACE-1" office:value-type="float" office:value="62.700000000000003">
            <text:p>62.7</text:p>
          </table:table-cell>
          <table:table-cell table:style-name="ACE-1" office:value-type="float" office:value="0.90000000000000002">
            <text:p>0.9</text:p>
          </table:table-cell>
          <table:table-cell table:style-name="ACE-1"/>
          <table:table-cell table:style-name="ACE-1" office:value-type="string">
            <text:p>V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20">
            <text:p>20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M-23 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Acropora palifera <text:s text:c="4"/></text:p>
          </table:table-cell>
          <table:table-cell table:style-name="ACE-1" office:value-type="float" office:value="63.700000000000003">
            <text:p>63.7</text:p>
          </table:table-cell>
          <table:table-cell table:style-name="ACE-1" office:value-type="float" office:value="0.90000000000000002">
            <text:p>0.9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IV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">
            <text:p>5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M-06 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Plesiastrea versipora </text:p>
          </table:table-cell>
          <table:table-cell table:style-name="ACE-1" office:value-type="float" office:value="66">
            <text:p>66</text:p>
          </table:table-cell>
          <table:table-cell table:style-name="ACE-1" office:value-type="float" office:value="1">
            <text:p>1</text:p>
          </table:table-cell>
          <table:table-cell table:style-name="ACE-1"/>
          <table:table-cell table:style-name="ACE-1" office:value-type="string">
            <text:p>V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20">
            <text:p>20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M-01 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0.5">
            <text:p>20.5</text:p>
          </table:table-cell>
          <table:table-cell table:style-name="ACE-1" office:value-type="string">
            <text:p>Montastorea curta <text:s text:c="4"/></text:p>
          </table:table-cell>
          <table:table-cell table:style-name="ACE-1" office:value-type="float" office:value="61.200000000000003">
            <text:p>61.2</text:p>
          </table:table-cell>
          <table:table-cell table:style-name="ACE-1" office:value-type="float" office:value="0.90000000000000002">
            <text:p>0.9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V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20">
            <text:p>20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M-05 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7">
            <text:p>17</text:p>
          </table:table-cell>
          <table:table-cell table:style-name="ACE-1" office:value-type="string">
            <text:p>Favia sp. <text:s text:c="12"/></text:p>
          </table:table-cell>
          <table:table-cell table:style-name="ACE-1" office:value-type="float" office:value="67.599999999999994">
            <text:p>67.6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V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20">
            <text:p>20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M-02 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19.5">
            <text:p>19.5</text:p>
          </table:table-cell>
          <table:table-cell table:style-name="ACE-1" office:value-type="string">
            <text:p>Favites sp. <text:s text:c="10"/></text:p>
          </table:table-cell>
          <table:table-cell table:style-name="ACE-1" office:value-type="float" office:value="69.799999999999997">
            <text:p>69.8</text:p>
          </table:table-cell>
          <table:table-cell table:style-name="ACE-1" office:value-type="float" office:value="0.90000000000000002">
            <text:p>0.9</text:p>
          </table:table-cell>
          <table:table-cell table:style-name="ACE-1"/>
          <table:table-cell table:style-name="ACE-1" office:value-type="string">
            <text:p>V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20">
            <text:p>20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S-60 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27">
            <text:p>27</text:p>
          </table:table-cell>
          <table:table-cell table:style-name="ACE-1" office:value-type="string">
            <text:p>Oulophyllia crispa <text:s text:c="3"/></text:p>
          </table:table-cell>
          <table:table-cell table:style-name="ACE-1" office:value-type="float" office:value="61.399999999999999">
            <text:p>61.4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IV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">
            <text:p>5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M-15 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28">
            <text:p>28</text:p>
          </table:table-cell>
          <table:table-cell table:style-name="ACE-1" office:value-type="string">
            <text:p>Goniastrea sp. <text:s text:c="7"/></text:p>
          </table:table-cell>
          <table:table-cell table:style-name="ACE-1" office:value-type="float" office:value="62.399999999999999">
            <text:p>62.4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V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20">
            <text:p>20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M-18 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23">
            <text:p>23</text:p>
          </table:table-cell>
          <table:table-cell table:style-name="ACE-1" office:value-type="string">
            <text:p>Platygyra sp. <text:s text:c="8"/></text:p>
          </table:table-cell>
          <table:table-cell table:style-name="ACE-1" office:value-type="float" office:value="68.700000000000003">
            <text:p>68.7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I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0">
            <text:p>30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S-56 </text:p>
          </table:table-cell>
          <table:table-cell table:style-name="ACE-1" office:value-type="float" office:value="8">
            <text:p>8</text:p>
          </table:table-cell>
          <table:table-cell table:style-name="ACE-1" office:value-type="float" office:value="22">
            <text:p>22</text:p>
          </table:table-cell>
          <table:table-cell table:style-name="ACE-1" office:value-type="string">
            <text:p>Oulophyllia crispa <text:s text:c="3"/></text:p>
          </table:table-cell>
          <table:table-cell table:style-name="ACE-1" office:value-type="float" office:value="52.299999999999997">
            <text:p>52.3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V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20">
            <text:p>20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S-58 </text:p>
          </table:table-cell>
          <table:table-cell table:style-name="ACE-1" office:value-type="float" office:value="8">
            <text:p>8</text:p>
          </table:table-cell>
          <table:table-cell table:style-name="ACE-1" office:value-type="float" office:value="20">
            <text:p>20</text:p>
          </table:table-cell>
          <table:table-cell table:style-name="ACE-1" office:value-type="string">
            <text:p>Acropora sp. <text:s text:c="9"/></text:p>
          </table:table-cell>
          <table:table-cell table:style-name="ACE-1" office:value-type="float" office:value="52.399999999999999">
            <text:p>52.4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IV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">
            <text:p>5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M-20 </text:p>
          </table:table-cell>
          <table:table-cell table:style-name="ACE-1" office:value-type="float" office:value="9">
            <text:p>9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Acropora palifera <text:s text:c="4"/></text:p>
          </table:table-cell>
          <table:table-cell table:style-name="ACE-1" office:value-type="float" office:value="51.299999999999997">
            <text:p>51.3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IV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">
            <text:p>5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M-16 </text:p>
          </table:table-cell>
          <table:table-cell table:style-name="ACE-1" office:value-type="float" office:value="9">
            <text:p>9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Acropora palifera <text:s text:c="4"/></text:p>
          </table:table-cell>
          <table:table-cell table:style-name="ACE-1" office:value-type="float" office:value="51.700000000000003">
            <text:p>51.7</text:p>
          </table:table-cell>
          <table:table-cell table:style-name="ACE-1" office:value-type="float" office:value="0.59999999999999998">
            <text:p>0.6</text:p>
          </table:table-cell>
          <table:table-cell table:style-name="ACE-1"/>
          <table:table-cell table:style-name="ACE-1" office:value-type="string">
            <text:p>IV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">
            <text:p>5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M-19 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20">
            <text:p>20</text:p>
          </table:table-cell>
          <table:table-cell table:style-name="ACE-1" office:value-type="string">
            <text:p>Favia pallida <text:s text:c="8"/></text:p>
          </table:table-cell>
          <table:table-cell table:style-name="ACE-1" office:value-type="float" office:value="61.799999999999997">
            <text:p>61.8</text:p>
          </table:table-cell>
          <table:table-cell table:style-name="ACE-1" office:value-type="float" office:value="1.6000000000000001">
            <text:p>1.6</text:p>
          </table:table-cell>
          <table:table-cell table:style-name="ACE-1" office:value-type="string">
            <text:p>no</text:p>
          </table:table-cell>
          <table:table-cell table:style-name="ACE-1" office:value-type="string">
            <text:p>V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20">
            <text:p>20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M-17 </text:p>
          </table:table-cell>
          <table:table-cell table:style-name="ACE-1" office:value-type="float" office:value="11">
            <text:p>11</text:p>
          </table:table-cell>
          <table:table-cell table:style-name="ACE-1" office:value-type="float" office:value="18">
            <text:p>18</text:p>
          </table:table-cell>
          <table:table-cell table:style-name="ACE-1" office:value-type="string">
            <text:p>Acropora palifera <text:s text:c="4"/></text:p>
          </table:table-cell>
          <table:table-cell table:style-name="ACE-1" office:value-type="float" office:value="54.299999999999997">
            <text:p>54.3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IV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">
            <text:p>5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M-14 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23">
            <text:p>23</text:p>
          </table:table-cell>
          <table:table-cell table:style-name="ACE-1" office:value-type="string">
            <text:p>Goniastrea sp. <text:s text:c="7"/></text:p>
          </table:table-cell>
          <table:table-cell table:style-name="ACE-1" office:value-type="float" office:value="56.100000000000001">
            <text:p>56.1</text:p>
          </table:table-cell>
          <table:table-cell table:style-name="ACE-1" office:value-type="float" office:value="0.90000000000000002">
            <text:p>0.9</text:p>
          </table:table-cell>
          <table:table-cell table:style-name="ACE-1"/>
          <table:table-cell table:style-name="ACE-1" office:value-type="string">
            <text:p>IV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">
            <text:p>5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M-27 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23">
            <text:p>23</text:p>
          </table:table-cell>
          <table:table-cell table:style-name="ACE-1" office:value-type="string">
            <text:p>Caurastrea sp. <text:s text:c="7"/></text:p>
          </table:table-cell>
          <table:table-cell table:style-name="ACE-1" office:value-type="float" office:value="56.5">
            <text:p>56.5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IV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">
            <text:p>5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M-26 </text:p>
          </table:table-cell>
          <table:table-cell table:style-name="ACE-1" office:value-type="float" office:value="12">
            <text:p>12</text:p>
          </table:table-cell>
          <table:table-cell table:style-name="ACE-1" office:value-type="float" office:value="22">
            <text:p>22</text:p>
          </table:table-cell>
          <table:table-cell table:style-name="ACE-1" office:value-type="string">
            <text:p>Plesiastrea versipora </text:p>
          </table:table-cell>
          <table:table-cell table:style-name="ACE-1" office:value-type="float" office:value="59">
            <text:p>59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V</text:p>
          </table:table-cell>
          <table:table-cell table:style-name="ACE-1" office:value-type="float" office:value="5">
            <text:p>5</text:p>
          </table:table-cell>
          <table:table-cell table:style-name="ACE-1" office:value-type="float" office:value="20">
            <text:p>20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M-25 </text:p>
          </table:table-cell>
          <table:table-cell table:style-name="ACE-1" office:value-type="float" office:value="13">
            <text:p>13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Acropora palifera <text:s text:c="4"/></text:p>
          </table:table-cell>
          <table:table-cell table:style-name="ACE-1" office:value-type="float" office:value="63.299999999999997">
            <text:p>63.3</text:p>
          </table:table-cell>
          <table:table-cell table:style-name="ACE-1" office:value-type="float" office:value="0.90000000000000002">
            <text:p>0.9</text:p>
          </table:table-cell>
          <table:table-cell table:style-name="ACE-1"/>
          <table:table-cell table:style-name="ACE-1" office:value-type="string">
            <text:p>IV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">
            <text:p>5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M-24 </text:p>
          </table:table-cell>
          <table:table-cell table:style-name="ACE-1" office:value-type="float" office:value="14">
            <text:p>14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Alveopora sp. <text:s text:c="8"/></text:p>
          </table:table-cell>
          <table:table-cell table:style-name="ACE-1" office:value-type="float" office:value="52.600000000000001">
            <text:p>52.6</text:p>
          </table:table-cell>
          <table:table-cell table:style-name="ACE-1" office:value-type="float" office:value="1.3999999999999999">
            <text:p>1.4</text:p>
          </table:table-cell>
          <table:table-cell table:style-name="ACE-1"/>
          <table:table-cell table:style-name="ACE-1" office:value-type="string">
            <text:p>IV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5">
            <text:p>5</text:p>
          </table:table-cell>
          <table:table-cell table:number-columns-repeated="246" table:style-name="ACE-1"/>
        </table:table-row>
        <table:table-row table:style-name="AROW-1">
          <table:table-cell table:style-name="ACE-1" office:value-type="string">
            <text:p>KM-09 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Acropora gemmifera <text:s text:c="3"/></text:p>
          </table:table-cell>
          <table:table-cell table:style-name="ACE-1" office:value-type="float" office:value="389">
            <text:p>389</text:p>
          </table:table-cell>
          <table:table-cell table:style-name="ACE-1" office:value-type="float" office:value="40">
            <text:p>40</text:p>
          </table:table-cell>
          <table:table-cell table:number-columns-repeated="250" table:style-name="ACE-1"/>
        </table:table-row>
        <table:table-row table:style-name="AROW-1">
          <table:table-cell table:style-name="ACE-1" office:value-type="string">
            <text:p>KM-11 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Acropora palifera <text:s text:c="4"/></text:p>
          </table:table-cell>
          <table:table-cell table:style-name="ACE-1" office:value-type="float" office:value="475">
            <text:p>475</text:p>
          </table:table-cell>
          <table:table-cell table:style-name="ACE-1" office:value-type="float" office:value="124">
            <text:p>124</text:p>
          </table:table-cell>
          <table:table-cell table:number-columns-repeated="250" table:style-name="ACE-1"/>
        </table:table-row>
        <table:table-row table:style-name="AROW-1">
          <table:table-cell table:style-name="ACE-1" office:value-type="string">
            <text:p>KM-08 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37">
            <text:p>37</text:p>
          </table:table-cell>
          <table:table-cell table:style-name="ACE-1" office:value-type="string">
            <text:p>Acropora gemmifera <text:s text:c="3"/></text:p>
          </table:table-cell>
          <table:table-cell table:style-name="ACE-1" office:value-type="string">
            <text:p><text:s text:c="6"/></text:p>
          </table:table-cell>
          <table:table-cell table:style-name="ACE-1" office:value-type="string">
            <text:p><text:s text:c="3"/></text:p>
          </table:table-cell>
          <table:table-cell table:number-columns-repeated="250" table:style-name="ACE-1"/>
        </table:table-row>
        <table:table-row table:style-name="AROW-1">
          <table:table-cell table:style-name="ACE-1" office:value-type="string">
            <text:p>KM-10 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Acropora palifera <text:s text:c="4"/></text:p>
          </table:table-cell>
          <table:table-cell table:style-name="ACE-1" office:value-type="string">
            <text:p><text:s text:c="6"/></text:p>
          </table:table-cell>
          <table:table-cell table:style-name="ACE-1" office:value-type="string">
            <text:p><text:s text:c="3"/></text:p>
          </table:table-cell>
          <table:table-cell table:number-columns-repeated="250" table:style-name="ACE-1"/>
        </table:table-row>
        <table:table-row table:style-name="AROW-0" table:number-rows-repeated="65506">
          <table:table-cell table:number-columns-repeated="256"/>
        </table:table-row>
        <table:named-expressions>
          <table:named-expression table:name="Sheet_Title" table:expression="of:=&quot;assemblage&quot;" table:base-cell-address="$'assemblage'.$A$1"/>
          <table:named-expression table:name="Print_Area" table:expression="of:=#REF!" table:base-cell-address="$'assemblage'.$A$1"/>
        </table:named-expressions>
        <gnm:selections gnm:cursor-col="8" gnm:cursor-row="1">
          <gnm:selection gnm:start-col="8" gnm:start-row="1" gnm:end-col="9" gnm:end-row="29"/>
        </gnm:selections>
      </table:table>
      <table:table table:name="tectonic_correction" table:style-name="ta-2" table:print="true">
        <office:forms form:automatic-focus="false" form:apply-design-mode="false">
          <form:form/>
        </office:forms>
        <table:table-column table:default-cell-style-name="ACE-2" table:style-name="ACOL-0" table:number-columns-repeated="10"/>
        <table:table-column table:default-cell-style-name="ACE-2" table:style-name="ACOL-6"/>
        <table:table-column table:default-cell-style-name="ACE-2" table:style-name="ACOL-2"/>
        <table:table-column table:default-cell-style-name="ACE-2" table:style-name="ACOL-6"/>
        <table:table-column table:default-cell-style-name="ACE-2" table:style-name="ACOL-0"/>
        <table:table-column table:default-cell-style-name="ACE-2" table:style-name="ACOL-6"/>
        <table:table-column table:default-cell-style-name="ACE-2" table:style-name="ACOL-7"/>
        <table:table-column table:default-cell-style-name="ACE-2" table:style-name="ACOL-8"/>
        <table:table-column table:default-cell-style-name="ACE-2" table:style-name="ACOL-7"/>
        <table:table-column table:default-cell-style-name="ACE-2" table:style-name="ACOL-1"/>
        <table:table-column table:default-cell-style-name="ACE-2" table:style-name="ACOL-3"/>
        <table:table-column table:default-cell-style-name="ACE-2" table:style-name="ACOL-0" table:number-columns-repeated="236"/>
        <table:table-row table:style-name="AROW-1">
          <table:table-cell table:style-name="ACE-2" office:value-type="string">
            <text:p>Lab no.</text:p>
          </table:table-cell>
          <table:table-cell table:style-name="ACE-2" office:value-type="string">
            <text:p>Altitude (m)</text:p>
          </table:table-cell>
          <table:table-cell table:style-name="ACE-2" office:value-type="string">
            <text:p>230Th/234U date (kyr)</text:p>
          </table:table-cell>
          <table:table-cell table:style-name="ACE-2" office:value-type="string">
            <text:p>uncertainty</text:p>
          </table:table-cell>
          <table:table-cell table:style-name="ACE-2" office:value-type="string">
            <text:p>MIS 5e (from Tam and Yokoyama)</text:p>
          </table:table-cell>
          <table:table-cell table:style-name="ACE-2"/>
          <table:table-cell table:style-name="ACE-2" office:value-type="string">
            <text:p>eustatic estimate</text:p>
          </table:table-cell>
          <table:table-cell table:style-name="ACE-2"/>
          <table:table-cell table:style-name="ACE-2" office:value-type="string">
            <text:p>maximum time</text:p>
          </table:table-cell>
          <table:table-cell table:number-columns-repeated="247" table:style-name="ACE-2"/>
        </table:table-row>
        <table:table-row table:style-name="AROW-1">
          <table:table-cell table:style-name="ACE-2" office:value-type="string">
            <text:p>KM-04 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66.200000000000003">
            <text:p>66.2</text:p>
          </table:table-cell>
          <table:table-cell table:style-name="ACE-2" office:value-type="float" office:value="0.90000000000000002">
            <text:p>0.9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2]^2+[.H2]^2)/([.E2]-[.G2])" office:value-type="float" office:value="0.029772917102591476">
            <text:p>0.0297729171025915</text:p>
          </table:table-cell>
          <table:table-cell table:style-name="ACE-2" table:formula="of:=[.J2]/[.I2]" office:value-type="float" office:value="0.040983606557377046">
            <text:p>0.040983606557377</text:p>
          </table:table-cell>
          <table:table-cell table:style-name="ACE-2" table:formula="of:=SQRT([.K2]^2+[.L2]^2)" office:value-type="float" office:value="0.050656515861709862">
            <text:p>0.0506565158617099</text:p>
          </table:table-cell>
          <table:table-cell table:style-name="ACE-2" table:formula="of:=([.E2]-[.G2])/[.I2]" office:value-type="float" office:value="1.9467213114754098">
            <text:p>1.94672</text:p>
          </table:table-cell>
          <table:table-cell table:style-name="ACE-2" table:formula="of:=[.N2]*[.M2]" office:value-type="float" office:value="0.098614118993082728">
            <text:p>0.0986141189930827</text:p>
          </table:table-cell>
          <table:table-cell table:style-name="ACE-2" table:formula="of:=[.B2]-[.C2]*[.N2]" office:value-type="float" office:value="-63.872950819672127">
            <text:p>−63.8729508196721</text:p>
          </table:table-cell>
          <table:table-cell table:style-name="ACE-2" table:formula="of:=[.B2]-([.C2]-[.D2])*([.N2]-[.O2])" office:value-type="float" office:value="-55.681399669095953">
            <text:p>−55.681399669096</text:p>
          </table:table-cell>
          <table:table-cell table:style-name="ACE-2" table:formula="of:=[.B2]-([.C2]+[.D2])*([.N2]+[.O2])" office:value-type="float" office:value="-72.24200738443588">
            <text:p>−72.2420073844359</text:p>
          </table:table-cell>
          <table:table-cell table:style-name="ACE-2" table:formula="of:=AVERAGE([.Q2:.R2])" office:value-type="float" office:value="-63.961703526765916">
            <text:p>−63.96170352676592</text:p>
          </table:table-cell>
          <table:table-cell table:style-name="ACE-2" table:formula="of:=[.S2]-[.R2]" office:value-type="float" office:value="8.2803038576699635">
            <text:p>8.28030385766996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DT-06 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67.299999999999997">
            <text:p>67.3</text:p>
          </table:table-cell>
          <table:table-cell table:style-name="ACE-2" office:value-type="float" office:value="1.3">
            <text:p>1.3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3]^2+[.H3]^2)/([.E3]-[.G3])" office:value-type="float" office:value="0.029772917102591476">
            <text:p>0.0297729171025915</text:p>
          </table:table-cell>
          <table:table-cell table:style-name="ACE-2" table:formula="of:=[.J3]/[.I3]" office:value-type="float" office:value="0.040983606557377046">
            <text:p>0.040983606557377</text:p>
          </table:table-cell>
          <table:table-cell table:style-name="ACE-2" table:formula="of:=SQRT([.K3]^2+[.L3]^2)" office:value-type="float" office:value="0.050656515861709862">
            <text:p>0.0506565158617099</text:p>
          </table:table-cell>
          <table:table-cell table:style-name="ACE-2" table:formula="of:=([.E3]-[.G3])/[.I3]" office:value-type="float" office:value="1.9467213114754098">
            <text:p>1.94672</text:p>
          </table:table-cell>
          <table:table-cell table:style-name="ACE-2" table:formula="of:=[.N3]*[.M3]" office:value-type="float" office:value="0.098614118993082728">
            <text:p>0.0986141189930827</text:p>
          </table:table-cell>
          <table:table-cell table:style-name="ACE-2" table:formula="of:=[.B3]-[.C3]*[.N3]" office:value-type="float" office:value="-66.014344262295083">
            <text:p>−66.0143442622951</text:p>
          </table:table-cell>
          <table:table-cell table:style-name="ACE-2" table:formula="of:=[.B3]-([.C3]-[.D3])*([.N3]-[.O3])" office:value-type="float" office:value="-56.975074703833585">
            <text:p>−56.975074703834</text:p>
          </table:table-cell>
          <table:table-cell table:style-name="ACE-2" table:formula="of:=[.B3]-([.C3]+[.D3])*([.N3]+[.O3])" office:value-type="float" office:value="-75.310010530138584">
            <text:p>−75.3100105301386</text:p>
          </table:table-cell>
          <table:table-cell table:style-name="ACE-2" table:formula="of:=AVERAGE([.Q3:.R3])" office:value-type="float" office:value="-66.142542616986077">
            <text:p>−66.14254261698608</text:p>
          </table:table-cell>
          <table:table-cell table:style-name="ACE-2" table:formula="of:=[.S3]-[.R3]" office:value-type="float" office:value="9.1674679131525068">
            <text:p>9.16746791315251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AO351 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67.799999999999997">
            <text:p>67.8</text:p>
          </table:table-cell>
          <table:table-cell table:style-name="ACE-2" office:value-type="float" office:value="2">
            <text:p>2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4]^2+[.H4]^2)/([.E4]-[.G4])" office:value-type="float" office:value="0.029772917102591476">
            <text:p>0.0297729171025915</text:p>
          </table:table-cell>
          <table:table-cell table:style-name="ACE-2" table:formula="of:=[.J4]/[.I4]" office:value-type="float" office:value="0.040983606557377046">
            <text:p>0.040983606557377</text:p>
          </table:table-cell>
          <table:table-cell table:style-name="ACE-2" table:formula="of:=SQRT([.K4]^2+[.L4]^2)" office:value-type="float" office:value="0.050656515861709862">
            <text:p>0.0506565158617099</text:p>
          </table:table-cell>
          <table:table-cell table:style-name="ACE-2" table:formula="of:=([.E4]-[.G4])/[.I4]" office:value-type="float" office:value="1.9467213114754098">
            <text:p>1.94672</text:p>
          </table:table-cell>
          <table:table-cell table:style-name="ACE-2" table:formula="of:=[.N4]*[.M4]" office:value-type="float" office:value="0.098614118993082728">
            <text:p>0.0986141189930827</text:p>
          </table:table-cell>
          <table:table-cell table:style-name="ACE-2" table:formula="of:=[.B4]-[.C4]*[.N4]" office:value-type="float" office:value="-66.98770491803279">
            <text:p>−66.9877049180328</text:p>
          </table:table-cell>
          <table:table-cell table:style-name="ACE-2" table:formula="of:=[.B4]-([.C4]-[.D4])*([.N4]-[.O4])" office:value-type="float" office:value="-56.605453265337118">
            <text:p>−56.605453265337</text:p>
          </table:table-cell>
          <table:table-cell table:style-name="ACE-2" table:formula="of:=[.B4]-([.C4]+[.D4])*([.N4]+[.O4])" office:value-type="float" office:value="-77.764413046700781">
            <text:p>−77.7644130467008</text:p>
          </table:table-cell>
          <table:table-cell table:style-name="ACE-2" table:formula="of:=AVERAGE([.Q4:.R4])" office:value-type="float" office:value="-67.184933156018957">
            <text:p>−67.18493315601896</text:p>
          </table:table-cell>
          <table:table-cell table:style-name="ACE-2" table:formula="of:=[.S4]-[.R4]" office:value-type="float" office:value="10.579479890681824">
            <text:p>10.5794798906818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13 </text:p>
          </table:table-cell>
          <table:table-cell table:style-name="ACE-2" office:value-type="float" office:value="57">
            <text:p>57</text:p>
          </table:table-cell>
          <table:table-cell table:style-name="ACE-2" office:value-type="float" office:value="74.900000000000006">
            <text:p>74.9</text:p>
          </table:table-cell>
          <table:table-cell table:style-name="ACE-2" office:value-type="float" office:value="0.90000000000000002">
            <text:p>0.9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5]^2+[.H5]^2)/([.E5]-[.G5])" office:value-type="float" office:value="0.029772917102591476">
            <text:p>0.0297729171025915</text:p>
          </table:table-cell>
          <table:table-cell table:style-name="ACE-2" table:formula="of:=[.J5]/[.I5]" office:value-type="float" office:value="0.040983606557377046">
            <text:p>0.040983606557377</text:p>
          </table:table-cell>
          <table:table-cell table:style-name="ACE-2" table:formula="of:=SQRT([.K5]^2+[.L5]^2)" office:value-type="float" office:value="0.050656515861709862">
            <text:p>0.0506565158617099</text:p>
          </table:table-cell>
          <table:table-cell table:style-name="ACE-2" table:formula="of:=([.E5]-[.G5])/[.I5]" office:value-type="float" office:value="1.9467213114754098">
            <text:p>1.94672</text:p>
          </table:table-cell>
          <table:table-cell table:style-name="ACE-2" table:formula="of:=[.N5]*[.M5]" office:value-type="float" office:value="0.098614118993082728">
            <text:p>0.0986141189930827</text:p>
          </table:table-cell>
          <table:table-cell table:style-name="ACE-2" table:formula="of:=[.B5]-[.C5]*[.N5]" office:value-type="float" office:value="-88.809426229508205">
            <text:p>−88.8094262295082</text:p>
          </table:table-cell>
          <table:table-cell table:style-name="ACE-2" table:formula="of:=[.B5]-([.C5]-[.D5])*([.N5]-[.O5])" office:value-type="float" office:value="-79.759932243692219">
            <text:p>−79.759932243692</text:p>
          </table:table-cell>
          <table:table-cell table:style-name="ACE-2" table:formula="of:=[.B5]-([.C5]+[.D5])*([.N5]+[.O5])" office:value-type="float" office:value="-98.036425629511768">
            <text:p>−98.0364256295118</text:p>
          </table:table-cell>
          <table:table-cell table:style-name="ACE-2" table:formula="of:=AVERAGE([.Q5:.R5])" office:value-type="float" office:value="-88.898178936601994">
            <text:p>−88.898178936602</text:p>
          </table:table-cell>
          <table:table-cell table:style-name="ACE-2" table:formula="of:=[.S5]-[.R5]" office:value-type="float" office:value="9.1382466929097745">
            <text:p>9.13824669290977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21 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65">
            <text:p>65</text:p>
          </table:table-cell>
          <table:table-cell table:style-name="ACE-2" office:value-type="float" office:value="0.90000000000000002">
            <text:p>0.9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6]^2+[.H6]^2)/([.E6]-[.G6])" office:value-type="float" office:value="0.029772917102591476">
            <text:p>0.0297729171025915</text:p>
          </table:table-cell>
          <table:table-cell table:style-name="ACE-2" table:formula="of:=[.J6]/[.I6]" office:value-type="float" office:value="0.040983606557377046">
            <text:p>0.040983606557377</text:p>
          </table:table-cell>
          <table:table-cell table:style-name="ACE-2" table:formula="of:=SQRT([.K6]^2+[.L6]^2)" office:value-type="float" office:value="0.050656515861709862">
            <text:p>0.0506565158617099</text:p>
          </table:table-cell>
          <table:table-cell table:style-name="ACE-2" table:formula="of:=([.E6]-[.G6])/[.I6]" office:value-type="float" office:value="1.9467213114754098">
            <text:p>1.94672</text:p>
          </table:table-cell>
          <table:table-cell table:style-name="ACE-2" table:formula="of:=[.N6]*[.M6]" office:value-type="float" office:value="0.098614118993082728">
            <text:p>0.0986141189930827</text:p>
          </table:table-cell>
          <table:table-cell table:style-name="ACE-2" table:formula="of:=[.B6]-[.C6]*[.N6]" office:value-type="float" office:value="-76.536885245901644">
            <text:p>−76.5368852459016</text:p>
          </table:table-cell>
          <table:table-cell table:style-name="ACE-2" table:formula="of:=[.B6]-([.C6]-[.D6])*([.N6]-[.O6])" office:value-type="float" office:value="-68.463671038117155">
            <text:p>−68.463671038117</text:p>
          </table:table-cell>
          <table:table-cell table:style-name="ACE-2" table:formula="of:=[.B6]-([.C6]+[.D6])*([.N6]+[.O6])" office:value-type="float" office:value="-84.787604867873682">
            <text:p>−84.7876048678737</text:p>
          </table:table-cell>
          <table:table-cell table:style-name="ACE-2" table:formula="of:=AVERAGE([.Q6:.R6])" office:value-type="float" office:value="-76.625637952995419">
            <text:p>−76.62563795299542</text:p>
          </table:table-cell>
          <table:table-cell table:style-name="ACE-2" table:formula="of:=[.S6]-[.R6]" office:value-type="float" office:value="8.1619669148782634">
            <text:p>8.16196691487826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03 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62.700000000000003">
            <text:p>62.7</text:p>
          </table:table-cell>
          <table:table-cell table:style-name="ACE-2" office:value-type="float" office:value="0.90000000000000002">
            <text:p>0.9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7]^2+[.H7]^2)/([.E7]-[.G7])" office:value-type="float" office:value="0.029772917102591476">
            <text:p>0.0297729171025915</text:p>
          </table:table-cell>
          <table:table-cell table:style-name="ACE-2" table:formula="of:=[.J7]/[.I7]" office:value-type="float" office:value="0.040983606557377046">
            <text:p>0.040983606557377</text:p>
          </table:table-cell>
          <table:table-cell table:style-name="ACE-2" table:formula="of:=SQRT([.K7]^2+[.L7]^2)" office:value-type="float" office:value="0.050656515861709862">
            <text:p>0.0506565158617099</text:p>
          </table:table-cell>
          <table:table-cell table:style-name="ACE-2" table:formula="of:=([.E7]-[.G7])/[.I7]" office:value-type="float" office:value="1.9467213114754098">
            <text:p>1.94672</text:p>
          </table:table-cell>
          <table:table-cell table:style-name="ACE-2" table:formula="of:=[.N7]*[.M7]" office:value-type="float" office:value="0.098614118993082728">
            <text:p>0.0986141189930827</text:p>
          </table:table-cell>
          <table:table-cell table:style-name="ACE-2" table:formula="of:=[.B7]-[.C7]*[.N7]" office:value-type="float" office:value="-87.059426229508205">
            <text:p>−87.0594262295082</text:p>
          </table:table-cell>
          <table:table-cell table:style-name="ACE-2" table:formula="of:=[.B7]-([.C7]-[.D7])*([.N7]-[.O7])" office:value-type="float" office:value="-79.213024495407822">
            <text:p>−79.213024495408</text:p>
          </table:table-cell>
          <table:table-cell table:style-name="ACE-2" table:formula="of:=[.B7]-([.C7]+[.D7])*([.N7]+[.O7])" office:value-type="float" office:value="-95.083333377796123">
            <text:p>−95.0833333777961</text:p>
          </table:table-cell>
          <table:table-cell table:style-name="ACE-2" table:formula="of:=AVERAGE([.Q7:.R7])" office:value-type="float" office:value="-87.148178936601965">
            <text:p>−87.14817893660197</text:p>
          </table:table-cell>
          <table:table-cell table:style-name="ACE-2" table:formula="of:=[.S7]-[.R7]" office:value-type="float" office:value="7.9351544411941575">
            <text:p>7.93515444119416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23 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63.700000000000003">
            <text:p>63.7</text:p>
          </table:table-cell>
          <table:table-cell table:style-name="ACE-2" office:value-type="float" office:value="0.90000000000000002">
            <text:p>0.9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8]^2+[.H8]^2)/([.E8]-[.G8])" office:value-type="float" office:value="0.029772917102591476">
            <text:p>0.0297729171025915</text:p>
          </table:table-cell>
          <table:table-cell table:style-name="ACE-2" table:formula="of:=[.J8]/[.I8]" office:value-type="float" office:value="0.040983606557377046">
            <text:p>0.040983606557377</text:p>
          </table:table-cell>
          <table:table-cell table:style-name="ACE-2" table:formula="of:=SQRT([.K8]^2+[.L8]^2)" office:value-type="float" office:value="0.050656515861709862">
            <text:p>0.0506565158617099</text:p>
          </table:table-cell>
          <table:table-cell table:style-name="ACE-2" table:formula="of:=([.E8]-[.G8])/[.I8]" office:value-type="float" office:value="1.9467213114754098">
            <text:p>1.94672</text:p>
          </table:table-cell>
          <table:table-cell table:style-name="ACE-2" table:formula="of:=[.N8]*[.M8]" office:value-type="float" office:value="0.098614118993082728">
            <text:p>0.0986141189930827</text:p>
          </table:table-cell>
          <table:table-cell table:style-name="ACE-2" table:formula="of:=[.B8]-[.C8]*[.N8]" office:value-type="float" office:value="-89.006147540983605">
            <text:p>−89.0061475409836</text:p>
          </table:table-cell>
          <table:table-cell table:style-name="ACE-2" table:formula="of:=[.B8]-([.C8]-[.D8])*([.N8]-[.O8])" office:value-type="float" office:value="-81.061131687890153">
            <text:p>−81.06113168789</text:p>
          </table:table-cell>
          <table:table-cell table:style-name="ACE-2" table:formula="of:=[.B8]-([.C8]+[.D8])*([.N8]+[.O8])" office:value-type="float" office:value="-97.128668808264649">
            <text:p>−97.1286688082646</text:p>
          </table:table-cell>
          <table:table-cell table:style-name="ACE-2" table:formula="of:=AVERAGE([.Q8:.R8])" office:value-type="float" office:value="-89.094900248077408">
            <text:p>−89.09490024807741</text:p>
          </table:table-cell>
          <table:table-cell table:style-name="ACE-2" table:formula="of:=[.S8]-[.R8]" office:value-type="float" office:value="8.0337685601872408">
            <text:p>8.03376856018724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06 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66">
            <text:p>66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9]^2+[.H9]^2)/([.E9]-[.G9])" office:value-type="float" office:value="0.029772917102591476">
            <text:p>0.0297729171025915</text:p>
          </table:table-cell>
          <table:table-cell table:style-name="ACE-2" table:formula="of:=[.J9]/[.I9]" office:value-type="float" office:value="0.040983606557377046">
            <text:p>0.040983606557377</text:p>
          </table:table-cell>
          <table:table-cell table:style-name="ACE-2" table:formula="of:=SQRT([.K9]^2+[.L9]^2)" office:value-type="float" office:value="0.050656515861709862">
            <text:p>0.0506565158617099</text:p>
          </table:table-cell>
          <table:table-cell table:style-name="ACE-2" table:formula="of:=([.E9]-[.G9])/[.I9]" office:value-type="float" office:value="1.9467213114754098">
            <text:p>1.94672</text:p>
          </table:table-cell>
          <table:table-cell table:style-name="ACE-2" table:formula="of:=[.N9]*[.M9]" office:value-type="float" office:value="0.098614118993082728">
            <text:p>0.0986141189930827</text:p>
          </table:table-cell>
          <table:table-cell table:style-name="ACE-2" table:formula="of:=[.B9]-[.C9]*[.N9]" office:value-type="float" office:value="-93.483606557377044">
            <text:p>−93.483606557377</text:p>
          </table:table-cell>
          <table:table-cell table:style-name="ACE-2" table:formula="of:=[.B9]-([.C9]-[.D9])*([.N9]-[.O9])" office:value-type="float" office:value="-85.126967511351268">
            <text:p>−85.126967511351</text:p>
          </table:table-cell>
          <table:table-cell table:style-name="ACE-2" table:formula="of:=[.B9]-([.C9]+[.D9])*([.N9]+[.O9])" office:value-type="float" office:value="-102.03747384138899">
            <text:p>−102.037473841389</text:p>
          </table:table-cell>
          <table:table-cell table:style-name="ACE-2" table:formula="of:=AVERAGE([.Q9:.R9])" office:value-type="float" office:value="-93.582220676370127">
            <text:p>−93.58222067637013</text:p>
          </table:table-cell>
          <table:table-cell table:style-name="ACE-2" table:formula="of:=[.S9]-[.R9]" office:value-type="float" office:value="8.4552531650188598">
            <text:p>8.45525316501886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01 </text:p>
          </table:table-cell>
          <table:table-cell table:style-name="ACE-2" office:value-type="float" office:value="20.5">
            <text:p>20.5</text:p>
          </table:table-cell>
          <table:table-cell table:style-name="ACE-2" office:value-type="float" office:value="61.200000000000003">
            <text:p>61.2</text:p>
          </table:table-cell>
          <table:table-cell table:style-name="ACE-2" office:value-type="float" office:value="0.90000000000000002">
            <text:p>0.9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10]^2+[.H10]^2)/([.E10]-[.G10])" office:value-type="float" office:value="0.029772917102591476">
            <text:p>0.0297729171025915</text:p>
          </table:table-cell>
          <table:table-cell table:style-name="ACE-2" table:formula="of:=[.J10]/[.I10]" office:value-type="float" office:value="0.040983606557377046">
            <text:p>0.040983606557377</text:p>
          </table:table-cell>
          <table:table-cell table:style-name="ACE-2" table:formula="of:=SQRT([.K10]^2+[.L10]^2)" office:value-type="float" office:value="0.050656515861709862">
            <text:p>0.0506565158617099</text:p>
          </table:table-cell>
          <table:table-cell table:style-name="ACE-2" table:formula="of:=([.E10]-[.G10])/[.I10]" office:value-type="float" office:value="1.9467213114754098">
            <text:p>1.94672</text:p>
          </table:table-cell>
          <table:table-cell table:style-name="ACE-2" table:formula="of:=[.N10]*[.M10]" office:value-type="float" office:value="0.098614118993082728">
            <text:p>0.0986141189930827</text:p>
          </table:table-cell>
          <table:table-cell table:style-name="ACE-2" table:formula="of:=[.B10]-[.C10]*[.N10]" office:value-type="float" office:value="-98.639344262295083">
            <text:p>−98.6393442622951</text:p>
          </table:table-cell>
          <table:table-cell table:style-name="ACE-2" table:formula="of:=[.B10]-([.C10]-[.D10])*([.N10]-[.O10])" office:value-type="float" office:value="-90.94086370668434">
            <text:p>−90.940863706684</text:p>
          </table:table-cell>
          <table:table-cell table:style-name="ACE-2" table:formula="of:=[.B10]-([.C10]+[.D10])*([.N10]+[.O10])" office:value-type="float" office:value="-106.51533023209339">
            <text:p>−106.515330232093</text:p>
          </table:table-cell>
          <table:table-cell table:style-name="ACE-2" table:formula="of:=AVERAGE([.Q10:.R10])" office:value-type="float" office:value="-98.728096969388872">
            <text:p>−98.72809696938887</text:p>
          </table:table-cell>
          <table:table-cell table:style-name="ACE-2" table:formula="of:=[.S10]-[.R10]" office:value-type="float" office:value="7.7872332627045182">
            <text:p>7.78723326270452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05 </text:p>
          </table:table-cell>
          <table:table-cell table:style-name="ACE-2" office:value-type="float" office:value="17">
            <text:p>17</text:p>
          </table:table-cell>
          <table:table-cell table:style-name="ACE-2" office:value-type="float" office:value="67.599999999999994">
            <text:p>67.6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11]^2+[.H11]^2)/([.E11]-[.G11])" office:value-type="float" office:value="0.029772917102591476">
            <text:p>0.0297729171025915</text:p>
          </table:table-cell>
          <table:table-cell table:style-name="ACE-2" table:formula="of:=[.J11]/[.I11]" office:value-type="float" office:value="0.040983606557377046">
            <text:p>0.040983606557377</text:p>
          </table:table-cell>
          <table:table-cell table:style-name="ACE-2" table:formula="of:=SQRT([.K11]^2+[.L11]^2)" office:value-type="float" office:value="0.050656515861709862">
            <text:p>0.0506565158617099</text:p>
          </table:table-cell>
          <table:table-cell table:style-name="ACE-2" table:formula="of:=([.E11]-[.G11])/[.I11]" office:value-type="float" office:value="1.9467213114754098">
            <text:p>1.94672</text:p>
          </table:table-cell>
          <table:table-cell table:style-name="ACE-2" table:formula="of:=[.N11]*[.M11]" office:value-type="float" office:value="0.098614118993082728">
            <text:p>0.0986141189930827</text:p>
          </table:table-cell>
          <table:table-cell table:style-name="ACE-2" table:formula="of:=[.B11]-[.C11]*[.N11]" office:value-type="float" office:value="-114.59836065573771">
            <text:p>−114.598360655738</text:p>
          </table:table-cell>
          <table:table-cell table:style-name="ACE-2" table:formula="of:=[.B11]-([.C11]-[.D11])*([.N11]-[.O11])" office:value-type="float" office:value="-106.08393901932298">
            <text:p>−106.08393901932</text:p>
          </table:table-cell>
          <table:table-cell table:style-name="ACE-2" table:formula="of:=[.B11]-([.C11]+[.D11])*([.N11]+[.O11])" office:value-type="float" office:value="-123.31001053013858">
            <text:p>−123.310010530139</text:p>
          </table:table-cell>
          <table:table-cell table:style-name="ACE-2" table:formula="of:=AVERAGE([.Q11:.R11])" office:value-type="float" office:value="-114.69697477473079">
            <text:p>−114.6969747747308</text:p>
          </table:table-cell>
          <table:table-cell table:style-name="ACE-2" table:formula="of:=[.S11]-[.R11]" office:value-type="float" office:value="8.6130357554077932">
            <text:p>8.61303575540779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02 </text:p>
          </table:table-cell>
          <table:table-cell table:style-name="ACE-2" office:value-type="float" office:value="19.5">
            <text:p>19.5</text:p>
          </table:table-cell>
          <table:table-cell table:style-name="ACE-2" office:value-type="float" office:value="69.799999999999997">
            <text:p>69.8</text:p>
          </table:table-cell>
          <table:table-cell table:style-name="ACE-2" office:value-type="float" office:value="0.90000000000000002">
            <text:p>0.9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12]^2+[.H12]^2)/([.E12]-[.G12])" office:value-type="float" office:value="0.029772917102591476">
            <text:p>0.0297729171025915</text:p>
          </table:table-cell>
          <table:table-cell table:style-name="ACE-2" table:formula="of:=[.J12]/[.I12]" office:value-type="float" office:value="0.040983606557377046">
            <text:p>0.040983606557377</text:p>
          </table:table-cell>
          <table:table-cell table:style-name="ACE-2" table:formula="of:=SQRT([.K12]^2+[.L12]^2)" office:value-type="float" office:value="0.050656515861709862">
            <text:p>0.0506565158617099</text:p>
          </table:table-cell>
          <table:table-cell table:style-name="ACE-2" table:formula="of:=([.E12]-[.G12])/[.I12]" office:value-type="float" office:value="1.9467213114754098">
            <text:p>1.94672</text:p>
          </table:table-cell>
          <table:table-cell table:style-name="ACE-2" table:formula="of:=[.N12]*[.M12]" office:value-type="float" office:value="0.098614118993082728">
            <text:p>0.0986141189930827</text:p>
          </table:table-cell>
          <table:table-cell table:style-name="ACE-2" table:formula="of:=[.B12]-[.C12]*[.N12]" office:value-type="float" office:value="-116.38114754098359">
            <text:p>−116.381147540984</text:p>
          </table:table-cell>
          <table:table-cell table:style-name="ACE-2" table:formula="of:=[.B12]-([.C12]-[.D12])*([.N12]-[.O12])" office:value-type="float" office:value="-107.83458556203233">
            <text:p>−107.83458556203</text:p>
          </table:table-cell>
          <table:table-cell table:style-name="ACE-2" table:formula="of:=[.B12]-([.C12]+[.D12])*([.N12]+[.O12])" office:value-type="float" office:value="-125.10521493412242">
            <text:p>−125.105214934122</text:p>
          </table:table-cell>
          <table:table-cell table:style-name="ACE-2" table:formula="of:=AVERAGE([.Q12:.R12])" office:value-type="float" office:value="-116.46990024807738">
            <text:p>−116.4699002480774</text:p>
          </table:table-cell>
          <table:table-cell table:style-name="ACE-2" table:formula="of:=[.S12]-[.R12]" office:value-type="float" office:value="8.6353146860450352">
            <text:p>8.63531468604504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S-60 </text:p>
          </table:table-cell>
          <table:table-cell table:style-name="ACE-2" office:value-type="float" office:value="27">
            <text:p>27</text:p>
          </table:table-cell>
          <table:table-cell table:style-name="ACE-2" office:value-type="float" office:value="61.399999999999999">
            <text:p>61.4</text:p>
          </table:table-cell>
          <table:table-cell table:style-name="ACE-2" office:value-type="float" office:value="0.80000000000000004">
            <text:p>0.8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13]^2+[.H13]^2)/([.E13]-[.G13])" office:value-type="float" office:value="0.029772917102591476">
            <text:p>0.0297729171025915</text:p>
          </table:table-cell>
          <table:table-cell table:style-name="ACE-2" table:formula="of:=[.J13]/[.I13]" office:value-type="float" office:value="0.040983606557377046">
            <text:p>0.040983606557377</text:p>
          </table:table-cell>
          <table:table-cell table:style-name="ACE-2" table:formula="of:=SQRT([.K13]^2+[.L13]^2)" office:value-type="float" office:value="0.050656515861709862">
            <text:p>0.0506565158617099</text:p>
          </table:table-cell>
          <table:table-cell table:style-name="ACE-2" table:formula="of:=([.E13]-[.G13])/[.I13]" office:value-type="float" office:value="1.9467213114754098">
            <text:p>1.94672</text:p>
          </table:table-cell>
          <table:table-cell table:style-name="ACE-2" table:formula="of:=[.N13]*[.M13]" office:value-type="float" office:value="0.098614118993082728">
            <text:p>0.0986141189930827</text:p>
          </table:table-cell>
          <table:table-cell table:style-name="ACE-2" table:formula="of:=[.B13]-[.C13]*[.N13]" office:value-type="float" office:value="-92.528688524590166">
            <text:p>−92.5286885245902</text:p>
          </table:table-cell>
          <table:table-cell table:style-name="ACE-2" table:formula="of:=[.B13]-([.C13]-[.D13])*([.N13]-[.O13])" office:value-type="float" office:value="-84.995295864429025">
            <text:p>−84.995295864429</text:p>
          </table:table-cell>
          <table:table-cell table:style-name="ACE-2" table:formula="of:=[.B13]-([.C13]+[.D13])*([.N13]+[.O13])" office:value-type="float" office:value="-100.21986377514023">
            <text:p>−100.21986377514</text:p>
          </table:table-cell>
          <table:table-cell table:style-name="ACE-2" table:formula="of:=AVERAGE([.Q13:.R13])" office:value-type="float" office:value="-92.607579819784632">
            <text:p>−92.60757981978463</text:p>
          </table:table-cell>
          <table:table-cell table:style-name="ACE-2" table:formula="of:=[.S13]-[.R13]" office:value-type="float" office:value="7.6122839553555934">
            <text:p>7.61228395535559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15 </text:p>
          </table:table-cell>
          <table:table-cell table:style-name="ACE-2" office:value-type="float" office:value="28">
            <text:p>28</text:p>
          </table:table-cell>
          <table:table-cell table:style-name="ACE-2" office:value-type="float" office:value="62.399999999999999">
            <text:p>62.4</text:p>
          </table:table-cell>
          <table:table-cell table:style-name="ACE-2" office:value-type="float" office:value="0.80000000000000004">
            <text:p>0.8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14]^2+[.H14]^2)/([.E14]-[.G14])" office:value-type="float" office:value="0.029772917102591476">
            <text:p>0.0297729171025915</text:p>
          </table:table-cell>
          <table:table-cell table:style-name="ACE-2" table:formula="of:=[.J14]/[.I14]" office:value-type="float" office:value="0.040983606557377046">
            <text:p>0.040983606557377</text:p>
          </table:table-cell>
          <table:table-cell table:style-name="ACE-2" table:formula="of:=SQRT([.K14]^2+[.L14]^2)" office:value-type="float" office:value="0.050656515861709862">
            <text:p>0.0506565158617099</text:p>
          </table:table-cell>
          <table:table-cell table:style-name="ACE-2" table:formula="of:=([.E14]-[.G14])/[.I14]" office:value-type="float" office:value="1.9467213114754098">
            <text:p>1.94672</text:p>
          </table:table-cell>
          <table:table-cell table:style-name="ACE-2" table:formula="of:=[.N14]*[.M14]" office:value-type="float" office:value="0.098614118993082728">
            <text:p>0.0986141189930827</text:p>
          </table:table-cell>
          <table:table-cell table:style-name="ACE-2" table:formula="of:=[.B14]-[.C14]*[.N14]" office:value-type="float" office:value="-93.475409836065566">
            <text:p>−93.4754098360656</text:p>
          </table:table-cell>
          <table:table-cell table:style-name="ACE-2" table:formula="of:=[.B14]-([.C14]-[.D14])*([.N14]-[.O14])" office:value-type="float" office:value="-85.843403056911356">
            <text:p>−85.843403056911</text:p>
          </table:table-cell>
          <table:table-cell table:style-name="ACE-2" table:formula="of:=[.B14]-([.C14]+[.D14])*([.N14]+[.O14])" office:value-type="float" office:value="-101.26519920560872">
            <text:p>−101.265199205609</text:p>
          </table:table-cell>
          <table:table-cell table:style-name="ACE-2" table:formula="of:=AVERAGE([.Q14:.R14])" office:value-type="float" office:value="-93.554301131260047">
            <text:p>−93.55430113126005</text:p>
          </table:table-cell>
          <table:table-cell table:style-name="ACE-2" table:formula="of:=[.S14]-[.R14]" office:value-type="float" office:value="7.7108980743486768">
            <text:p>7.71089807434868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18 </text:p>
          </table:table-cell>
          <table:table-cell table:style-name="ACE-2" office:value-type="float" office:value="23">
            <text:p>23</text:p>
          </table:table-cell>
          <table:table-cell table:style-name="ACE-2" office:value-type="float" office:value="68.700000000000003">
            <text:p>68.7</text:p>
          </table:table-cell>
          <table:table-cell table:style-name="ACE-2" office:value-type="float" office:value="0.80000000000000004">
            <text:p>0.8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15]^2+[.H15]^2)/([.E15]-[.G15])" office:value-type="float" office:value="0.029772917102591476">
            <text:p>0.0297729171025915</text:p>
          </table:table-cell>
          <table:table-cell table:style-name="ACE-2" table:formula="of:=[.J15]/[.I15]" office:value-type="float" office:value="0.040983606557377046">
            <text:p>0.040983606557377</text:p>
          </table:table-cell>
          <table:table-cell table:style-name="ACE-2" table:formula="of:=SQRT([.K15]^2+[.L15]^2)" office:value-type="float" office:value="0.050656515861709862">
            <text:p>0.0506565158617099</text:p>
          </table:table-cell>
          <table:table-cell table:style-name="ACE-2" table:formula="of:=([.E15]-[.G15])/[.I15]" office:value-type="float" office:value="1.9467213114754098">
            <text:p>1.94672</text:p>
          </table:table-cell>
          <table:table-cell table:style-name="ACE-2" table:formula="of:=[.N15]*[.M15]" office:value-type="float" office:value="0.098614118993082728">
            <text:p>0.0986141189930827</text:p>
          </table:table-cell>
          <table:table-cell table:style-name="ACE-2" table:formula="of:=[.B15]-[.C15]*[.N15]" office:value-type="float" office:value="-110.73975409836066">
            <text:p>−110.739754098361</text:p>
          </table:table-cell>
          <table:table-cell table:style-name="ACE-2" table:formula="of:=[.B15]-([.C15]-[.D15])*([.N15]-[.O15])" office:value-type="float" office:value="-102.48647836955003">
            <text:p>−102.48647836955</text:p>
          </table:table-cell>
          <table:table-cell table:style-name="ACE-2" table:formula="of:=[.B15]-([.C15]+[.D15])*([.N15]+[.O15])" office:value-type="float" office:value="-119.15081241756022">
            <text:p>−119.15081241756</text:p>
          </table:table-cell>
          <table:table-cell table:style-name="ACE-2" table:formula="of:=AVERAGE([.Q15:.R15])" office:value-type="float" office:value="-110.81864539355513">
            <text:p>−110.8186453935551</text:p>
          </table:table-cell>
          <table:table-cell table:style-name="ACE-2" table:formula="of:=[.S15]-[.R15]" office:value-type="float" office:value="8.3321670240050878">
            <text:p>8.33216702400509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S-56 </text:p>
          </table:table-cell>
          <table:table-cell table:style-name="ACE-2" office:value-type="float" office:value="22">
            <text:p>22</text:p>
          </table:table-cell>
          <table:table-cell table:style-name="ACE-2" office:value-type="float" office:value="52.299999999999997">
            <text:p>52.3</text:p>
          </table:table-cell>
          <table:table-cell table:style-name="ACE-2" office:value-type="float" office:value="0.80000000000000004">
            <text:p>0.8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16]^2+[.H16]^2)/([.E16]-[.G16])" office:value-type="float" office:value="0.029772917102591476">
            <text:p>0.0297729171025915</text:p>
          </table:table-cell>
          <table:table-cell table:style-name="ACE-2" table:formula="of:=[.J16]/[.I16]" office:value-type="float" office:value="0.040983606557377046">
            <text:p>0.040983606557377</text:p>
          </table:table-cell>
          <table:table-cell table:style-name="ACE-2" table:formula="of:=SQRT([.K16]^2+[.L16]^2)" office:value-type="float" office:value="0.050656515861709862">
            <text:p>0.0506565158617099</text:p>
          </table:table-cell>
          <table:table-cell table:style-name="ACE-2" table:formula="of:=([.E16]-[.G16])/[.I16]" office:value-type="float" office:value="1.9467213114754098">
            <text:p>1.94672</text:p>
          </table:table-cell>
          <table:table-cell table:style-name="ACE-2" table:formula="of:=[.N16]*[.M16]" office:value-type="float" office:value="0.098614118993082728">
            <text:p>0.0986141189930827</text:p>
          </table:table-cell>
          <table:table-cell table:style-name="ACE-2" table:formula="of:=[.B16]-[.C16]*[.N16]" office:value-type="float" office:value="-79.813524590163922">
            <text:p>−79.8135245901639</text:p>
          </table:table-cell>
          <table:table-cell table:style-name="ACE-2" table:formula="of:=[.B16]-([.C16]-[.D16])*([.N16]-[.O16])" office:value-type="float" office:value="-73.177520412839854">
            <text:p>−73.17752041284</text:p>
          </table:table-cell>
          <table:table-cell table:style-name="ACE-2" table:formula="of:=[.B16]-([.C16]+[.D16])*([.N16]+[.O16])" office:value-type="float" office:value="-86.607311357876938">
            <text:p>−86.6073113578769</text:p>
          </table:table-cell>
          <table:table-cell table:style-name="ACE-2" table:formula="of:=AVERAGE([.Q16:.R16])" office:value-type="float" office:value="-79.892415885358389">
            <text:p>−79.89241588535839</text:p>
          </table:table-cell>
          <table:table-cell table:style-name="ACE-2" table:formula="of:=[.S16]-[.R16]" office:value-type="float" office:value="6.714895472518549">
            <text:p>6.71489547251855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S-58 </text:p>
          </table:table-cell>
          <table:table-cell table:style-name="ACE-2" office:value-type="float" office:value="20">
            <text:p>20</text:p>
          </table:table-cell>
          <table:table-cell table:style-name="ACE-2" office:value-type="float" office:value="52.399999999999999">
            <text:p>52.4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17]^2+[.H17]^2)/([.E17]-[.G17])" office:value-type="float" office:value="0.029772917102591476">
            <text:p>0.0297729171025915</text:p>
          </table:table-cell>
          <table:table-cell table:style-name="ACE-2" table:formula="of:=[.J17]/[.I17]" office:value-type="float" office:value="0.040983606557377046">
            <text:p>0.040983606557377</text:p>
          </table:table-cell>
          <table:table-cell table:style-name="ACE-2" table:formula="of:=SQRT([.K17]^2+[.L17]^2)" office:value-type="float" office:value="0.050656515861709862">
            <text:p>0.0506565158617099</text:p>
          </table:table-cell>
          <table:table-cell table:style-name="ACE-2" table:formula="of:=([.E17]-[.G17])/[.I17]" office:value-type="float" office:value="1.9467213114754098">
            <text:p>1.94672</text:p>
          </table:table-cell>
          <table:table-cell table:style-name="ACE-2" table:formula="of:=[.N17]*[.M17]" office:value-type="float" office:value="0.098614118993082728">
            <text:p>0.0986141189930827</text:p>
          </table:table-cell>
          <table:table-cell table:style-name="ACE-2" table:formula="of:=[.B17]-[.C17]*[.N17]" office:value-type="float" office:value="-82.008196721311478">
            <text:p>−82.0081967213115</text:p>
          </table:table-cell>
          <table:table-cell table:style-name="ACE-2" table:formula="of:=[.B17]-([.C17]-[.D17])*([.N17]-[.O17])" office:value-type="float" office:value="-75.547141851336306">
            <text:p>−75.547141851336</text:p>
          </table:table-cell>
          <table:table-cell table:style-name="ACE-2" table:formula="of:=[.B17]-([.C17]+[.D17])*([.N17]+[.O17])" office:value-type="float" office:value="-88.607311357876952">
            <text:p>−88.607311357877</text:p>
          </table:table-cell>
          <table:table-cell table:style-name="ACE-2" table:formula="of:=AVERAGE([.Q17:.R17])" office:value-type="float" office:value="-82.077226604606636">
            <text:p>−82.07722660460664</text:p>
          </table:table-cell>
          <table:table-cell table:style-name="ACE-2" table:formula="of:=[.S17]-[.R17]" office:value-type="float" office:value="6.5300847532703159">
            <text:p>6.53008475327032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20 </text:p>
          </table:table-cell>
          <table:table-cell table:style-name="ACE-2" office:value-type="float" office:value="18">
            <text:p>18</text:p>
          </table:table-cell>
          <table:table-cell table:style-name="ACE-2" office:value-type="float" office:value="51.299999999999997">
            <text:p>51.3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18]^2+[.H18]^2)/([.E18]-[.G18])" office:value-type="float" office:value="0.029772917102591476">
            <text:p>0.0297729171025915</text:p>
          </table:table-cell>
          <table:table-cell table:style-name="ACE-2" table:formula="of:=[.J18]/[.I18]" office:value-type="float" office:value="0.040983606557377046">
            <text:p>0.040983606557377</text:p>
          </table:table-cell>
          <table:table-cell table:style-name="ACE-2" table:formula="of:=SQRT([.K18]^2+[.L18]^2)" office:value-type="float" office:value="0.050656515861709862">
            <text:p>0.0506565158617099</text:p>
          </table:table-cell>
          <table:table-cell table:style-name="ACE-2" table:formula="of:=([.E18]-[.G18])/[.I18]" office:value-type="float" office:value="1.9467213114754098">
            <text:p>1.94672</text:p>
          </table:table-cell>
          <table:table-cell table:style-name="ACE-2" table:formula="of:=[.N18]*[.M18]" office:value-type="float" office:value="0.098614118993082728">
            <text:p>0.0986141189930827</text:p>
          </table:table-cell>
          <table:table-cell table:style-name="ACE-2" table:formula="of:=[.B18]-[.C18]*[.N18]" office:value-type="float" office:value="-81.866803278688522">
            <text:p>−81.8668032786885</text:p>
          </table:table-cell>
          <table:table-cell table:style-name="ACE-2" table:formula="of:=[.B18]-([.C18]-[.D18])*([.N18]-[.O18])" office:value-type="float" office:value="-75.699034658853975">
            <text:p>−75.699034658854</text:p>
          </table:table-cell>
          <table:table-cell table:style-name="ACE-2" table:formula="of:=[.B18]-([.C18]+[.D18])*([.N18]+[.O18])" office:value-type="float" office:value="-88.152908841314755">
            <text:p>−88.1529088413148</text:p>
          </table:table-cell>
          <table:table-cell table:style-name="ACE-2" table:formula="of:=AVERAGE([.Q18:.R18])" office:value-type="float" office:value="-81.925971750084358">
            <text:p>−81.92597175008436</text:p>
          </table:table-cell>
          <table:table-cell table:style-name="ACE-2" table:formula="of:=[.S18]-[.R18]" office:value-type="float" office:value="6.226937091230397">
            <text:p>6.2269370912304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16 </text:p>
          </table:table-cell>
          <table:table-cell table:style-name="ACE-2" office:value-type="float" office:value="18">
            <text:p>18</text:p>
          </table:table-cell>
          <table:table-cell table:style-name="ACE-2" office:value-type="float" office:value="51.700000000000003">
            <text:p>51.7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19]^2+[.H19]^2)/([.E19]-[.G19])" office:value-type="float" office:value="0.029772917102591476">
            <text:p>0.0297729171025915</text:p>
          </table:table-cell>
          <table:table-cell table:style-name="ACE-2" table:formula="of:=[.J19]/[.I19]" office:value-type="float" office:value="0.040983606557377046">
            <text:p>0.040983606557377</text:p>
          </table:table-cell>
          <table:table-cell table:style-name="ACE-2" table:formula="of:=SQRT([.K19]^2+[.L19]^2)" office:value-type="float" office:value="0.050656515861709862">
            <text:p>0.0506565158617099</text:p>
          </table:table-cell>
          <table:table-cell table:style-name="ACE-2" table:formula="of:=([.E19]-[.G19])/[.I19]" office:value-type="float" office:value="1.9467213114754098">
            <text:p>1.94672</text:p>
          </table:table-cell>
          <table:table-cell table:style-name="ACE-2" table:formula="of:=[.N19]*[.M19]" office:value-type="float" office:value="0.098614118993082728">
            <text:p>0.0986141189930827</text:p>
          </table:table-cell>
          <table:table-cell table:style-name="ACE-2" table:formula="of:=[.B19]-[.C19]*[.N19]" office:value-type="float" office:value="-82.645491803278688">
            <text:p>−82.6454918032787</text:p>
          </table:table-cell>
          <table:table-cell table:style-name="ACE-2" table:formula="of:=[.B19]-([.C19]-[.D19])*([.N19]-[.O19])" office:value-type="float" office:value="-76.438277535846922">
            <text:p>−76.438277535847</text:p>
          </table:table-cell>
          <table:table-cell table:style-name="ACE-2" table:formula="of:=[.B19]-([.C19]+[.D19])*([.N19]+[.O19])" office:value-type="float" office:value="-88.971043013502168">
            <text:p>−88.9710430135022</text:p>
          </table:table-cell>
          <table:table-cell table:style-name="ACE-2" table:formula="of:=AVERAGE([.Q19:.R19])" office:value-type="float" office:value="-82.704660274674552">
            <text:p>−82.70466027467455</text:p>
          </table:table-cell>
          <table:table-cell table:style-name="ACE-2" table:formula="of:=[.S19]-[.R19]" office:value-type="float" office:value="6.2663827388276161">
            <text:p>6.26638273882762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19 </text:p>
          </table:table-cell>
          <table:table-cell table:style-name="ACE-2" office:value-type="float" office:value="20">
            <text:p>20</text:p>
          </table:table-cell>
          <table:table-cell table:style-name="ACE-2" office:value-type="float" office:value="61.799999999999997">
            <text:p>61.8</text:p>
          </table:table-cell>
          <table:table-cell table:style-name="ACE-2" office:value-type="float" office:value="1.6000000000000001">
            <text:p>1.6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20]^2+[.H20]^2)/([.E20]-[.G20])" office:value-type="float" office:value="0.029772917102591476">
            <text:p>0.0297729171025915</text:p>
          </table:table-cell>
          <table:table-cell table:style-name="ACE-2" table:formula="of:=[.J20]/[.I20]" office:value-type="float" office:value="0.040983606557377046">
            <text:p>0.040983606557377</text:p>
          </table:table-cell>
          <table:table-cell table:style-name="ACE-2" table:formula="of:=SQRT([.K20]^2+[.L20]^2)" office:value-type="float" office:value="0.050656515861709862">
            <text:p>0.0506565158617099</text:p>
          </table:table-cell>
          <table:table-cell table:style-name="ACE-2" table:formula="of:=([.E20]-[.G20])/[.I20]" office:value-type="float" office:value="1.9467213114754098">
            <text:p>1.94672</text:p>
          </table:table-cell>
          <table:table-cell table:style-name="ACE-2" table:formula="of:=[.N20]*[.M20]" office:value-type="float" office:value="0.098614118993082728">
            <text:p>0.0986141189930827</text:p>
          </table:table-cell>
          <table:table-cell table:style-name="ACE-2" table:formula="of:=[.B20]-[.C20]*[.N20]" office:value-type="float" office:value="-100.30737704918032">
            <text:p>−100.30737704918</text:p>
          </table:table-cell>
          <table:table-cell table:style-name="ACE-2" table:formula="of:=[.B20]-([.C20]-[.D20])*([.N20]-[.O20])" office:value-type="float" office:value="-91.256052987436092">
            <text:p>−91.256052987436</text:p>
          </table:table-cell>
          <table:table-cell table:style-name="ACE-2" table:formula="of:=[.B20]-([.C20]+[.D20])*([.N20]+[.O20])" office:value-type="float" office:value="-109.67426629170242">
            <text:p>−109.674266291702</text:p>
          </table:table-cell>
          <table:table-cell table:style-name="ACE-2" table:formula="of:=AVERAGE([.Q20:.R20])" office:value-type="float" office:value="-100.46515963956926">
            <text:p>−100.4651596395693</text:p>
          </table:table-cell>
          <table:table-cell table:style-name="ACE-2" table:formula="of:=[.S20]-[.R20]" office:value-type="float" office:value="9.2091066521331584">
            <text:p>9.20910665213316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17 </text:p>
          </table:table-cell>
          <table:table-cell table:style-name="ACE-2" office:value-type="float" office:value="18">
            <text:p>18</text:p>
          </table:table-cell>
          <table:table-cell table:style-name="ACE-2" office:value-type="float" office:value="54.299999999999997">
            <text:p>54.3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21]^2+[.H21]^2)/([.E21]-[.G21])" office:value-type="float" office:value="0.029772917102591476">
            <text:p>0.0297729171025915</text:p>
          </table:table-cell>
          <table:table-cell table:style-name="ACE-2" table:formula="of:=[.J21]/[.I21]" office:value-type="float" office:value="0.040983606557377046">
            <text:p>0.040983606557377</text:p>
          </table:table-cell>
          <table:table-cell table:style-name="ACE-2" table:formula="of:=SQRT([.K21]^2+[.L21]^2)" office:value-type="float" office:value="0.050656515861709862">
            <text:p>0.0506565158617099</text:p>
          </table:table-cell>
          <table:table-cell table:style-name="ACE-2" table:formula="of:=([.E21]-[.G21])/[.I21]" office:value-type="float" office:value="1.9467213114754098">
            <text:p>1.94672</text:p>
          </table:table-cell>
          <table:table-cell table:style-name="ACE-2" table:formula="of:=[.N21]*[.M21]" office:value-type="float" office:value="0.098614118993082728">
            <text:p>0.0986141189930827</text:p>
          </table:table-cell>
          <table:table-cell table:style-name="ACE-2" table:formula="of:=[.B21]-[.C21]*[.N21]" office:value-type="float" office:value="-87.706967213114751">
            <text:p>−87.7069672131148</text:p>
          </table:table-cell>
          <table:table-cell table:style-name="ACE-2" table:formula="of:=[.B21]-([.C21]-[.D21])*([.N21]-[.O21])" office:value-type="float" office:value="-81.058545517052721">
            <text:p>−81.058545517053</text:p>
          </table:table-cell>
          <table:table-cell table:style-name="ACE-2" table:formula="of:=[.B21]-([.C21]+[.D21])*([.N21]+[.O21])" office:value-type="float" office:value="-94.493448675767084">
            <text:p>−94.4934486757671</text:p>
          </table:table-cell>
          <table:table-cell table:style-name="ACE-2" table:formula="of:=AVERAGE([.Q21:.R21])" office:value-type="float" office:value="-87.775997096409895">
            <text:p>−87.7759970964099</text:p>
          </table:table-cell>
          <table:table-cell table:style-name="ACE-2" table:formula="of:=[.S21]-[.R21]" office:value-type="float" office:value="6.7174515793571885">
            <text:p>6.71745157935719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14 </text:p>
          </table:table-cell>
          <table:table-cell table:style-name="ACE-2" office:value-type="float" office:value="23">
            <text:p>23</text:p>
          </table:table-cell>
          <table:table-cell table:style-name="ACE-2" office:value-type="float" office:value="56.100000000000001">
            <text:p>56.1</text:p>
          </table:table-cell>
          <table:table-cell table:style-name="ACE-2" office:value-type="float" office:value="0.90000000000000002">
            <text:p>0.9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22]^2+[.H22]^2)/([.E22]-[.G22])" office:value-type="float" office:value="0.029772917102591476">
            <text:p>0.0297729171025915</text:p>
          </table:table-cell>
          <table:table-cell table:style-name="ACE-2" table:formula="of:=[.J22]/[.I22]" office:value-type="float" office:value="0.040983606557377046">
            <text:p>0.040983606557377</text:p>
          </table:table-cell>
          <table:table-cell table:style-name="ACE-2" table:formula="of:=SQRT([.K22]^2+[.L22]^2)" office:value-type="float" office:value="0.050656515861709862">
            <text:p>0.0506565158617099</text:p>
          </table:table-cell>
          <table:table-cell table:style-name="ACE-2" table:formula="of:=([.E22]-[.G22])/[.I22]" office:value-type="float" office:value="1.9467213114754098">
            <text:p>1.94672</text:p>
          </table:table-cell>
          <table:table-cell table:style-name="ACE-2" table:formula="of:=[.N22]*[.M22]" office:value-type="float" office:value="0.098614118993082728">
            <text:p>0.0986141189930827</text:p>
          </table:table-cell>
          <table:table-cell table:style-name="ACE-2" table:formula="of:=[.B22]-[.C22]*[.N22]" office:value-type="float" office:value="-86.211065573770497">
            <text:p>−86.2110655737705</text:p>
          </table:table-cell>
          <table:table-cell table:style-name="ACE-2" table:formula="of:=[.B22]-([.C22]-[.D22])*([.N22]-[.O22])" office:value-type="float" office:value="-79.015517025024465">
            <text:p>−79.015517025024</text:p>
          </table:table-cell>
          <table:table-cell table:style-name="ACE-2" table:formula="of:=[.B22]-([.C22]+[.D22])*([.N22]+[.O22])" office:value-type="float" office:value="-93.58411953670408">
            <text:p>−93.5841195367041</text:p>
          </table:table-cell>
          <table:table-cell table:style-name="ACE-2" table:formula="of:=AVERAGE([.Q22:.R22])" office:value-type="float" office:value="-86.299818280864272">
            <text:p>−86.29981828086427</text:p>
          </table:table-cell>
          <table:table-cell table:style-name="ACE-2" table:formula="of:=[.S22]-[.R22]" office:value-type="float" office:value="7.2843012558398073">
            <text:p>7.28430125583981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27 </text:p>
          </table:table-cell>
          <table:table-cell table:style-name="ACE-2" office:value-type="float" office:value="23">
            <text:p>23</text:p>
          </table:table-cell>
          <table:table-cell table:style-name="ACE-2" office:value-type="float" office:value="56.5">
            <text:p>56.5</text:p>
          </table:table-cell>
          <table:table-cell table:style-name="ACE-2" office:value-type="float" office:value="0.80000000000000004">
            <text:p>0.8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23]^2+[.H23]^2)/([.E23]-[.G23])" office:value-type="float" office:value="0.029772917102591476">
            <text:p>0.0297729171025915</text:p>
          </table:table-cell>
          <table:table-cell table:style-name="ACE-2" table:formula="of:=[.J23]/[.I23]" office:value-type="float" office:value="0.040983606557377046">
            <text:p>0.040983606557377</text:p>
          </table:table-cell>
          <table:table-cell table:style-name="ACE-2" table:formula="of:=SQRT([.K23]^2+[.L23]^2)" office:value-type="float" office:value="0.050656515861709862">
            <text:p>0.0506565158617099</text:p>
          </table:table-cell>
          <table:table-cell table:style-name="ACE-2" table:formula="of:=([.E23]-[.G23])/[.I23]" office:value-type="float" office:value="1.9467213114754098">
            <text:p>1.94672</text:p>
          </table:table-cell>
          <table:table-cell table:style-name="ACE-2" table:formula="of:=[.N23]*[.M23]" office:value-type="float" office:value="0.098614118993082728">
            <text:p>0.0986141189930827</text:p>
          </table:table-cell>
          <table:table-cell table:style-name="ACE-2" table:formula="of:=[.B23]-[.C23]*[.N23]" office:value-type="float" office:value="-86.989754098360649">
            <text:p>−86.9897540983606</text:p>
          </table:table-cell>
          <table:table-cell table:style-name="ACE-2" table:formula="of:=[.B23]-([.C23]-[.D23])*([.N23]-[.O23])" office:value-type="float" office:value="-79.939570621265631">
            <text:p>−79.939570621266</text:p>
          </table:table-cell>
          <table:table-cell table:style-name="ACE-2" table:formula="of:=[.B23]-([.C23]+[.D23])*([.N23]+[.O23])" office:value-type="float" office:value="-94.197720165844615">
            <text:p>−94.1977201658446</text:p>
          </table:table-cell>
          <table:table-cell table:style-name="ACE-2" table:formula="of:=AVERAGE([.Q23:.R23])" office:value-type="float" office:value="-87.06864539355513">
            <text:p>−87.06864539355513</text:p>
          </table:table-cell>
          <table:table-cell table:style-name="ACE-2" table:formula="of:=[.S23]-[.R23]" office:value-type="float" office:value="7.1290747722894849">
            <text:p>7.12907477228948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26 </text:p>
          </table:table-cell>
          <table:table-cell table:style-name="ACE-2" office:value-type="float" office:value="22">
            <text:p>22</text:p>
          </table:table-cell>
          <table:table-cell table:style-name="ACE-2" office:value-type="float" office:value="59">
            <text:p>59</text:p>
          </table:table-cell>
          <table:table-cell table:style-name="ACE-2" office:value-type="float" office:value="0.80000000000000004">
            <text:p>0.8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24]^2+[.H24]^2)/([.E24]-[.G24])" office:value-type="float" office:value="0.029772917102591476">
            <text:p>0.0297729171025915</text:p>
          </table:table-cell>
          <table:table-cell table:style-name="ACE-2" table:formula="of:=[.J24]/[.I24]" office:value-type="float" office:value="0.040983606557377046">
            <text:p>0.040983606557377</text:p>
          </table:table-cell>
          <table:table-cell table:style-name="ACE-2" table:formula="of:=SQRT([.K24]^2+[.L24]^2)" office:value-type="float" office:value="0.050656515861709862">
            <text:p>0.0506565158617099</text:p>
          </table:table-cell>
          <table:table-cell table:style-name="ACE-2" table:formula="of:=([.E24]-[.G24])/[.I24]" office:value-type="float" office:value="1.9467213114754098">
            <text:p>1.94672</text:p>
          </table:table-cell>
          <table:table-cell table:style-name="ACE-2" table:formula="of:=[.N24]*[.M24]" office:value-type="float" office:value="0.098614118993082728">
            <text:p>0.0986141189930827</text:p>
          </table:table-cell>
          <table:table-cell table:style-name="ACE-2" table:formula="of:=[.B24]-[.C24]*[.N24]" office:value-type="float" office:value="-92.856557377049185">
            <text:p>−92.8565573770492</text:p>
          </table:table-cell>
          <table:table-cell table:style-name="ACE-2" table:formula="of:=[.B24]-([.C24]-[.D24])*([.N24]-[.O24])" office:value-type="float" office:value="-85.559838602471444">
            <text:p>−85.559838602471</text:p>
          </table:table-cell>
          <table:table-cell table:style-name="ACE-2" table:formula="of:=[.B24]-([.C24]+[.D24])*([.N24]+[.O24])" office:value-type="float" office:value="-100.31105874201585">
            <text:p>−100.311058742016</text:p>
          </table:table-cell>
          <table:table-cell table:style-name="ACE-2" table:formula="of:=AVERAGE([.Q24:.R24])" office:value-type="float" office:value="-92.935448672243638">
            <text:p>−92.93544867224364</text:p>
          </table:table-cell>
          <table:table-cell table:style-name="ACE-2" table:formula="of:=[.S24]-[.R24]" office:value-type="float" office:value="7.3756100697722076">
            <text:p>7.37561006977221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25 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63.299999999999997">
            <text:p>63.3</text:p>
          </table:table-cell>
          <table:table-cell table:style-name="ACE-2" office:value-type="float" office:value="0.90000000000000002">
            <text:p>0.9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25]^2+[.H25]^2)/([.E25]-[.G25])" office:value-type="float" office:value="0.029772917102591476">
            <text:p>0.0297729171025915</text:p>
          </table:table-cell>
          <table:table-cell table:style-name="ACE-2" table:formula="of:=[.J25]/[.I25]" office:value-type="float" office:value="0.040983606557377046">
            <text:p>0.040983606557377</text:p>
          </table:table-cell>
          <table:table-cell table:style-name="ACE-2" table:formula="of:=SQRT([.K25]^2+[.L25]^2)" office:value-type="float" office:value="0.050656515861709862">
            <text:p>0.0506565158617099</text:p>
          </table:table-cell>
          <table:table-cell table:style-name="ACE-2" table:formula="of:=([.E25]-[.G25])/[.I25]" office:value-type="float" office:value="1.9467213114754098">
            <text:p>1.94672</text:p>
          </table:table-cell>
          <table:table-cell table:style-name="ACE-2" table:formula="of:=[.N25]*[.M25]" office:value-type="float" office:value="0.098614118993082728">
            <text:p>0.0986141189930827</text:p>
          </table:table-cell>
          <table:table-cell table:style-name="ACE-2" table:formula="of:=[.B25]-[.C25]*[.N25]" office:value-type="float" office:value="-83.227459016393439">
            <text:p>−83.2274590163934</text:p>
          </table:table-cell>
          <table:table-cell table:style-name="ACE-2" table:formula="of:=[.B25]-([.C25]-[.D25])*([.N25]-[.O25])" office:value-type="float" office:value="-75.321888810897207">
            <text:p>−75.321888810897</text:p>
          </table:table-cell>
          <table:table-cell table:style-name="ACE-2" table:formula="of:=[.B25]-([.C25]+[.D25])*([.N25]+[.O25])" office:value-type="float" office:value="-91.310534636077222">
            <text:p>−91.3105346360772</text:p>
          </table:table-cell>
          <table:table-cell table:style-name="ACE-2" table:formula="of:=AVERAGE([.Q25:.R25])" office:value-type="float" office:value="-83.316211723487214">
            <text:p>−83.31621172348721</text:p>
          </table:table-cell>
          <table:table-cell table:style-name="ACE-2" table:formula="of:=[.S25]-[.R25]" office:value-type="float" office:value="7.9943229125900075">
            <text:p>7.99432291259001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24 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2.600000000000001">
            <text:p>52.6</text:p>
          </table:table-cell>
          <table:table-cell table:style-name="ACE-2" office:value-type="float" office:value="1.3999999999999999">
            <text:p>1.4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26]^2+[.H26]^2)/([.E26]-[.G26])" office:value-type="float" office:value="0.029772917102591476">
            <text:p>0.0297729171025915</text:p>
          </table:table-cell>
          <table:table-cell table:style-name="ACE-2" table:formula="of:=[.J26]/[.I26]" office:value-type="float" office:value="0.040983606557377046">
            <text:p>0.040983606557377</text:p>
          </table:table-cell>
          <table:table-cell table:style-name="ACE-2" table:formula="of:=SQRT([.K26]^2+[.L26]^2)" office:value-type="float" office:value="0.050656515861709862">
            <text:p>0.0506565158617099</text:p>
          </table:table-cell>
          <table:table-cell table:style-name="ACE-2" table:formula="of:=([.E26]-[.G26])/[.I26]" office:value-type="float" office:value="1.9467213114754098">
            <text:p>1.94672</text:p>
          </table:table-cell>
          <table:table-cell table:style-name="ACE-2" table:formula="of:=[.N26]*[.M26]" office:value-type="float" office:value="0.098614118993082728">
            <text:p>0.0986141189930827</text:p>
          </table:table-cell>
          <table:table-cell table:style-name="ACE-2" table:formula="of:=[.B26]-[.C26]*[.N26]" office:value-type="float" office:value="-62.397540983606561">
            <text:p>−62.3975409836066</text:p>
          </table:table-cell>
          <table:table-cell table:style-name="ACE-2" table:formula="of:=[.B26]-([.C26]-[.D26])*([.N26]-[.O26])" office:value-type="float" office:value="-54.623088255095155">
            <text:p>−54.623088255095</text:p>
          </table:table-cell>
          <table:table-cell table:style-name="ACE-2" table:formula="of:=[.B26]-([.C26]+[.D26])*([.N26]+[.O26])" office:value-type="float" office:value="-70.4481132452986">
            <text:p>−70.4481132452986</text:p>
          </table:table-cell>
          <table:table-cell table:style-name="ACE-2" table:formula="of:=AVERAGE([.Q26:.R26])" office:value-type="float" office:value="-62.535600750196878">
            <text:p>−62.53560075019688</text:p>
          </table:table-cell>
          <table:table-cell table:style-name="ACE-2" table:formula="of:=[.S26]-[.R26]" office:value-type="float" office:value="7.9125124951017227">
            <text:p>7.91251249510172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09 </text:p>
          </table:table-cell>
          <table:table-cell table:style-name="ACE-2" office:value-type="float" office:value="37">
            <text:p>37</text:p>
          </table:table-cell>
          <table:table-cell table:style-name="ACE-2" office:value-type="float" office:value="389">
            <text:p>389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27]^2+[.H27]^2)/([.E27]-[.G27])" office:value-type="float" office:value="0.029772917102591476">
            <text:p>0.0297729171025915</text:p>
          </table:table-cell>
          <table:table-cell table:style-name="ACE-2" table:formula="of:=[.J27]/[.I27]" office:value-type="float" office:value="0.040983606557377046">
            <text:p>0.040983606557377</text:p>
          </table:table-cell>
          <table:table-cell table:style-name="ACE-2" table:formula="of:=SQRT([.K27]^2+[.L27]^2)" office:value-type="float" office:value="0.050656515861709862">
            <text:p>0.0506565158617099</text:p>
          </table:table-cell>
          <table:table-cell table:style-name="ACE-2" table:formula="of:=([.E27]-[.G27])/[.I27]" office:value-type="float" office:value="1.9467213114754098">
            <text:p>1.94672</text:p>
          </table:table-cell>
          <table:table-cell table:style-name="ACE-2" table:formula="of:=[.N27]*[.M27]" office:value-type="float" office:value="0.098614118993082728">
            <text:p>0.0986141189930827</text:p>
          </table:table-cell>
          <table:table-cell table:style-name="ACE-2" table:formula="of:=[.B27]-[.C27]*[.N27]" office:value-type="float" office:value="-720.27459016393448">
            <text:p>−720.274590163934</text:p>
          </table:table-cell>
          <table:table-cell table:style-name="ACE-2" table:formula="of:=[.B27]-([.C27]-[.D27])*([.N27]-[.O27])" office:value-type="float" office:value="-607.98941017633217">
            <text:p>−607.98941017633</text:p>
          </table:table-cell>
          <table:table-cell table:style-name="ACE-2" table:formula="of:=[.B27]-([.C27]+[.D27])*([.N27]+[.O27])" office:value-type="float" office:value="-840.44889967098334">
            <text:p>−840.448899670983</text:p>
          </table:table-cell>
          <table:table-cell table:style-name="ACE-2" table:formula="of:=AVERAGE([.Q27:.R27])" office:value-type="float" office:value="-724.2191549236577">
            <text:p>−724.2191549236577</text:p>
          </table:table-cell>
          <table:table-cell table:style-name="ACE-2" table:formula="of:=[.S27]-[.R27]" office:value-type="float" office:value="116.22974474732564">
            <text:p>116.229744747326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11 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475">
            <text:p>475</text:p>
          </table:table-cell>
          <table:table-cell table:style-name="ACE-2" office:value-type="float" office:value="124">
            <text:p>124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28]^2+[.H28]^2)/([.E28]-[.G28])" office:value-type="float" office:value="0.029772917102591476">
            <text:p>0.0297729171025915</text:p>
          </table:table-cell>
          <table:table-cell table:style-name="ACE-2" table:formula="of:=[.J28]/[.I28]" office:value-type="float" office:value="0.040983606557377046">
            <text:p>0.040983606557377</text:p>
          </table:table-cell>
          <table:table-cell table:style-name="ACE-2" table:formula="of:=SQRT([.K28]^2+[.L28]^2)" office:value-type="float" office:value="0.050656515861709862">
            <text:p>0.0506565158617099</text:p>
          </table:table-cell>
          <table:table-cell table:style-name="ACE-2" table:formula="of:=([.E28]-[.G28])/[.I28]" office:value-type="float" office:value="1.9467213114754098">
            <text:p>1.94672</text:p>
          </table:table-cell>
          <table:table-cell table:style-name="ACE-2" table:formula="of:=[.N28]*[.M28]" office:value-type="float" office:value="0.098614118993082728">
            <text:p>0.0986141189930827</text:p>
          </table:table-cell>
          <table:table-cell table:style-name="ACE-2" table:formula="of:=[.B28]-[.C28]*[.N28]" office:value-type="float" office:value="-889.69262295081967">
            <text:p>−889.69262295082</text:p>
          </table:table-cell>
          <table:table-cell table:style-name="ACE-2" table:formula="of:=[.B28]-([.C28]-[.D28])*([.N28]-[.O28])" office:value-type="float" office:value="-613.68562456129678">
            <text:p>−613.6856245613</text:p>
          </table:table-cell>
          <table:table-cell table:style-name="ACE-2" table:formula="of:=[.B28]-([.C28]+[.D28])*([.N28]+[.O28])" office:value-type="float" office:value="-1190.1559228506271">
            <text:p>−1190.15592285063</text:p>
          </table:table-cell>
          <table:table-cell table:style-name="ACE-2" table:formula="of:=AVERAGE([.Q28:.R28])" office:value-type="float" office:value="-901.92077370596189">
            <text:p>−901.9207737059619</text:p>
          </table:table-cell>
          <table:table-cell table:style-name="ACE-2" table:formula="of:=[.S28]-[.R28]" office:value-type="float" office:value="288.23514914466523">
            <text:p>288.235149144665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08 </text:p>
          </table:table-cell>
          <table:table-cell table:style-name="ACE-2" office:value-type="float" office:value="37">
            <text:p>37</text:p>
          </table:table-cell>
          <table:table-cell table:style-name="ACE-2" office:value-type="string">
            <text:p><text:s text:c="6"/></text:p>
          </table:table-cell>
          <table:table-cell table:style-name="ACE-2" office:value-type="string">
            <text:p><text:s text:c="3"/>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29]^2+[.H29]^2)/([.E29]-[.G29])" office:value-type="float" office:value="0.029772917102591476">
            <text:p>0.0297729171025915</text:p>
          </table:table-cell>
          <table:table-cell table:style-name="ACE-2" table:formula="of:=[.J29]/[.I29]" office:value-type="float" office:value="0.040983606557377046">
            <text:p>0.040983606557377</text:p>
          </table:table-cell>
          <table:table-cell table:style-name="ACE-2" table:formula="of:=SQRT([.K29]^2+[.L29]^2)" office:value-type="float" office:value="0.050656515861709862">
            <text:p>0.0506565158617099</text:p>
          </table:table-cell>
          <table:table-cell table:style-name="ACE-2" table:formula="of:=([.E29]-[.G29])/[.I29]" office:value-type="float" office:value="1.9467213114754098">
            <text:p>1.94672</text:p>
          </table:table-cell>
          <table:table-cell table:style-name="ACE-2" table:formula="of:=[.N29]*[.M29]" office:value-type="float" office:value="0.098614118993082728">
            <text:p>0.0986141189930827</text:p>
          </table:table-cell>
          <table:table-cell table:style-name="ACE-2" table:formula="of:=[.B29]-[.C29]*[.N29]" office:value-type="string" office:string-value="#VALUE!">
            <text:p>#VALUE!</text:p>
          </table:table-cell>
          <table:table-cell table:style-name="ACE-2" table:formula="of:=[.B29]-([.C29]-[.D29])*([.N29]-[.O29])" office:value-type="string" office:string-value="#VALUE!">
            <text:p>#VALUE!</text:p>
          </table:table-cell>
          <table:table-cell table:style-name="ACE-2" table:formula="of:=[.B29]-([.C29]+[.D29])*([.N29]+[.O29])" office:value-type="string" office:string-value="#VALUE!">
            <text:p>#VALUE!</text:p>
          </table:table-cell>
          <table:table-cell table:style-name="ACE-2" table:formula="of:=AVERAGE([.Q29:.R29])" office:value-type="string" office:string-value="#VALUE!">
            <text:p>#VALUE!</text:p>
          </table:table-cell>
          <table:table-cell table:style-name="ACE-2" table:formula="of:=[.S29]-[.R29]" office:value-type="string" office:string-value="#VALUE!">
            <text:p>#VALUE!</text:p>
          </table:table-cell>
          <table:table-cell table:number-columns-repeated="236" table:style-name="ACE-2"/>
        </table:table-row>
        <table:table-row table:style-name="AROW-1">
          <table:table-cell table:style-name="ACE-2" office:value-type="string">
            <text:p>KM-10 </text:p>
          </table:table-cell>
          <table:table-cell table:style-name="ACE-2" office:value-type="float" office:value="35">
            <text:p>35</text:p>
          </table:table-cell>
          <table:table-cell table:style-name="ACE-2" office:value-type="string">
            <text:p><text:s text:c="6"/></text:p>
          </table:table-cell>
          <table:table-cell table:style-name="ACE-2" office:value-type="string">
            <text:p><text:s text:c="3"/></text:p>
          </table:table-cell>
          <table:table-cell table:style-name="ACE-2" office:value-type="float" office:value="245">
            <text:p>24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7.5">
            <text:p>7.5</text:p>
          </table:table-cell>
          <table:table-cell table:style-name="ACE-2" office:value-type="float" office:value="5">
            <text:p>5</text:p>
          </table:table-cell>
          <table:table-cell table:style-name="ACE-2" office:value-type="float" office:value="122">
            <text:p>122</text:p>
          </table:table-cell>
          <table:table-cell table:style-name="ACE-2" office:value-type="float" office:value="5">
            <text:p>5</text:p>
          </table:table-cell>
          <table:table-cell table:style-name="ACE-2" table:formula="of:=SQRT([.F30]^2+[.H30]^2)/([.E30]-[.G30])" office:value-type="float" office:value="0.029772917102591476">
            <text:p>0.0297729171025915</text:p>
          </table:table-cell>
          <table:table-cell table:style-name="ACE-2" table:formula="of:=[.J30]/[.I30]" office:value-type="float" office:value="0.040983606557377046">
            <text:p>0.040983606557377</text:p>
          </table:table-cell>
          <table:table-cell table:style-name="ACE-2" table:formula="of:=SQRT([.K30]^2+[.L30]^2)" office:value-type="float" office:value="0.050656515861709862">
            <text:p>0.0506565158617099</text:p>
          </table:table-cell>
          <table:table-cell table:style-name="ACE-2" table:formula="of:=([.E30]-[.G30])/[.I30]" office:value-type="float" office:value="1.9467213114754098">
            <text:p>1.94672</text:p>
          </table:table-cell>
          <table:table-cell table:style-name="ACE-2" table:formula="of:=[.N30]*[.M30]" office:value-type="float" office:value="0.098614118993082728">
            <text:p>0.0986141189930827</text:p>
          </table:table-cell>
          <table:table-cell table:style-name="ACE-2" table:formula="of:=[.B30]-[.C30]*[.N30]" office:value-type="string" office:string-value="#VALUE!">
            <text:p>#VALUE!</text:p>
          </table:table-cell>
          <table:table-cell table:style-name="ACE-2" table:formula="of:=[.B30]-([.C30]-[.D30])*([.N30]-[.O30])" office:value-type="string" office:string-value="#VALUE!">
            <text:p>#VALUE!</text:p>
          </table:table-cell>
          <table:table-cell table:style-name="ACE-2" table:formula="of:=[.B30]-([.C30]+[.D30])*([.N30]+[.O30])" office:value-type="string" office:string-value="#VALUE!">
            <text:p>#VALUE!</text:p>
          </table:table-cell>
          <table:table-cell table:style-name="ACE-2" table:formula="of:=AVERAGE([.Q30:.R30])" office:value-type="string" office:string-value="#VALUE!">
            <text:p>#VALUE!</text:p>
          </table:table-cell>
          <table:table-cell table:style-name="ACE-2" table:formula="of:=[.S30]-[.R30]" office:value-type="string" office:string-value="#VALUE!">
            <text:p>#VALUE!</text:p>
          </table:table-cell>
          <table:table-cell table:number-columns-repeated="236" table:style-name="ACE-2"/>
        </table:table-row>
        <table:table-row table:style-name="AROW-0" table:number-rows-repeated="65506">
          <table:table-cell table:number-columns-repeated="256"/>
        </table:table-row>
        <table:named-expressions>
          <table:named-expression table:name="Sheet_Title" table:expression="of:=&quot;tectonic_correction&quot;" table:base-cell-address="$'tectonic_correction'.$A$1"/>
          <table:named-expression table:name="Print_Area" table:expression="of:=#REF!" table:base-cell-address="$'tectonic_correction'.$A$1"/>
        </table:named-expressions>
        <gnm:selections gnm:cursor-col="18" gnm:cursor-row="1">
          <gnm:selection gnm:start-col="18" gnm:start-row="1" gnm:end-col="19" gnm:end-row="29"/>
        </gnm:selections>
      </table:table>
      <table:table table:name="original_table" table:style-name="ta-3" table:print="true">
        <office:forms form:automatic-focus="false" form:apply-design-mode="false">
          <form:form/>
        </office:forms>
        <table:table-column table:default-cell-style-name="ACE-3" table:style-name="ACOL-9"/>
        <table:table-column table:default-cell-style-name="ACE-3" table:style-name="ACOL-10"/>
        <table:table-column table:default-cell-style-name="ACE-3" table:style-name="ACOL-11"/>
        <table:table-column table:default-cell-style-name="ACE-3" table:style-name="ACOL-12"/>
        <table:table-column table:default-cell-style-name="ACE-3" table:style-name="ACOL-13"/>
        <table:table-column table:default-cell-style-name="ACE-3" table:style-name="ACOL-14"/>
        <table:table-column table:default-cell-style-name="ACE-3" table:style-name="ACOL-15"/>
        <table:table-column table:default-cell-style-name="ACE-3" table:style-name="ACOL-16"/>
        <table:table-column table:default-cell-style-name="ACE-3" table:style-name="ACOL-17"/>
        <table:table-column table:default-cell-style-name="ACE-3" table:style-name="ACOL-18"/>
        <table:table-column table:default-cell-style-name="ACE-3" table:style-name="ACOL-19"/>
        <table:table-column table:default-cell-style-name="ACE-3" table:style-name="ACOL-0"/>
        <table:table-column table:default-cell-style-name="ACE-3" table:style-name="ACOL-18"/>
        <table:table-column table:default-cell-style-name="ACE-3" table:style-name="ACOL-0"/>
        <table:table-column table:default-cell-style-name="ACE-3" table:style-name="ACOL-19"/>
        <table:table-column table:default-cell-style-name="ACE-3" table:style-name="ACOL-0" table:number-columns-repeated="4"/>
        <table:table-column table:default-cell-style-name="ACE-3" table:style-name="ACOL-0" table:number-columns-repeated="237"/>
        <table:table-row table:style-name="AROW-1">
          <table:table-cell table:style-name="ACE-3" office:value-type="string">
            <text:p>Lab no.</text:p>
          </table:table-cell>
          <table:table-cell table:style-name="ACE-3" office:value-type="string">
            <text:p>Locality no.</text:p>
          </table:table-cell>
          <table:table-cell table:style-name="ACE-3" office:value-type="string">
            <text:p>Altitude (m)</text:p>
          </table:table-cell>
          <table:table-cell table:style-name="ACE-3" office:value-type="string">
            <text:p>Species</text:p>
          </table:table-cell>
          <table:table-cell table:style-name="ACE-3" office:value-type="string">
            <text:p>Calcite (wt%)</text:p>
          </table:table-cell>
          <table:table-cell table:style-name="ACE-3" office:value-type="string">
            <text:p>U (ppm)</text:p>
          </table:table-cell>
          <table:table-cell table:style-name="ACE-3" office:value-type="string">
            <text:p>uncertainty</text:p>
          </table:table-cell>
          <table:table-cell table:style-name="ACE-3" office:value-type="string">
            <text:p>230Th/232Th (Activity ratio)</text:p>
          </table:table-cell>
          <table:table-cell table:style-name="ACE-3" office:value-type="string">
            <text:p>234U/238U (Activity ratio)</text:p>
          </table:table-cell>
          <table:table-cell table:style-name="ACE-3" office:value-type="string">
            <text:p>uncertainty</text:p>
          </table:table-cell>
          <table:table-cell table:style-name="ACE-3" office:value-type="string">
            <text:p>230Th/234U (Activity ratio)</text:p>
          </table:table-cell>
          <table:table-cell table:style-name="ACE-3" office:value-type="string">
            <text:p>uncertainty</text:p>
          </table:table-cell>
          <table:table-cell table:style-name="ACE-3" office:value-type="string">
            <text:p>230Th/234U date (kyr)</text:p>
          </table:table-cell>
          <table:table-cell table:style-name="ACE-3" office:value-type="string">
            <text:p>uncertainty</text:p>
          </table:table-cell>
          <table:table-cell table:style-name="ACE-3" office:value-type="string">
            <text:p>(234U/238U)0 (Activity ratio)</text:p>
          </table:table-cell>
          <table:table-cell table:style-name="ACE-3" office:value-type="string">
            <text:p>uncertainty</text:p>
          </table:table-cell>
          <table:table-cell table:style-name="ACE-3" office:value-type="string">
            <text:p>reliability of date</text:p>
          </table:table-cell>
          <table:table-cell table:number-columns-repeated="239" table:style-name="ACE-3"/>
        </table:table-row>
        <table:table-row table:style-name="AROW-1">
          <table:table-cell table:style-name="ACE-3" office:value-type="string">
            <text:p>KM-04 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Favia sp. <text:s text:c="12"/>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.9100000000000001">
            <text:p>2.91</text:p>
          </table:table-cell>
          <table:table-cell table:style-name="ACE-3" office:value-type="float" office:value="0.02">
            <text:p>0.02</text:p>
          </table:table-cell>
          <table:table-cell table:style-name="ACE-3" office:value-type="string">
            <text:p>&gt;100 </text:p>
          </table:table-cell>
          <table:table-cell table:style-name="ACE-3" office:value-type="float" office:value="1.119">
            <text:p>1.119</text:p>
          </table:table-cell>
          <table:table-cell table:style-name="ACE-3" office:value-type="float" office:value="0.0070000000000000001">
            <text:p>0.007</text:p>
          </table:table-cell>
          <table:table-cell table:style-name="ACE-3" office:value-type="float" office:value="0.46100000000000002">
            <text:p>0.461</text:p>
          </table:table-cell>
          <table:table-cell table:style-name="ACE-3" office:value-type="float" office:value="0.0050000000000000001">
            <text:p>0.005</text:p>
          </table:table-cell>
          <table:table-cell table:style-name="ACE-3" office:value-type="float" office:value="66.200000000000003">
            <text:p>66.2</text:p>
          </table:table-cell>
          <table:table-cell table:style-name="ACE-3" office:value-type="float" office:value="0.90000000000000002">
            <text:p>0.9</text:p>
          </table:table-cell>
          <table:table-cell table:style-name="ACE-3" office:value-type="float" office:value="1.1439999999999999">
            <text:p>1.144</text:p>
          </table:table-cell>
          <table:table-cell table:style-name="ACE-3" office:value-type="float" office:value="0.0080000000000000002">
            <text:p>0.008</text:p>
          </table:table-cell>
          <table:table-cell table:style-name="ACE-3" office:value-type="string">
            <text:p>reliable</text:p>
          </table:table-cell>
          <table:table-cell table:style-name="ACE-3" table:formula="of:=[.M2]*1000" office:value-type="float" office:value="66200">
            <text:p>66200</text:p>
          </table:table-cell>
          <table:table-cell table:style-name="ACE-3" table:formula="of:=[.N2]*1000" office:value-type="float" office:value="900">
            <text:p>9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DT-06 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Plesiastrea versipora 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.5">
            <text:p>3.5</text:p>
          </table:table-cell>
          <table:table-cell table:style-name="ACE-3" office:value-type="float" office:value="0.040000000000000001">
            <text:p>0.04</text:p>
          </table:table-cell>
          <table:table-cell table:style-name="ACE-3" office:value-type="string">
            <text:p>&gt;200 </text:p>
          </table:table-cell>
          <table:table-cell table:style-name="ACE-3" office:value-type="float" office:value="1.111">
            <text:p>1.111</text:p>
          </table:table-cell>
          <table:table-cell table:style-name="ACE-3" office:value-type="float" office:value="0.01">
            <text:p>0.01</text:p>
          </table:table-cell>
          <table:table-cell table:style-name="ACE-3" office:value-type="float" office:value="0.46700000000000003">
            <text:p>0.467</text:p>
          </table:table-cell>
          <table:table-cell table:style-name="ACE-3" office:value-type="float" office:value="0.0060000000000000001">
            <text:p>0.006</text:p>
          </table:table-cell>
          <table:table-cell table:style-name="ACE-3" office:value-type="float" office:value="67.299999999999997">
            <text:p>67.3</text:p>
          </table:table-cell>
          <table:table-cell table:style-name="ACE-3" office:value-type="float" office:value="1.3">
            <text:p>1.3</text:p>
          </table:table-cell>
          <table:table-cell table:style-name="ACE-3" office:value-type="float" office:value="1.125">
            <text:p>1.125</text:p>
          </table:table-cell>
          <table:table-cell table:style-name="ACE-3" office:value-type="float" office:value="0.0089999999999999993">
            <text:p>0.009</text:p>
          </table:table-cell>
          <table:table-cell table:style-name="ACE-3" office:value-type="string">
            <text:p>unreliable</text:p>
          </table:table-cell>
          <table:table-cell table:style-name="ACE-3" table:formula="of:=[.M3]*1000" office:value-type="float" office:value="67300">
            <text:p>67300</text:p>
          </table:table-cell>
          <table:table-cell table:style-name="ACE-3" table:formula="of:=[.N3]*1000" office:value-type="float" office:value="1300">
            <text:p>13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AO351 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Cyphastrea sp. <text:s text:c="7"/>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.2999999999999998">
            <text:p>3.3</text:p>
          </table:table-cell>
          <table:table-cell table:style-name="ACE-3" office:value-type="float" office:value="0.050000000000000003">
            <text:p>0.05</text:p>
          </table:table-cell>
          <table:table-cell table:style-name="ACE-3" office:value-type="string">
            <text:p>&gt;350 </text:p>
          </table:table-cell>
          <table:table-cell table:style-name="ACE-3" office:value-type="float" office:value="1.1200000000000001">
            <text:p>1.12</text:p>
          </table:table-cell>
          <table:table-cell table:style-name="ACE-3" office:value-type="float" office:value="0.014">
            <text:p>0.014</text:p>
          </table:table-cell>
          <table:table-cell table:style-name="ACE-3" office:value-type="float" office:value="0.47399999999999998">
            <text:p>0.474</text:p>
          </table:table-cell>
          <table:table-cell table:style-name="ACE-3" office:value-type="float" office:value="0.01">
            <text:p>0.01</text:p>
          </table:table-cell>
          <table:table-cell table:style-name="ACE-3" office:value-type="float" office:value="67.799999999999997">
            <text:p>67.8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.1459999999999999">
            <text:p>1.146</text:p>
          </table:table-cell>
          <table:table-cell table:style-name="ACE-3" office:value-type="float" office:value="0.017000000000000001">
            <text:p>0.017</text:p>
          </table:table-cell>
          <table:table-cell table:style-name="ACE-3" office:value-type="string">
            <text:p>reliable</text:p>
          </table:table-cell>
          <table:table-cell table:style-name="ACE-3" table:formula="of:=[.M4]*1000" office:value-type="float" office:value="67800">
            <text:p>67800</text:p>
          </table:table-cell>
          <table:table-cell table:style-name="ACE-3" table:formula="of:=[.N4]*1000" office:value-type="float" office:value="2000">
            <text:p>20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M-13 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57">
            <text:p>57</text:p>
          </table:table-cell>
          <table:table-cell table:style-name="ACE-3" office:value-type="string">
            <text:p>Favia speciosa <text:s text:c="7"/>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.8100000000000001">
            <text:p>2.81</text:p>
          </table:table-cell>
          <table:table-cell table:style-name="ACE-3" office:value-type="float" office:value="0.02">
            <text:p>0.02</text:p>
          </table:table-cell>
          <table:table-cell table:style-name="ACE-3" office:value-type="string">
            <text:p>&gt;120 </text:p>
          </table:table-cell>
          <table:table-cell table:style-name="ACE-3" office:value-type="float" office:value="1.1060000000000001">
            <text:p>1.106</text:p>
          </table:table-cell>
          <table:table-cell table:style-name="ACE-3" office:value-type="float" office:value="0.0070000000000000001">
            <text:p>0.007</text:p>
          </table:table-cell>
          <table:table-cell table:style-name="ACE-3" office:value-type="float" office:value="0.504">
            <text:p>0.504</text:p>
          </table:table-cell>
          <table:table-cell table:style-name="ACE-3" office:value-type="float" office:value="0.0050000000000000001">
            <text:p>0.005</text:p>
          </table:table-cell>
          <table:table-cell table:style-name="ACE-3" office:value-type="float" office:value="74.900000000000006">
            <text:p>74.9</text:p>
          </table:table-cell>
          <table:table-cell table:style-name="ACE-3" office:value-type="float" office:value="0.90000000000000002">
            <text:p>0.9</text:p>
          </table:table-cell>
          <table:table-cell table:style-name="ACE-3" office:value-type="float" office:value="1.131">
            <text:p>1.131</text:p>
          </table:table-cell>
          <table:table-cell table:style-name="ACE-3" office:value-type="float" office:value="0.0080000000000000002">
            <text:p>0.008</text:p>
          </table:table-cell>
          <table:table-cell table:style-name="ACE-3" office:value-type="string">
            <text:p>reliable</text:p>
          </table:table-cell>
          <table:table-cell table:style-name="ACE-3" table:formula="of:=[.M5]*1000" office:value-type="float" office:value="74900">
            <text:p>74900</text:p>
          </table:table-cell>
          <table:table-cell table:style-name="ACE-3" table:formula="of:=[.N5]*1000" office:value-type="float" office:value="900">
            <text:p>9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M-21 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Favidae <text:s text:c="14"/>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.27">
            <text:p>3.27</text:p>
          </table:table-cell>
          <table:table-cell table:style-name="ACE-3" office:value-type="float" office:value="0.02">
            <text:p>0.02</text:p>
          </table:table-cell>
          <table:table-cell table:style-name="ACE-3" office:value-type="string">
            <text:p>&gt;140 </text:p>
          </table:table-cell>
          <table:table-cell table:style-name="ACE-3" office:value-type="float" office:value="1.119">
            <text:p>1.119</text:p>
          </table:table-cell>
          <table:table-cell table:style-name="ACE-3" office:value-type="float" office:value="0.0070000000000000001">
            <text:p>0.007</text:p>
          </table:table-cell>
          <table:table-cell table:style-name="ACE-3" office:value-type="float" office:value="0.45500000000000002">
            <text:p>0.455</text:p>
          </table:table-cell>
          <table:table-cell table:style-name="ACE-3" office:value-type="float" office:value="0.0050000000000000001">
            <text:p>0.005</text:p>
          </table:table-cell>
          <table:table-cell table:style-name="ACE-3" office:value-type="float" office:value="65">
            <text:p>65</text:p>
          </table:table-cell>
          <table:table-cell table:style-name="ACE-3" office:value-type="float" office:value="0.90000000000000002">
            <text:p>0.9</text:p>
          </table:table-cell>
          <table:table-cell table:style-name="ACE-3" office:value-type="float" office:value="1.1419999999999999">
            <text:p>1.142</text:p>
          </table:table-cell>
          <table:table-cell table:style-name="ACE-3" office:value-type="float" office:value="0.0080000000000000002">
            <text:p>0.008</text:p>
          </table:table-cell>
          <table:table-cell table:style-name="ACE-3" office:value-type="string">
            <text:p>reliable</text:p>
          </table:table-cell>
          <table:table-cell table:style-name="ACE-3" table:formula="of:=[.M6]*1000" office:value-type="float" office:value="65000">
            <text:p>65000</text:p>
          </table:table-cell>
          <table:table-cell table:style-name="ACE-3" table:formula="of:=[.N6]*1000" office:value-type="float" office:value="900">
            <text:p>9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M-03 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Plesiastrea versipora 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3.4399999999999999">
            <text:p>3.44</text:p>
          </table:table-cell>
          <table:table-cell table:style-name="ACE-3" office:value-type="float" office:value="0.02">
            <text:p>0.02</text:p>
          </table:table-cell>
          <table:table-cell table:style-name="ACE-3" office:value-type="string">
            <text:p>&gt;150 </text:p>
          </table:table-cell>
          <table:table-cell table:style-name="ACE-3" office:value-type="float" office:value="1.1100000000000001">
            <text:p>1.11</text:p>
          </table:table-cell>
          <table:table-cell table:style-name="ACE-3" office:value-type="float" office:value="0.0070000000000000001">
            <text:p>0.007</text:p>
          </table:table-cell>
          <table:table-cell table:style-name="ACE-3" office:value-type="float" office:value="0.443">
            <text:p>0.443</text:p>
          </table:table-cell>
          <table:table-cell table:style-name="ACE-3" office:value-type="float" office:value="0.0050000000000000001">
            <text:p>0.005</text:p>
          </table:table-cell>
          <table:table-cell table:style-name="ACE-3" office:value-type="float" office:value="62.700000000000003">
            <text:p>62.7</text:p>
          </table:table-cell>
          <table:table-cell table:style-name="ACE-3" office:value-type="float" office:value="0.90000000000000002">
            <text:p>0.9</text:p>
          </table:table-cell>
          <table:table-cell table:style-name="ACE-3" office:value-type="float" office:value="1.131">
            <text:p>1.131</text:p>
          </table:table-cell>
          <table:table-cell table:style-name="ACE-3" office:value-type="float" office:value="0.0080000000000000002">
            <text:p>0.008</text:p>
          </table:table-cell>
          <table:table-cell table:style-name="ACE-3" office:value-type="string">
            <text:p>unreliable</text:p>
          </table:table-cell>
          <table:table-cell table:style-name="ACE-3" table:formula="of:=[.M7]*1000" office:value-type="float" office:value="62700">
            <text:p>62700</text:p>
          </table:table-cell>
          <table:table-cell table:style-name="ACE-3" table:formula="of:=[.N7]*1000" office:value-type="float" office:value="900">
            <text:p>9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M-23 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Acropora palifera <text:s text:c="4"/>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4.2999999999999998">
            <text:p>4.3</text:p>
          </table:table-cell>
          <table:table-cell table:style-name="ACE-3" office:value-type="float" office:value="0.029999999999999999">
            <text:p>0.03</text:p>
          </table:table-cell>
          <table:table-cell table:style-name="ACE-3" office:value-type="string">
            <text:p>&gt;240 </text:p>
          </table:table-cell>
          <table:table-cell table:style-name="ACE-3" office:value-type="float" office:value="1.1200000000000001">
            <text:p>1.12</text:p>
          </table:table-cell>
          <table:table-cell table:style-name="ACE-3" office:value-type="float" office:value="0.0070000000000000001">
            <text:p>0.007</text:p>
          </table:table-cell>
          <table:table-cell table:style-name="ACE-3" office:value-type="float" office:value="0.44800000000000001">
            <text:p>0.448</text:p>
          </table:table-cell>
          <table:table-cell table:style-name="ACE-3" office:value-type="float" office:value="0.0050000000000000001">
            <text:p>0.005</text:p>
          </table:table-cell>
          <table:table-cell table:style-name="ACE-3" office:value-type="float" office:value="63.700000000000003">
            <text:p>63.7</text:p>
          </table:table-cell>
          <table:table-cell table:style-name="ACE-3" office:value-type="float" office:value="0.90000000000000002">
            <text:p>0.9</text:p>
          </table:table-cell>
          <table:table-cell table:style-name="ACE-3" office:value-type="float" office:value="1.143">
            <text:p>1.143</text:p>
          </table:table-cell>
          <table:table-cell table:style-name="ACE-3" office:value-type="float" office:value="0.0080000000000000002">
            <text:p>0.008</text:p>
          </table:table-cell>
          <table:table-cell table:style-name="ACE-3" office:value-type="string">
            <text:p>reliable</text:p>
          </table:table-cell>
          <table:table-cell table:style-name="ACE-3" table:formula="of:=[.M8]*1000" office:value-type="float" office:value="63700">
            <text:p>63700</text:p>
          </table:table-cell>
          <table:table-cell table:style-name="ACE-3" table:formula="of:=[.N8]*1000" office:value-type="float" office:value="900">
            <text:p>9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M-06 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Plesiastrea versipora 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3.3900000000000001">
            <text:p>3.39</text:p>
          </table:table-cell>
          <table:table-cell table:style-name="ACE-3" office:value-type="float" office:value="0.029999999999999999">
            <text:p>0.03</text:p>
          </table:table-cell>
          <table:table-cell table:style-name="ACE-3" office:value-type="string">
            <text:p>&gt;120 </text:p>
          </table:table-cell>
          <table:table-cell table:style-name="ACE-3" office:value-type="float" office:value="1.119">
            <text:p>1.119</text:p>
          </table:table-cell>
          <table:table-cell table:style-name="ACE-3" office:value-type="float" office:value="0.0089999999999999993">
            <text:p>0.009</text:p>
          </table:table-cell>
          <table:table-cell table:style-name="ACE-3" office:value-type="float" office:value="0.46000000000000002">
            <text:p>0.46</text:p>
          </table:table-cell>
          <table:table-cell table:style-name="ACE-3" office:value-type="float" office:value="0.0050000000000000001">
            <text:p>0.005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.143">
            <text:p>1.143</text:p>
          </table:table-cell>
          <table:table-cell table:style-name="ACE-3" office:value-type="float" office:value="0.01">
            <text:p>0.01</text:p>
          </table:table-cell>
          <table:table-cell table:style-name="ACE-3" office:value-type="string">
            <text:p>unreliable</text:p>
          </table:table-cell>
          <table:table-cell table:style-name="ACE-3" table:formula="of:=[.M9]*1000" office:value-type="float" office:value="66000">
            <text:p>66000</text:p>
          </table:table-cell>
          <table:table-cell table:style-name="ACE-3" table:formula="of:=[.N9]*1000" office:value-type="float" office:value="1000">
            <text:p>10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M-01 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20.5">
            <text:p>20.5</text:p>
          </table:table-cell>
          <table:table-cell table:style-name="ACE-3" office:value-type="string">
            <text:p>Montastorea curta <text:s text:c="4"/>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3.4100000000000001">
            <text:p>3.41</text:p>
          </table:table-cell>
          <table:table-cell table:style-name="ACE-3" office:value-type="float" office:value="0.02">
            <text:p>0.02</text:p>
          </table:table-cell>
          <table:table-cell table:style-name="ACE-3" office:value-type="string">
            <text:p>&gt;220 </text:p>
          </table:table-cell>
          <table:table-cell table:style-name="ACE-3" office:value-type="float" office:value="1.1240000000000001">
            <text:p>1.124</text:p>
          </table:table-cell>
          <table:table-cell table:style-name="ACE-3" office:value-type="float" office:value="0.0060000000000000001">
            <text:p>0.006</text:p>
          </table:table-cell>
          <table:table-cell table:style-name="ACE-3" office:value-type="float" office:value="0.435">
            <text:p>0.435</text:p>
          </table:table-cell>
          <table:table-cell table:style-name="ACE-3" office:value-type="float" office:value="0.0040000000000000001">
            <text:p>0.004</text:p>
          </table:table-cell>
          <table:table-cell table:style-name="ACE-3" office:value-type="float" office:value="61.200000000000003">
            <text:p>61.2</text:p>
          </table:table-cell>
          <table:table-cell table:style-name="ACE-3" office:value-type="float" office:value="0.90000000000000002">
            <text:p>0.9</text:p>
          </table:table-cell>
          <table:table-cell table:style-name="ACE-3" office:value-type="float" office:value="1.147">
            <text:p>1.147</text:p>
          </table:table-cell>
          <table:table-cell table:style-name="ACE-3" office:value-type="float" office:value="0.0070000000000000001">
            <text:p>0.007</text:p>
          </table:table-cell>
          <table:table-cell table:style-name="ACE-3" office:value-type="string">
            <text:p>reliable</text:p>
          </table:table-cell>
          <table:table-cell table:style-name="ACE-3" table:formula="of:=[.M10]*1000" office:value-type="float" office:value="61200">
            <text:p>61200</text:p>
          </table:table-cell>
          <table:table-cell table:style-name="ACE-3" table:formula="of:=[.N10]*1000" office:value-type="float" office:value="900">
            <text:p>9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M-05 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17">
            <text:p>17</text:p>
          </table:table-cell>
          <table:table-cell table:style-name="ACE-3" office:value-type="string">
            <text:p>Favia sp. <text:s text:c="12"/>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.71">
            <text:p>2.71</text:p>
          </table:table-cell>
          <table:table-cell table:style-name="ACE-3" office:value-type="float" office:value="0.02">
            <text:p>0.02</text:p>
          </table:table-cell>
          <table:table-cell table:style-name="ACE-3" office:value-type="string">
            <text:p>&gt;100 </text:p>
          </table:table-cell>
          <table:table-cell table:style-name="ACE-3" office:value-type="float" office:value="1.1240000000000001">
            <text:p>1.124</text:p>
          </table:table-cell>
          <table:table-cell table:style-name="ACE-3" office:value-type="float" office:value="0.0070000000000000001">
            <text:p>0.007</text:p>
          </table:table-cell>
          <table:table-cell table:style-name="ACE-3" office:value-type="float" office:value="0.46800000000000003">
            <text:p>0.468</text:p>
          </table:table-cell>
          <table:table-cell table:style-name="ACE-3" office:value-type="float" office:value="0.0050000000000000001">
            <text:p>0.005</text:p>
          </table:table-cell>
          <table:table-cell table:style-name="ACE-3" office:value-type="float" office:value="67.599999999999994">
            <text:p>67.6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.145">
            <text:p>1.145</text:p>
          </table:table-cell>
          <table:table-cell table:style-name="ACE-3" office:value-type="float" office:value="0.0080000000000000002">
            <text:p>0.008</text:p>
          </table:table-cell>
          <table:table-cell table:style-name="ACE-3" office:value-type="string">
            <text:p>reliable</text:p>
          </table:table-cell>
          <table:table-cell table:style-name="ACE-3" table:formula="of:=[.M11]*1000" office:value-type="float" office:value="67600">
            <text:p>67600</text:p>
          </table:table-cell>
          <table:table-cell table:style-name="ACE-3" table:formula="of:=[.N11]*1000" office:value-type="float" office:value="1000">
            <text:p>10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M-02 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19.5">
            <text:p>19.5</text:p>
          </table:table-cell>
          <table:table-cell table:style-name="ACE-3" office:value-type="string">
            <text:p>Favites sp. <text:s text:c="10"/>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.8999999999999999">
            <text:p>2.9</text:p>
          </table:table-cell>
          <table:table-cell table:style-name="ACE-3" office:value-type="float" office:value="0.02">
            <text:p>0.02</text:p>
          </table:table-cell>
          <table:table-cell table:style-name="ACE-3" office:value-type="string">
            <text:p>&gt;120 </text:p>
          </table:table-cell>
          <table:table-cell table:style-name="ACE-3" office:value-type="float" office:value="1.1120000000000001">
            <text:p>1.112</text:p>
          </table:table-cell>
          <table:table-cell table:style-name="ACE-3" office:value-type="float" office:value="0.0070000000000000001">
            <text:p>0.007</text:p>
          </table:table-cell>
          <table:table-cell table:style-name="ACE-3" office:value-type="float" office:value="0.47899999999999998">
            <text:p>0.479</text:p>
          </table:table-cell>
          <table:table-cell table:style-name="ACE-3" office:value-type="float" office:value="0.0050000000000000001">
            <text:p>0.005</text:p>
          </table:table-cell>
          <table:table-cell table:style-name="ACE-3" office:value-type="float" office:value="69.799999999999997">
            <text:p>69.8</text:p>
          </table:table-cell>
          <table:table-cell table:style-name="ACE-3" office:value-type="float" office:value="0.90000000000000002">
            <text:p>0.9</text:p>
          </table:table-cell>
          <table:table-cell table:style-name="ACE-3" office:value-type="float" office:value="1.1359999999999999">
            <text:p>1.136</text:p>
          </table:table-cell>
          <table:table-cell table:style-name="ACE-3" office:value-type="float" office:value="0.0080000000000000002">
            <text:p>0.008</text:p>
          </table:table-cell>
          <table:table-cell table:style-name="ACE-3" office:value-type="string">
            <text:p>unreliable</text:p>
          </table:table-cell>
          <table:table-cell table:style-name="ACE-3" table:formula="of:=[.M12]*1000" office:value-type="float" office:value="69800">
            <text:p>69800</text:p>
          </table:table-cell>
          <table:table-cell table:style-name="ACE-3" table:formula="of:=[.N12]*1000" office:value-type="float" office:value="900">
            <text:p>9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S-60 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7">
            <text:p>27</text:p>
          </table:table-cell>
          <table:table-cell table:style-name="ACE-3" office:value-type="string">
            <text:p>Oulophyllia crispa <text:s text:c="3"/>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.0499999999999998">
            <text:p>3.05</text:p>
          </table:table-cell>
          <table:table-cell table:style-name="ACE-3" office:value-type="float" office:value="0.02">
            <text:p>0.02</text:p>
          </table:table-cell>
          <table:table-cell table:style-name="ACE-3" office:value-type="string">
            <text:p>&gt;740 </text:p>
          </table:table-cell>
          <table:table-cell table:style-name="ACE-3" office:value-type="float" office:value="1.115">
            <text:p>1.115</text:p>
          </table:table-cell>
          <table:table-cell table:style-name="ACE-3" office:value-type="float" office:value="0.0070000000000000001">
            <text:p>0.007</text:p>
          </table:table-cell>
          <table:table-cell table:style-name="ACE-3" office:value-type="float" office:value="0.436">
            <text:p>0.436</text:p>
          </table:table-cell>
          <table:table-cell table:style-name="ACE-3" office:value-type="float" office:value="0.0040000000000000001">
            <text:p>0.004</text:p>
          </table:table-cell>
          <table:table-cell table:style-name="ACE-3" office:value-type="float" office:value="61.399999999999999">
            <text:p>61.4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float" office:value="1.137">
            <text:p>1.137</text:p>
          </table:table-cell>
          <table:table-cell table:style-name="ACE-3" office:value-type="float" office:value="0.0080000000000000002">
            <text:p>0.008</text:p>
          </table:table-cell>
          <table:table-cell table:style-name="ACE-3" office:value-type="string">
            <text:p>reliable</text:p>
          </table:table-cell>
          <table:table-cell table:style-name="ACE-3" table:formula="of:=[.M13]*1000" office:value-type="float" office:value="61400">
            <text:p>61400</text:p>
          </table:table-cell>
          <table:table-cell table:style-name="ACE-3" table:formula="of:=[.N13]*1000" office:value-type="float" office:value="800">
            <text:p>8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M-15 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8">
            <text:p>28</text:p>
          </table:table-cell>
          <table:table-cell table:style-name="ACE-3" office:value-type="string">
            <text:p>Goniastrea sp. <text:s text:c="7"/>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3.1000000000000001">
            <text:p>3.1</text:p>
          </table:table-cell>
          <table:table-cell table:style-name="ACE-3" office:value-type="float" office:value="0.02">
            <text:p>0.02</text:p>
          </table:table-cell>
          <table:table-cell table:style-name="ACE-3" office:value-type="string">
            <text:p>&gt;20 <text:s/></text:p>
          </table:table-cell>
          <table:table-cell table:style-name="ACE-3" office:value-type="float" office:value="1.115">
            <text:p>1.115</text:p>
          </table:table-cell>
          <table:table-cell table:style-name="ACE-3" office:value-type="float" office:value="0.0070000000000000001">
            <text:p>0.007</text:p>
          </table:table-cell>
          <table:table-cell table:style-name="ACE-3" office:value-type="float" office:value="0.441">
            <text:p>0.441</text:p>
          </table:table-cell>
          <table:table-cell table:style-name="ACE-3" office:value-type="float" office:value="0.0040000000000000001">
            <text:p>0.004</text:p>
          </table:table-cell>
          <table:table-cell table:style-name="ACE-3" office:value-type="float" office:value="62.399999999999999">
            <text:p>62.4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float" office:value="1.137">
            <text:p>1.137</text:p>
          </table:table-cell>
          <table:table-cell table:style-name="ACE-3" office:value-type="float" office:value="0.0080000000000000002">
            <text:p>0.008</text:p>
          </table:table-cell>
          <table:table-cell table:style-name="ACE-3" office:value-type="string">
            <text:p>reliable</text:p>
          </table:table-cell>
          <table:table-cell table:style-name="ACE-3" table:formula="of:=[.M14]*1000" office:value-type="float" office:value="62400">
            <text:p>62400</text:p>
          </table:table-cell>
          <table:table-cell table:style-name="ACE-3" table:formula="of:=[.N14]*1000" office:value-type="float" office:value="800">
            <text:p>8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M-18 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3">
            <text:p>23</text:p>
          </table:table-cell>
          <table:table-cell table:style-name="ACE-3" office:value-type="string">
            <text:p>Platygyra sp. <text:s text:c="8"/>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.1200000000000001">
            <text:p>3.12</text:p>
          </table:table-cell>
          <table:table-cell table:style-name="ACE-3" office:value-type="float" office:value="0.02">
            <text:p>0.02</text:p>
          </table:table-cell>
          <table:table-cell table:style-name="ACE-3" office:value-type="string">
            <text:p>&gt;150 </text:p>
          </table:table-cell>
          <table:table-cell table:style-name="ACE-3" office:value-type="float" office:value="1.121">
            <text:p>1.121</text:p>
          </table:table-cell>
          <table:table-cell table:style-name="ACE-3" office:value-type="float" office:value="0.0070000000000000001">
            <text:p>0.007</text:p>
          </table:table-cell>
          <table:table-cell table:style-name="ACE-3" office:value-type="float" office:value="0.47399999999999998">
            <text:p>0.474</text:p>
          </table:table-cell>
          <table:table-cell table:style-name="ACE-3" office:value-type="float" office:value="0.0040000000000000001">
            <text:p>0.004</text:p>
          </table:table-cell>
          <table:table-cell table:style-name="ACE-3" office:value-type="float" office:value="68.700000000000003">
            <text:p>68.7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float" office:value="1.1459999999999999">
            <text:p>1.146</text:p>
          </table:table-cell>
          <table:table-cell table:style-name="ACE-3" office:value-type="float" office:value="0.0080000000000000002">
            <text:p>0.008</text:p>
          </table:table-cell>
          <table:table-cell table:style-name="ACE-3" office:value-type="string">
            <text:p>unreliable</text:p>
          </table:table-cell>
          <table:table-cell table:style-name="ACE-3" table:formula="of:=[.M15]*1000" office:value-type="float" office:value="68700">
            <text:p>68700</text:p>
          </table:table-cell>
          <table:table-cell table:style-name="ACE-3" table:formula="of:=[.N15]*1000" office:value-type="float" office:value="800">
            <text:p>8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S-56 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2">
            <text:p>22</text:p>
          </table:table-cell>
          <table:table-cell table:style-name="ACE-3" office:value-type="string">
            <text:p>Oulophyllia crispa <text:s text:c="3"/>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.3199999999999998">
            <text:p>3.32</text:p>
          </table:table-cell>
          <table:table-cell table:style-name="ACE-3" office:value-type="float" office:value="0.02">
            <text:p>0.02</text:p>
          </table:table-cell>
          <table:table-cell table:style-name="ACE-3" office:value-type="string">
            <text:p>&gt;630 </text:p>
          </table:table-cell>
          <table:table-cell table:style-name="ACE-3" office:value-type="float" office:value="1.1279999999999999">
            <text:p>1.128</text:p>
          </table:table-cell>
          <table:table-cell table:style-name="ACE-3" office:value-type="float" office:value="0.0080000000000000002">
            <text:p>0.008</text:p>
          </table:table-cell>
          <table:table-cell table:style-name="ACE-3" office:value-type="float" office:value="0.38600000000000001">
            <text:p>0.386</text:p>
          </table:table-cell>
          <table:table-cell table:style-name="ACE-3" office:value-type="float" office:value="0.0050000000000000001">
            <text:p>0.005</text:p>
          </table:table-cell>
          <table:table-cell table:style-name="ACE-3" office:value-type="float" office:value="52.299999999999997">
            <text:p>52.3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float" office:value="1.149">
            <text:p>1.149</text:p>
          </table:table-cell>
          <table:table-cell table:style-name="ACE-3" office:value-type="float" office:value="0.0089999999999999993">
            <text:p>0.009</text:p>
          </table:table-cell>
          <table:table-cell table:style-name="ACE-3" office:value-type="string">
            <text:p>reliable</text:p>
          </table:table-cell>
          <table:table-cell table:style-name="ACE-3" table:formula="of:=[.M16]*1000" office:value-type="float" office:value="52300">
            <text:p>52300</text:p>
          </table:table-cell>
          <table:table-cell table:style-name="ACE-3" table:formula="of:=[.N16]*1000" office:value-type="float" office:value="800">
            <text:p>8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S-58 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0">
            <text:p>20</text:p>
          </table:table-cell>
          <table:table-cell table:style-name="ACE-3" office:value-type="string">
            <text:p>Acropora sp. <text:s text:c="9"/>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4.5599999999999996">
            <text:p>4.56</text:p>
          </table:table-cell>
          <table:table-cell table:style-name="ACE-3" office:value-type="float" office:value="0.029999999999999999">
            <text:p>0.03</text:p>
          </table:table-cell>
          <table:table-cell table:style-name="ACE-3" office:value-type="string">
            <text:p>&gt;660 </text:p>
          </table:table-cell>
          <table:table-cell table:style-name="ACE-3" office:value-type="float" office:value="1.1240000000000001">
            <text:p>1.124</text:p>
          </table:table-cell>
          <table:table-cell table:style-name="ACE-3" office:value-type="float" office:value="0.0060000000000000001">
            <text:p>0.006</text:p>
          </table:table-cell>
          <table:table-cell table:style-name="ACE-3" office:value-type="float" office:value="0.38600000000000001">
            <text:p>0.386</text:p>
          </table:table-cell>
          <table:table-cell table:style-name="ACE-3" office:value-type="float" office:value="0.0040000000000000001">
            <text:p>0.004</text:p>
          </table:table-cell>
          <table:table-cell table:style-name="ACE-3" office:value-type="float" office:value="52.399999999999999">
            <text:p>52.4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float" office:value="1.143">
            <text:p>1.143</text:p>
          </table:table-cell>
          <table:table-cell table:style-name="ACE-3" office:value-type="float" office:value="0.0070000000000000001">
            <text:p>0.007</text:p>
          </table:table-cell>
          <table:table-cell table:style-name="ACE-3" office:value-type="string">
            <text:p>unreliable</text:p>
          </table:table-cell>
          <table:table-cell table:style-name="ACE-3" table:formula="of:=[.M17]*1000" office:value-type="float" office:value="52400">
            <text:p>52400</text:p>
          </table:table-cell>
          <table:table-cell table:style-name="ACE-3" table:formula="of:=[.N17]*1000" office:value-type="float" office:value="700">
            <text:p>7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M-20 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18">
            <text:p>18</text:p>
          </table:table-cell>
          <table:table-cell table:style-name="ACE-3" office:value-type="string">
            <text:p>Acropora palifera <text:s text:c="4"/>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.3499999999999996">
            <text:p>4.35</text:p>
          </table:table-cell>
          <table:table-cell table:style-name="ACE-3" office:value-type="float" office:value="0.029999999999999999">
            <text:p>0.03</text:p>
          </table:table-cell>
          <table:table-cell table:style-name="ACE-3" office:value-type="string">
            <text:p>&gt;120 </text:p>
          </table:table-cell>
          <table:table-cell table:style-name="ACE-3" office:value-type="float" office:value="1.1240000000000001">
            <text:p>1.124</text:p>
          </table:table-cell>
          <table:table-cell table:style-name="ACE-3" office:value-type="float" office:value="0.0060000000000000001">
            <text:p>0.006</text:p>
          </table:table-cell>
          <table:table-cell table:style-name="ACE-3" office:value-type="float" office:value="0.38">
            <text:p>0.38</text:p>
          </table:table-cell>
          <table:table-cell table:style-name="ACE-3" office:value-type="float" office:value="0.0040000000000000001">
            <text:p>0.004</text:p>
          </table:table-cell>
          <table:table-cell table:style-name="ACE-3" office:value-type="float" office:value="51.299999999999997">
            <text:p>51.3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1.143">
            <text:p>1.143</text:p>
          </table:table-cell>
          <table:table-cell table:style-name="ACE-3" office:value-type="float" office:value="0.0070000000000000001">
            <text:p>0.007</text:p>
          </table:table-cell>
          <table:table-cell table:style-name="ACE-3" office:value-type="string">
            <text:p>reliable</text:p>
          </table:table-cell>
          <table:table-cell table:style-name="ACE-3" table:formula="of:=[.M18]*1000" office:value-type="float" office:value="51300">
            <text:p>51300</text:p>
          </table:table-cell>
          <table:table-cell table:style-name="ACE-3" table:formula="of:=[.N18]*1000" office:value-type="float" office:value="600">
            <text:p>6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M-16 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18">
            <text:p>18</text:p>
          </table:table-cell>
          <table:table-cell table:style-name="ACE-3" office:value-type="string">
            <text:p>Acropora palifera <text:s text:c="4"/>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4.04">
            <text:p>4.04</text:p>
          </table:table-cell>
          <table:table-cell table:style-name="ACE-3" office:value-type="float" office:value="0.029999999999999999">
            <text:p>0.03</text:p>
          </table:table-cell>
          <table:table-cell table:style-name="ACE-3" office:value-type="string">
            <text:p>&gt;40 <text:s/></text:p>
          </table:table-cell>
          <table:table-cell table:style-name="ACE-3" office:value-type="float" office:value="1.1060000000000001">
            <text:p>1.106</text:p>
          </table:table-cell>
          <table:table-cell table:style-name="ACE-3" office:value-type="float" office:value="0.0070000000000000001">
            <text:p>0.007</text:p>
          </table:table-cell>
          <table:table-cell table:style-name="ACE-3" office:value-type="float" office:value="0.38300000000000001">
            <text:p>0.383</text:p>
          </table:table-cell>
          <table:table-cell table:style-name="ACE-3" office:value-type="float" office:value="0.0040000000000000001">
            <text:p>0.004</text:p>
          </table:table-cell>
          <table:table-cell table:style-name="ACE-3" office:value-type="float" office:value="51.700000000000003">
            <text:p>51.7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1.1220000000000001">
            <text:p>1.122</text:p>
          </table:table-cell>
          <table:table-cell table:style-name="ACE-3" office:value-type="float" office:value="0.0080000000000000002">
            <text:p>0.008</text:p>
          </table:table-cell>
          <table:table-cell table:style-name="ACE-3" office:value-type="string">
            <text:p>unreliable</text:p>
          </table:table-cell>
          <table:table-cell table:style-name="ACE-3" table:formula="of:=[.M19]*1000" office:value-type="float" office:value="51700">
            <text:p>51700</text:p>
          </table:table-cell>
          <table:table-cell table:style-name="ACE-3" table:formula="of:=[.N19]*1000" office:value-type="float" office:value="600">
            <text:p>6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M-19 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20">
            <text:p>20</text:p>
          </table:table-cell>
          <table:table-cell table:style-name="ACE-3" office:value-type="string">
            <text:p>Favia pallida <text:s text:c="8"/>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.8100000000000001">
            <text:p>2.81</text:p>
          </table:table-cell>
          <table:table-cell table:style-name="ACE-3" office:value-type="float" office:value="0.02">
            <text:p>0.02</text:p>
          </table:table-cell>
          <table:table-cell table:style-name="ACE-3" office:value-type="string">
            <text:p>&gt;290 </text:p>
          </table:table-cell>
          <table:table-cell table:style-name="ACE-3" office:value-type="float" office:value="1.111">
            <text:p>1.111</text:p>
          </table:table-cell>
          <table:table-cell table:style-name="ACE-3" office:value-type="float" office:value="0.0060000000000000001">
            <text:p>0.006</text:p>
          </table:table-cell>
          <table:table-cell table:style-name="ACE-3" office:value-type="float" office:value="0.438">
            <text:p>0.438</text:p>
          </table:table-cell>
          <table:table-cell table:style-name="ACE-3" office:value-type="float" office:value="0.0080000000000000002">
            <text:p>0.008</text:p>
          </table:table-cell>
          <table:table-cell table:style-name="ACE-3" office:value-type="float" office:value="61.799999999999997">
            <text:p>61.8</text:p>
          </table:table-cell>
          <table:table-cell table:style-name="ACE-3" office:value-type="float" office:value="1.6000000000000001">
            <text:p>1.6</text:p>
          </table:table-cell>
          <table:table-cell table:style-name="ACE-3" office:value-type="float" office:value="1.1319999999999999">
            <text:p>1.132</text:p>
          </table:table-cell>
          <table:table-cell table:style-name="ACE-3" office:value-type="float" office:value="0.0080000000000000002">
            <text:p>0.008</text:p>
          </table:table-cell>
          <table:table-cell table:style-name="ACE-3" office:value-type="string">
            <text:p>reliable</text:p>
          </table:table-cell>
          <table:table-cell table:style-name="ACE-3" table:formula="of:=[.M20]*1000" office:value-type="float" office:value="61800">
            <text:p>61800</text:p>
          </table:table-cell>
          <table:table-cell table:style-name="ACE-3" table:formula="of:=[.N20]*1000" office:value-type="float" office:value="1600">
            <text:p>16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M-17 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18">
            <text:p>18</text:p>
          </table:table-cell>
          <table:table-cell table:style-name="ACE-3" office:value-type="string">
            <text:p>Acropora palifera <text:s text:c="4"/>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4.0499999999999998">
            <text:p>4.05</text:p>
          </table:table-cell>
          <table:table-cell table:style-name="ACE-3" office:value-type="float" office:value="0.029999999999999999">
            <text:p>0.03</text:p>
          </table:table-cell>
          <table:table-cell table:style-name="ACE-3" office:value-type="string">
            <text:p>&gt;30 <text:s/></text:p>
          </table:table-cell>
          <table:table-cell table:style-name="ACE-3" office:value-type="float" office:value="1.1220000000000001">
            <text:p>1.122</text:p>
          </table:table-cell>
          <table:table-cell table:style-name="ACE-3" office:value-type="float" office:value="0.0070000000000000001">
            <text:p>0.007</text:p>
          </table:table-cell>
          <table:table-cell table:style-name="ACE-3" office:value-type="float" office:value="0.39700000000000002">
            <text:p>0.397</text:p>
          </table:table-cell>
          <table:table-cell table:style-name="ACE-3" office:value-type="float" office:value="0.0040000000000000001">
            <text:p>0.004</text:p>
          </table:table-cell>
          <table:table-cell table:style-name="ACE-3" office:value-type="float" office:value="54.299999999999997">
            <text:p>54.3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float" office:value="1.1419999999999999">
            <text:p>1.142</text:p>
          </table:table-cell>
          <table:table-cell table:style-name="ACE-3" office:value-type="float" office:value="0.0080000000000000002">
            <text:p>0.008</text:p>
          </table:table-cell>
          <table:table-cell table:style-name="ACE-3" office:value-type="string">
            <text:p>reliable</text:p>
          </table:table-cell>
          <table:table-cell table:style-name="ACE-3" table:formula="of:=[.M21]*1000" office:value-type="float" office:value="54300">
            <text:p>54300</text:p>
          </table:table-cell>
          <table:table-cell table:style-name="ACE-3" table:formula="of:=[.N21]*1000" office:value-type="float" office:value="700">
            <text:p>7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M-14 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23">
            <text:p>23</text:p>
          </table:table-cell>
          <table:table-cell table:style-name="ACE-3" office:value-type="string">
            <text:p>Caurastrea sp. <text:s text:c="7"/>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.0299999999999998">
            <text:p>3.03</text:p>
          </table:table-cell>
          <table:table-cell table:style-name="ACE-3" office:value-type="float" office:value="0.02">
            <text:p>0.02</text:p>
          </table:table-cell>
          <table:table-cell table:style-name="ACE-3" office:value-type="string">
            <text:p>&gt;80 <text:s/></text:p>
          </table:table-cell>
          <table:table-cell table:style-name="ACE-3" office:value-type="float" office:value="1.1319999999999999">
            <text:p>1.132</text:p>
          </table:table-cell>
          <table:table-cell table:style-name="ACE-3" office:value-type="float" office:value="0.0080000000000000002">
            <text:p>0.008</text:p>
          </table:table-cell>
          <table:table-cell table:style-name="ACE-3" office:value-type="float" office:value="0.40699999999999997">
            <text:p>0.407</text:p>
          </table:table-cell>
          <table:table-cell table:style-name="ACE-3" office:value-type="float" office:value="0.0050000000000000001">
            <text:p>0.005</text:p>
          </table:table-cell>
          <table:table-cell table:style-name="ACE-3" office:value-type="float" office:value="56.100000000000001">
            <text:p>56.1</text:p>
          </table:table-cell>
          <table:table-cell table:style-name="ACE-3" office:value-type="float" office:value="0.90000000000000002">
            <text:p>0.9</text:p>
          </table:table-cell>
          <table:table-cell table:style-name="ACE-3" office:value-type="float" office:value="1.1539999999999999">
            <text:p>1.154</text:p>
          </table:table-cell>
          <table:table-cell table:style-name="ACE-3" office:value-type="float" office:value="0.01">
            <text:p>0.01</text:p>
          </table:table-cell>
          <table:table-cell table:style-name="ACE-3" office:value-type="string">
            <text:p>reliable</text:p>
          </table:table-cell>
          <table:table-cell table:style-name="ACE-3" table:formula="of:=[.M22]*1000" office:value-type="float" office:value="56100">
            <text:p>56100</text:p>
          </table:table-cell>
          <table:table-cell table:style-name="ACE-3" table:formula="of:=[.N22]*1000" office:value-type="float" office:value="900">
            <text:p>9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M-27 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23">
            <text:p>23</text:p>
          </table:table-cell>
          <table:table-cell table:style-name="ACE-3" office:value-type="string">
            <text:p>Caurastrea sp. <text:s text:c="7"/>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.96">
            <text:p>2.96</text:p>
          </table:table-cell>
          <table:table-cell table:style-name="ACE-3" office:value-type="float" office:value="0.02">
            <text:p>0.02</text:p>
          </table:table-cell>
          <table:table-cell table:style-name="ACE-3" office:value-type="string">
            <text:p>&gt;140 </text:p>
          </table:table-cell>
          <table:table-cell table:style-name="ACE-3" office:value-type="float" office:value="1.1140000000000001">
            <text:p>1.114</text:p>
          </table:table-cell>
          <table:table-cell table:style-name="ACE-3" office:value-type="float" office:value="0.0070000000000000001">
            <text:p>0.007</text:p>
          </table:table-cell>
          <table:table-cell table:style-name="ACE-3" office:value-type="float" office:value="0.40899999999999997">
            <text:p>0.409</text:p>
          </table:table-cell>
          <table:table-cell table:style-name="ACE-3" office:value-type="float" office:value="0.0040000000000000001">
            <text:p>0.004</text:p>
          </table:table-cell>
          <table:table-cell table:style-name="ACE-3" office:value-type="float" office:value="56.5">
            <text:p>56.5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float" office:value="1.133">
            <text:p>1.133</text:p>
          </table:table-cell>
          <table:table-cell table:style-name="ACE-3" office:value-type="float" office:value="0.0080000000000000002">
            <text:p>0.008</text:p>
          </table:table-cell>
          <table:table-cell table:style-name="ACE-3" office:value-type="string">
            <text:p>reliable</text:p>
          </table:table-cell>
          <table:table-cell table:style-name="ACE-3" table:formula="of:=[.M23]*1000" office:value-type="float" office:value="56500">
            <text:p>56500</text:p>
          </table:table-cell>
          <table:table-cell table:style-name="ACE-3" table:formula="of:=[.N23]*1000" office:value-type="float" office:value="800">
            <text:p>8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M-26 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22">
            <text:p>22</text:p>
          </table:table-cell>
          <table:table-cell table:style-name="ACE-3" office:value-type="string">
            <text:p>Plesiastrea versipora 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2.9399999999999999">
            <text:p>2.94</text:p>
          </table:table-cell>
          <table:table-cell table:style-name="ACE-3" office:value-type="float" office:value="0.02">
            <text:p>0.02</text:p>
          </table:table-cell>
          <table:table-cell table:style-name="ACE-3" office:value-type="string">
            <text:p>&gt;230 </text:p>
          </table:table-cell>
          <table:table-cell table:style-name="ACE-3" office:value-type="float" office:value="1.1200000000000001">
            <text:p>1.12</text:p>
          </table:table-cell>
          <table:table-cell table:style-name="ACE-3" office:value-type="float" office:value="0.0070000000000000001">
            <text:p>0.007</text:p>
          </table:table-cell>
          <table:table-cell table:style-name="ACE-3" office:value-type="float" office:value="0.42299999999999999">
            <text:p>0.423</text:p>
          </table:table-cell>
          <table:table-cell table:style-name="ACE-3" office:value-type="float" office:value="0.0040000000000000001">
            <text:p>0.004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float" office:value="1.1419999999999999">
            <text:p>1.142</text:p>
          </table:table-cell>
          <table:table-cell table:style-name="ACE-3" office:value-type="float" office:value="0.0080000000000000002">
            <text:p>0.008</text:p>
          </table:table-cell>
          <table:table-cell table:style-name="ACE-3" office:value-type="string">
            <text:p>unreliable</text:p>
          </table:table-cell>
          <table:table-cell table:style-name="ACE-3" table:formula="of:=[.M24]*1000" office:value-type="float" office:value="59000">
            <text:p>59000</text:p>
          </table:table-cell>
          <table:table-cell table:style-name="ACE-3" table:formula="of:=[.N24]*1000" office:value-type="float" office:value="800">
            <text:p>8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M-25 </text:p>
          </table:table-cell>
          <table:table-cell table:style-name="ACE-3" office:value-type="float" office:value="13">
            <text:p>13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Acropora palifera <text:s text:c="4"/>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.029999999999999999">
            <text:p>0.03</text:p>
          </table:table-cell>
          <table:table-cell table:style-name="ACE-3" office:value-type="string">
            <text:p>&gt;170 </text:p>
          </table:table-cell>
          <table:table-cell table:style-name="ACE-3" office:value-type="float" office:value="1.107">
            <text:p>1.107</text:p>
          </table:table-cell>
          <table:table-cell table:style-name="ACE-3" office:value-type="float" office:value="0.0060000000000000001">
            <text:p>0.006</text:p>
          </table:table-cell>
          <table:table-cell table:style-name="ACE-3" office:value-type="float" office:value="0.44600000000000001">
            <text:p>0.446</text:p>
          </table:table-cell>
          <table:table-cell table:style-name="ACE-3" office:value-type="float" office:value="0.0050000000000000001">
            <text:p>0.005</text:p>
          </table:table-cell>
          <table:table-cell table:style-name="ACE-3" office:value-type="float" office:value="63.299999999999997">
            <text:p>63.3</text:p>
          </table:table-cell>
          <table:table-cell table:style-name="ACE-3" office:value-type="float" office:value="0.90000000000000002">
            <text:p>0.9</text:p>
          </table:table-cell>
          <table:table-cell table:style-name="ACE-3" office:value-type="float" office:value="1.127">
            <text:p>1.127</text:p>
          </table:table-cell>
          <table:table-cell table:style-name="ACE-3" office:value-type="float" office:value="0.0070000000000000001">
            <text:p>0.007</text:p>
          </table:table-cell>
          <table:table-cell table:style-name="ACE-3" office:value-type="string">
            <text:p>unreliable</text:p>
          </table:table-cell>
          <table:table-cell table:style-name="ACE-3" table:formula="of:=[.M25]*1000" office:value-type="float" office:value="63300">
            <text:p>63300</text:p>
          </table:table-cell>
          <table:table-cell table:style-name="ACE-3" table:formula="of:=[.N25]*1000" office:value-type="float" office:value="900">
            <text:p>9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M-24 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Alveopora sp. <text:s text:c="8"/>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4.5999999999999996">
            <text:p>4.6</text:p>
          </table:table-cell>
          <table:table-cell table:style-name="ACE-3" office:value-type="float" office:value="0.029999999999999999">
            <text:p>0.03</text:p>
          </table:table-cell>
          <table:table-cell table:style-name="ACE-3" office:value-type="string">
            <text:p>&gt;50 <text:s/></text:p>
          </table:table-cell>
          <table:table-cell table:style-name="ACE-3" office:value-type="float" office:value="1.1419999999999999">
            <text:p>1.142</text:p>
          </table:table-cell>
          <table:table-cell table:style-name="ACE-3" office:value-type="float" office:value="0.0070000000000000001">
            <text:p>0.007</text:p>
          </table:table-cell>
          <table:table-cell table:style-name="ACE-3" office:value-type="float" office:value="0.38800000000000001">
            <text:p>0.388</text:p>
          </table:table-cell>
          <table:table-cell table:style-name="ACE-3" office:value-type="float" office:value="0.0080000000000000002">
            <text:p>0.008</text:p>
          </table:table-cell>
          <table:table-cell table:style-name="ACE-3" office:value-type="float" office:value="52.600000000000001">
            <text:p>52.6</text:p>
          </table:table-cell>
          <table:table-cell table:style-name="ACE-3" office:value-type="float" office:value="1.3999999999999999">
            <text:p>1.4</text:p>
          </table:table-cell>
          <table:table-cell table:style-name="ACE-3" office:value-type="float" office:value="1.165">
            <text:p>1.165</text:p>
          </table:table-cell>
          <table:table-cell table:style-name="ACE-3" office:value-type="float" office:value="0.0080000000000000002">
            <text:p>0.008</text:p>
          </table:table-cell>
          <table:table-cell table:style-name="ACE-3" office:value-type="string">
            <text:p>unreliable</text:p>
          </table:table-cell>
          <table:table-cell table:style-name="ACE-3" table:formula="of:=[.M26]*1000" office:value-type="float" office:value="52600">
            <text:p>52600</text:p>
          </table:table-cell>
          <table:table-cell table:style-name="ACE-3" table:formula="of:=[.N26]*1000" office:value-type="float" office:value="1400">
            <text:p>14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M-09 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37">
            <text:p>37</text:p>
          </table:table-cell>
          <table:table-cell table:style-name="ACE-3" office:value-type="string">
            <text:p>Acropora gemmifera <text:s text:c="3"/>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.9500000000000002">
            <text:p>3.95</text:p>
          </table:table-cell>
          <table:table-cell table:style-name="ACE-3" office:value-type="float" office:value="0.029999999999999999">
            <text:p>0.03</text:p>
          </table:table-cell>
          <table:table-cell table:style-name="ACE-3" office:value-type="string">
            <text:p>&gt;280 </text:p>
          </table:table-cell>
          <table:table-cell table:style-name="ACE-3" office:value-type="float" office:value="1.026">
            <text:p>1.026</text:p>
          </table:table-cell>
          <table:table-cell table:style-name="ACE-3" office:value-type="float" office:value="0.0060000000000000001">
            <text:p>0.006</text:p>
          </table:table-cell>
          <table:table-cell table:style-name="ACE-3" office:value-type="float" office:value="0.98099999999999998">
            <text:p>0.981</text:p>
          </table:table-cell>
          <table:table-cell table:style-name="ACE-3" office:value-type="float" office:value="0.0089999999999999993">
            <text:p>0.009</text:p>
          </table:table-cell>
          <table:table-cell table:style-name="ACE-3" office:value-type="float" office:value="389">
            <text:p>389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1.0880000000000001">
            <text:p>1.088</text:p>
          </table:table-cell>
          <table:table-cell table:style-name="ACE-3" office:value-type="float" office:value="0.021000000000000001">
            <text:p>0.021</text:p>
          </table:table-cell>
          <table:table-cell table:style-name="ACE-3" office:value-type="string">
            <text:p>unreliable</text:p>
          </table:table-cell>
          <table:table-cell table:style-name="ACE-3" table:formula="of:=[.M27]*1000" office:value-type="float" office:value="389000">
            <text:p>389000</text:p>
          </table:table-cell>
          <table:table-cell table:style-name="ACE-3" table:formula="of:=[.N27]*1000" office:value-type="float" office:value="40000">
            <text:p>400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M-11 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Acropora palifera <text:s text:c="4"/>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.4000000000000004">
            <text:p>4.4</text:p>
          </table:table-cell>
          <table:table-cell table:style-name="ACE-3" office:value-type="float" office:value="0.029999999999999999">
            <text:p>0.03</text:p>
          </table:table-cell>
          <table:table-cell table:style-name="ACE-3" office:value-type="string">
            <text:p>&gt;230 </text:p>
          </table:table-cell>
          <table:table-cell table:style-name="ACE-3" office:value-type="float" office:value="1.028">
            <text:p>1.028</text:p>
          </table:table-cell>
          <table:table-cell table:style-name="ACE-3" office:value-type="float" office:value="0.0060000000000000001">
            <text:p>0.006</text:p>
          </table:table-cell>
          <table:table-cell table:style-name="ACE-3" office:value-type="float" office:value="0.998">
            <text:p>0.998</text:p>
          </table:table-cell>
          <table:table-cell table:style-name="ACE-3" office:value-type="float" office:value="0.0089999999999999993">
            <text:p>0.009</text:p>
          </table:table-cell>
          <table:table-cell table:style-name="ACE-3" office:value-type="float" office:value="475">
            <text:p>475</text:p>
          </table:table-cell>
          <table:table-cell table:style-name="ACE-3" office:value-type="float" office:value="124">
            <text:p>124</text:p>
          </table:table-cell>
          <table:table-cell table:style-name="ACE-3" office:value-type="float" office:value="1.1759999999999999">
            <text:p>1.176</text:p>
          </table:table-cell>
          <table:table-cell table:style-name="ACE-3" office:value-type="float" office:value="0.034000000000000002">
            <text:p>0.034</text:p>
          </table:table-cell>
          <table:table-cell table:style-name="ACE-3" office:value-type="string">
            <text:p>unreliable</text:p>
          </table:table-cell>
          <table:table-cell table:style-name="ACE-3" table:formula="of:=[.M28]*1000" office:value-type="float" office:value="475000">
            <text:p>475000</text:p>
          </table:table-cell>
          <table:table-cell table:style-name="ACE-3" table:formula="of:=[.N28]*1000" office:value-type="float" office:value="124000">
            <text:p>124000</text:p>
          </table:table-cell>
          <table:table-cell table:number-columns-repeated="237" table:style-name="ACE-3"/>
        </table:table-row>
        <table:table-row table:style-name="AROW-1">
          <table:table-cell table:style-name="ACE-3" office:value-type="string">
            <text:p>KM-08 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37">
            <text:p>37</text:p>
          </table:table-cell>
          <table:table-cell table:style-name="ACE-3" office:value-type="string">
            <text:p>Acropora gemmifera <text:s text:c="3"/>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3.71">
            <text:p>3.71</text:p>
          </table:table-cell>
          <table:table-cell table:style-name="ACE-3" office:value-type="float" office:value="0.02">
            <text:p>0.02</text:p>
          </table:table-cell>
          <table:table-cell table:style-name="ACE-3" office:value-type="string">
            <text:p>&gt;240 </text:p>
          </table:table-cell>
          <table:table-cell table:style-name="ACE-3" office:value-type="float" office:value="1.0069999999999999">
            <text:p>1.007</text:p>
          </table:table-cell>
          <table:table-cell table:style-name="ACE-3" office:value-type="float" office:value="0.0060000000000000001">
            <text:p>0.006</text:p>
          </table:table-cell>
          <table:table-cell table:style-name="ACE-3" office:value-type="float" office:value="1.052">
            <text:p>1.052</text:p>
          </table:table-cell>
          <table:table-cell table:style-name="ACE-3" office:value-type="float" office:value="0.0089999999999999993">
            <text:p>0.009</text:p>
          </table:table-cell>
          <table:table-cell table:style-name="ACE-3" office:value-type="string">
            <text:p><text:s text:c="6"/></text:p>
          </table:table-cell>
          <table:table-cell table:style-name="ACE-3" office:value-type="string">
            <text:p><text:s text:c="3"/></text:p>
          </table:table-cell>
          <table:table-cell table:style-name="ACE-3" office:value-type="string">
            <text:p><text:s text:c="6"/></text:p>
          </table:table-cell>
          <table:table-cell table:style-name="ACE-3" office:value-type="string">
            <text:p><text:s text:c="7"/></text:p>
          </table:table-cell>
          <table:table-cell table:style-name="ACE-3" office:value-type="string">
            <text:p>unreliable</text:p>
          </table:table-cell>
          <table:table-cell table:number-columns-repeated="239" table:style-name="ACE-3"/>
        </table:table-row>
        <table:table-row table:style-name="AROW-1">
          <table:table-cell table:style-name="ACE-3" office:value-type="string">
            <text:p>KM-10 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Acropora palifera <text:s text:c="4"/>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4.0300000000000002">
            <text:p>4.03</text:p>
          </table:table-cell>
          <table:table-cell table:style-name="ACE-3" office:value-type="float" office:value="0.029999999999999999">
            <text:p>0.03</text:p>
          </table:table-cell>
          <table:table-cell table:style-name="ACE-3" office:value-type="string">
            <text:p>&gt;300 </text:p>
          </table:table-cell>
          <table:table-cell table:style-name="ACE-3" office:value-type="float" office:value="1.0249999999999999">
            <text:p>1.025</text:p>
          </table:table-cell>
          <table:table-cell table:style-name="ACE-3" office:value-type="float" office:value="0.0060000000000000001">
            <text:p>0.006</text:p>
          </table:table-cell>
          <table:table-cell table:style-name="ACE-3" office:value-type="float" office:value="1.0840000000000001">
            <text:p>1.084</text:p>
          </table:table-cell>
          <table:table-cell table:style-name="ACE-3" office:value-type="float" office:value="0.01">
            <text:p>0.01</text:p>
          </table:table-cell>
          <table:table-cell table:style-name="ACE-3" office:value-type="string">
            <text:p><text:s text:c="6"/></text:p>
          </table:table-cell>
          <table:table-cell table:style-name="ACE-3" office:value-type="string">
            <text:p><text:s text:c="3"/></text:p>
          </table:table-cell>
          <table:table-cell table:style-name="ACE-3" office:value-type="string">
            <text:p><text:s text:c="6"/></text:p>
          </table:table-cell>
          <table:table-cell table:style-name="ACE-3" office:value-type="string">
            <text:p><text:s text:c="7"/></text:p>
          </table:table-cell>
          <table:table-cell table:style-name="ACE-3" office:value-type="string">
            <text:p>unreliable</text:p>
          </table:table-cell>
          <table:table-cell table:number-columns-repeated="239" table:style-name="ACE-3"/>
        </table:table-row>
        <table:table-row table:style-name="AROW-0" table:number-rows-repeated="65506">
          <table:table-cell table:number-columns-repeated="256"/>
        </table:table-row>
        <table:named-expressions>
          <table:named-expression table:name="Sheet_Title" table:expression="of:=&quot;original_table&quot;" table:base-cell-address="$'original_table'.$A$1"/>
          <table:named-expression table:name="Print_Area" table:expression="of:=#REF!" table:base-cell-address="$'original_table'.$A$1"/>
        </table:named-expressions>
        <gnm:selections gnm:cursor-col="17" gnm:cursor-row="1">
          <gnm:selection gnm:start-col="17" gnm:start-row="1" gnm:end-col="18" gnm:end-row="27"/>
        </gnm:selections>
      </table:table>
      <table:table table:name="data" table:style-name="ta-4" table:print="true">
        <office:forms form:automatic-focus="false" form:apply-design-mode="false">
          <form:form/>
        </office:forms>
        <table:table-column table:default-cell-style-name="ACE-4" table:style-name="ACOL-21"/>
        <table:table-column table:default-cell-style-name="ACE-4" table:style-name="ACOL-22"/>
        <table:table-column table:default-cell-style-name="ACE-4" table:style-name="ACOL-23"/>
        <table:table-column table:default-cell-style-name="ACE-4" table:style-name="ACOL-24"/>
        <table:table-column table:default-cell-style-name="ACE-4" table:style-name="ACOL-25"/>
        <table:table-column table:default-cell-style-name="ACE-7" table:style-name="ACOL-26"/>
        <table:table-column table:default-cell-style-name="ACE-4" table:style-name="ACOL-27"/>
        <table:table-column table:default-cell-style-name="ACE-4" table:style-name="ACOL-28"/>
        <table:table-column table:default-cell-style-name="ACE-4" table:style-name="ACOL-27"/>
        <table:table-column table:default-cell-style-name="ACE-4" table:style-name="ACOL-29"/>
        <table:table-column table:default-cell-style-name="ACE-4" table:style-name="ACOL-27" table:number-columns-repeated="2"/>
        <table:table-column table:default-cell-style-name="ACE-4" table:style-name="ACOL-1"/>
        <table:table-column table:default-cell-style-name="ACE-4" table:style-name="ACOL-2" table:number-columns-repeated="2"/>
        <table:table-column table:default-cell-style-name="ACE-4" table:style-name="ACOL-30"/>
        <table:table-column table:default-cell-style-name="ACE-4" table:style-name="ACOL-27"/>
        <table:table-column table:default-cell-style-name="ACE-4" table:style-name="ACOL-31"/>
        <table:table-column table:default-cell-style-name="ACE-4" table:style-name="ACOL-32"/>
        <table:table-column table:default-cell-style-name="ACE-4" table:style-name="ACOL-33"/>
        <table:table-column table:default-cell-style-name="ACE-4" table:style-name="ACOL-20" table:number-columns-repeated="224"/>
        <table:table-column table:default-cell-style-name="ACE-5" table:style-name="ACOL-20" table:number-columns-repeated="12"/>
        <table:table-row table:style-name="AROW-1">
          <table:table-cell table:style-name="ACE-4" office:value-type="string">
            <text:p>Region</text:p>
          </table:table-cell>
          <table:table-cell table:style-name="ACE-4" office:value-type="string">
            <text:p>Dating_Method</text:p>
          </table:table-cell>
          <table:table-cell table:style-name="ACE-4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7" office:value-type="string">
            <text:p>age</text:p>
          </table:table-cell>
          <table:table-cell table:style-name="ACE-4" office:value-type="string">
            <text:p>error</text:p>
          </table:table-cell>
          <table:table-cell table:style-name="ACE-4" office:value-type="string">
            <text:p>Material</text:p>
          </table:table-cell>
          <table:table-cell table:style-name="ACE-4" office:value-type="string">
            <text:p>Curve</text:p>
          </table:table-cell>
          <table:table-cell table:style-name="ACE-4" office:value-type="string">
            <text:p>Reservoir_age</text:p>
          </table:table-cell>
          <table:table-cell table:style-name="ACE-4" office:value-type="string">
            <text:p>Reservoir_error</text:p>
          </table:table-cell>
          <table:table-cell table:style-name="ACE-4" office:value-type="string">
            <text:p>type</text:p>
          </table:table-cell>
          <table:table-cell table:style-name="ACE-4" office:value-type="string">
            <text:p>RSL</text:p>
          </table:table-cell>
          <table:table-cell table:style-name="ACE-4" office:value-type="string">
            <text:p>RSL_2sigma_upper</text:p>
          </table:table-cell>
          <table:table-cell table:style-name="ACE-4" office:value-type="string">
            <text:p>RSL_2sigma_lower</text:p>
          </table:table-cell>
          <table:table-cell table:style-name="ACE-4" office:value-type="string">
            <text:p>Reference</text:p>
          </table:table-cell>
          <table:table-cell table:style-name="ACE-4" office:value-type="string">
            <text:p>comment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M-04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66200">
            <text:p>66200</text:p>
          </table:table-cell>
          <table:table-cell table:style-name="ACE-5" office:value-type="float" office:value="900">
            <text:p>900</text:p>
          </table:table-cell>
          <table:table-cell table:style-name="ACE-5" office:value-type="string">
            <text:p>Favia sp. <text:s text:c="12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51.461703526765916">
            <text:p>−51.46170352676592</text:p>
          </table:table-cell>
          <table:table-cell table:style-name="ACE-4" office:value-type="float" office:value="11.17199319617337">
            <text:p>11.1719931961734</text:p>
          </table:table-cell>
          <table:table-cell table:style-name="ACE-4" office:value-type="float" office:value="11.17199319617337">
            <text:p>11.1719931961734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DT-06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67300">
            <text:p>67300</text:p>
          </table:table-cell>
          <table:table-cell table:style-name="ACE-5" office:value-type="float" office:value="1300">
            <text:p>1300</text:p>
          </table:table-cell>
          <table:table-cell table:style-name="ACE-5" office:value-type="string">
            <text:p>Plesiastrea versipora 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53.642542616986077">
            <text:p>−53.6425426169861</text:p>
          </table:table-cell>
          <table:table-cell table:style-name="ACE-4" office:value-type="float" office:value="11.844512144393317">
            <text:p>11.84451214439332</text:p>
          </table:table-cell>
          <table:table-cell table:style-name="ACE-4" office:value-type="float" office:value="11.844512144393317">
            <text:p>11.84451214439332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un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AO351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67800">
            <text:p>67800</text:p>
          </table:table-cell>
          <table:table-cell table:style-name="ACE-5" office:value-type="float" office:value="2000">
            <text:p>2000</text:p>
          </table:table-cell>
          <table:table-cell table:style-name="ACE-5" office:value-type="string">
            <text:p>Cyphastrea sp. <text:s text:c="7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54.684933156018957">
            <text:p>−54.684933156019</text:p>
          </table:table-cell>
          <table:table-cell table:style-name="ACE-4" office:value-type="float" office:value="12.968245631439169">
            <text:p>12.96824563143917</text:p>
          </table:table-cell>
          <table:table-cell table:style-name="ACE-4" office:value-type="float" office:value="12.968245631439169">
            <text:p>12.96824563143917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M-13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74900">
            <text:p>74900</text:p>
          </table:table-cell>
          <table:table-cell table:style-name="ACE-5" office:value-type="float" office:value="900">
            <text:p>900</text:p>
          </table:table-cell>
          <table:table-cell table:style-name="ACE-5" office:value-type="string">
            <text:p>Favia speciosa <text:s text:c="7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76.398178936601994">
            <text:p>−76.398178936602</text:p>
          </table:table-cell>
          <table:table-cell table:style-name="ACE-4" office:value-type="float" office:value="11.821909855030887">
            <text:p>11.82190985503089</text:p>
          </table:table-cell>
          <table:table-cell table:style-name="ACE-4" office:value-type="float" office:value="11.821909855030887">
            <text:p>11.82190985503089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M-21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65000">
            <text:p>65000</text:p>
          </table:table-cell>
          <table:table-cell table:style-name="ACE-5" office:value-type="float" office:value="900">
            <text:p>900</text:p>
          </table:table-cell>
          <table:table-cell table:style-name="ACE-5" office:value-type="string">
            <text:p>Favidae <text:s text:c="1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64.125637952995419">
            <text:p>−64.1256379529954</text:p>
          </table:table-cell>
          <table:table-cell table:style-name="ACE-4" office:value-type="float" office:value="11.084570533835192">
            <text:p>11.08457053383519</text:p>
          </table:table-cell>
          <table:table-cell table:style-name="ACE-4" office:value-type="float" office:value="11.084570533835192">
            <text:p>11.08457053383519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M-03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62700">
            <text:p>62700</text:p>
          </table:table-cell>
          <table:table-cell table:style-name="ACE-5" office:value-type="float" office:value="900">
            <text:p>900</text:p>
          </table:table-cell>
          <table:table-cell table:style-name="ACE-5" office:value-type="string">
            <text:p>Plesiastrea versipora 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74.648178936601965">
            <text:p>−74.648178936602</text:p>
          </table:table-cell>
          <table:table-cell table:style-name="ACE-4" office:value-type="float" office:value="10.918638926423172">
            <text:p>10.91863892642317</text:p>
          </table:table-cell>
          <table:table-cell table:style-name="ACE-4" office:value-type="float" office:value="10.918638926423172">
            <text:p>10.91863892642317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un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M-23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63700">
            <text:p>63700</text:p>
          </table:table-cell>
          <table:table-cell table:style-name="ACE-5" office:value-type="float" office:value="900">
            <text:p>900</text:p>
          </table:table-cell>
          <table:table-cell table:style-name="ACE-5" office:value-type="string">
            <text:p>Acropora palifera <text:s text:c="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86.594900248077408">
            <text:p>−86.5949002480774</text:p>
          </table:table-cell>
          <table:table-cell table:style-name="ACE-4" office:value-type="float" office:value="8.413764750612712">
            <text:p>8.41376475061271</text:p>
          </table:table-cell>
          <table:table-cell table:style-name="ACE-4" office:value-type="float" office:value="8.413764750612712">
            <text:p>8.41376475061271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M-06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66000">
            <text:p>66000</text:p>
          </table:table-cell>
          <table:table-cell table:style-name="ACE-5" office:value-type="float" office:value="1000">
            <text:p>1000</text:p>
          </table:table-cell>
          <table:table-cell table:style-name="ACE-5" office:value-type="string">
            <text:p>Plesiastrea versipora 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81.082220676370127">
            <text:p>−81.0822206763701</text:p>
          </table:table-cell>
          <table:table-cell table:style-name="ACE-4" office:value-type="float" office:value="11.302269952737877">
            <text:p>11.30226995273788</text:p>
          </table:table-cell>
          <table:table-cell table:style-name="ACE-4" office:value-type="float" office:value="11.302269952737877">
            <text:p>11.30226995273788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un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M-01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61200">
            <text:p>61200</text:p>
          </table:table-cell>
          <table:table-cell table:style-name="ACE-5" office:value-type="float" office:value="900">
            <text:p>900</text:p>
          </table:table-cell>
          <table:table-cell table:style-name="ACE-5" office:value-type="string">
            <text:p>Montastorea curta <text:s text:c="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86.228096969388872">
            <text:p>−86.2280969693889</text:p>
          </table:table-cell>
          <table:table-cell table:style-name="ACE-4" office:value-type="float" office:value="10.811614212862558">
            <text:p>10.81161421286256</text:p>
          </table:table-cell>
          <table:table-cell table:style-name="ACE-4" office:value-type="float" office:value="10.811614212862558">
            <text:p>10.81161421286256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M-05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67600">
            <text:p>67600</text:p>
          </table:table-cell>
          <table:table-cell table:style-name="ACE-5" office:value-type="float" office:value="1000">
            <text:p>1000</text:p>
          </table:table-cell>
          <table:table-cell table:style-name="ACE-5" office:value-type="string">
            <text:p>Favia sp. <text:s text:c="12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02.19697477473079">
            <text:p>−102.1969747747308</text:p>
          </table:table-cell>
          <table:table-cell table:style-name="ACE-4" office:value-type="float" office:value="11.420787403849749">
            <text:p>11.42078740384975</text:p>
          </table:table-cell>
          <table:table-cell table:style-name="ACE-4" office:value-type="float" office:value="11.420787403849749">
            <text:p>11.42078740384975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M-02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69800">
            <text:p>69800</text:p>
          </table:table-cell>
          <table:table-cell table:style-name="ACE-5" office:value-type="float" office:value="900">
            <text:p>900</text:p>
          </table:table-cell>
          <table:table-cell table:style-name="ACE-5" office:value-type="string">
            <text:p>Favites sp. <text:s text:c="10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03.96990024807738">
            <text:p>−103.9699002480774</text:p>
          </table:table-cell>
          <table:table-cell table:style-name="ACE-4" office:value-type="float" office:value="11.437598512232587">
            <text:p>11.43759851223259</text:p>
          </table:table-cell>
          <table:table-cell table:style-name="ACE-4" office:value-type="float" office:value="11.437598512232587">
            <text:p>11.43759851223259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un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S-60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61400">
            <text:p>61400</text:p>
          </table:table-cell>
          <table:table-cell table:style-name="ACE-5" office:value-type="float" office:value="800">
            <text:p>800</text:p>
          </table:table-cell>
          <table:table-cell table:style-name="ACE-5" office:value-type="string">
            <text:p>Oulophyllia crispa <text:s text:c="3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90.107579819784632">
            <text:p>−90.1075798197846</text:p>
          </table:table-cell>
          <table:table-cell table:style-name="ACE-4" office:value-type="float" office:value="8.0122947410192165">
            <text:p>8.01229474101922</text:p>
          </table:table-cell>
          <table:table-cell table:style-name="ACE-4" office:value-type="float" office:value="8.0122947410192165">
            <text:p>8.01229474101922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M-15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62400">
            <text:p>62400</text:p>
          </table:table-cell>
          <table:table-cell table:style-name="ACE-5" office:value-type="float" office:value="800">
            <text:p>800</text:p>
          </table:table-cell>
          <table:table-cell table:style-name="ACE-5" office:value-type="string">
            <text:p>Goniastrea sp. <text:s text:c="7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81.054301131260047">
            <text:p>−81.05430113126</text:p>
          </table:table-cell>
          <table:table-cell table:style-name="ACE-4" office:value-type="float" office:value="10.756762947699189">
            <text:p>10.75676294769919</text:p>
          </table:table-cell>
          <table:table-cell table:style-name="ACE-4" office:value-type="float" office:value="10.756762947699189">
            <text:p>10.75676294769919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M-18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68700">
            <text:p>68700</text:p>
          </table:table-cell>
          <table:table-cell table:style-name="ACE-5" office:value-type="float" office:value="800">
            <text:p>800</text:p>
          </table:table-cell>
          <table:table-cell table:style-name="ACE-5" office:value-type="string">
            <text:p>Platygyra sp. <text:s text:c="8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95.81864539355513">
            <text:p>−95.8186453935551</text:p>
          </table:table-cell>
          <table:table-cell table:style-name="ACE-4" office:value-type="float" office:value="17.158817188720143">
            <text:p>17.15881718872014</text:p>
          </table:table-cell>
          <table:table-cell table:style-name="ACE-4" office:value-type="float" office:value="17.158817188720143">
            <text:p>17.15881718872014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un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S-56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52300">
            <text:p>52300</text:p>
          </table:table-cell>
          <table:table-cell table:style-name="ACE-5" office:value-type="float" office:value="800">
            <text:p>800</text:p>
          </table:table-cell>
          <table:table-cell table:style-name="ACE-5" office:value-type="string">
            <text:p>Oulophyllia crispa <text:s text:c="3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67.392415885358389">
            <text:p>−67.3924158853584</text:p>
          </table:table-cell>
          <table:table-cell table:style-name="ACE-4" office:value-type="float" office:value="10.066768160976496">
            <text:p>10.0667681609765</text:p>
          </table:table-cell>
          <table:table-cell table:style-name="ACE-4" office:value-type="float" office:value="10.066768160976496">
            <text:p>10.0667681609765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S-58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52400">
            <text:p>52400</text:p>
          </table:table-cell>
          <table:table-cell table:style-name="ACE-5" office:value-type="float" office:value="700">
            <text:p>700</text:p>
          </table:table-cell>
          <table:table-cell table:style-name="ACE-5" office:value-type="string">
            <text:p>Acropora sp. <text:s text:c="9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79.577226604606636">
            <text:p>−79.5772266046066</text:p>
          </table:table-cell>
          <table:table-cell table:style-name="ACE-4" office:value-type="float" office:value="6.9922819511868539">
            <text:p>6.99228195118685</text:p>
          </table:table-cell>
          <table:table-cell table:style-name="ACE-4" office:value-type="float" office:value="6.9922819511868539">
            <text:p>6.99228195118685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un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M-20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51300">
            <text:p>51300</text:p>
          </table:table-cell>
          <table:table-cell table:style-name="ACE-5" office:value-type="float" office:value="600">
            <text:p>600</text:p>
          </table:table-cell>
          <table:table-cell table:style-name="ACE-5" office:value-type="string">
            <text:p>Acropora palifera <text:s text:c="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79.425971750084358">
            <text:p>−79.4259717500844</text:p>
          </table:table-cell>
          <table:table-cell table:style-name="ACE-4" office:value-type="float" office:value="6.7100481025206431">
            <text:p>6.71004810252064</text:p>
          </table:table-cell>
          <table:table-cell table:style-name="ACE-4" office:value-type="float" office:value="6.7100481025206431">
            <text:p>6.71004810252064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M-16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51700">
            <text:p>51700</text:p>
          </table:table-cell>
          <table:table-cell table:style-name="ACE-5" office:value-type="float" office:value="600">
            <text:p>600</text:p>
          </table:table-cell>
          <table:table-cell table:style-name="ACE-5" office:value-type="string">
            <text:p>Acropora palifera <text:s text:c="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80.204660274674552">
            <text:p>−80.2046602746746</text:p>
          </table:table-cell>
          <table:table-cell table:style-name="ACE-4" office:value-type="float" office:value="6.7466697436199361">
            <text:p>6.74666974361994</text:p>
          </table:table-cell>
          <table:table-cell table:style-name="ACE-4" office:value-type="float" office:value="6.7466697436199361">
            <text:p>6.74666974361994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un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M-19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61800">
            <text:p>61800</text:p>
          </table:table-cell>
          <table:table-cell table:style-name="ACE-5" office:value-type="float" office:value="1600">
            <text:p>1600</text:p>
          </table:table-cell>
          <table:table-cell table:style-name="ACE-5" office:value-type="string">
            <text:p>Favia pallida <text:s text:c="8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87.965159639569265">
            <text:p>−87.9651596395693</text:p>
          </table:table-cell>
          <table:table-cell table:style-name="ACE-4" office:value-type="float" office:value="11.876769145283712">
            <text:p>11.87676914528371</text:p>
          </table:table-cell>
          <table:table-cell table:style-name="ACE-4" office:value-type="float" office:value="11.876769145283712">
            <text:p>11.87676914528371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M-17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54300">
            <text:p>54300</text:p>
          </table:table-cell>
          <table:table-cell table:style-name="ACE-5" office:value-type="float" office:value="700">
            <text:p>700</text:p>
          </table:table-cell>
          <table:table-cell table:style-name="ACE-5" office:value-type="string">
            <text:p>Acropora palifera <text:s text:c="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85.275997096409895">
            <text:p>−85.2759970964099</text:p>
          </table:table-cell>
          <table:table-cell table:style-name="ACE-4" office:value-type="float" office:value="7.1675766979508762">
            <text:p>7.16757669795088</text:p>
          </table:table-cell>
          <table:table-cell table:style-name="ACE-4" office:value-type="float" office:value="7.1675766979508762">
            <text:p>7.16757669795088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M-14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56100">
            <text:p>56100</text:p>
          </table:table-cell>
          <table:table-cell table:style-name="ACE-5" office:value-type="float" office:value="900">
            <text:p>900</text:p>
          </table:table-cell>
          <table:table-cell table:style-name="ACE-5" office:value-type="string">
            <text:p>Caurastrea sp. <text:s text:c="7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83.799818280864272">
            <text:p>−83.7998182808643</text:p>
          </table:table-cell>
          <table:table-cell table:style-name="ACE-4" office:value-type="float" office:value="7.7013664232932975">
            <text:p>7.701366423293297</text:p>
          </table:table-cell>
          <table:table-cell table:style-name="ACE-4" office:value-type="float" office:value="7.7013664232932975">
            <text:p>7.701366423293297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M-27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56500">
            <text:p>56500</text:p>
          </table:table-cell>
          <table:table-cell table:style-name="ACE-5" office:value-type="float" office:value="800">
            <text:p>800</text:p>
          </table:table-cell>
          <table:table-cell table:style-name="ACE-5" office:value-type="string">
            <text:p>Caurastrea sp. <text:s text:c="7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84.56864539355513">
            <text:p>−84.5686453935551</text:p>
          </table:table-cell>
          <table:table-cell table:style-name="ACE-4" office:value-type="float" office:value="7.5547142307895658">
            <text:p>7.55471423078957</text:p>
          </table:table-cell>
          <table:table-cell table:style-name="ACE-4" office:value-type="float" office:value="7.5547142307895658">
            <text:p>7.55471423078957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M-26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59000">
            <text:p>59000</text:p>
          </table:table-cell>
          <table:table-cell table:style-name="ACE-5" office:value-type="float" office:value="800">
            <text:p>800</text:p>
          </table:table-cell>
          <table:table-cell table:style-name="ACE-5" office:value-type="string">
            <text:p>Plesiastrea versipora 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80.435448672243638">
            <text:p>−80.4354486722436</text:p>
          </table:table-cell>
          <table:table-cell table:style-name="ACE-4" office:value-type="float" office:value="10.519012496490589">
            <text:p>10.5190124964906</text:p>
          </table:table-cell>
          <table:table-cell table:style-name="ACE-4" office:value-type="float" office:value="10.519012496490589">
            <text:p>10.5190124964906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un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M-25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63300">
            <text:p>63300</text:p>
          </table:table-cell>
          <table:table-cell table:style-name="ACE-5" office:value-type="float" office:value="900">
            <text:p>900</text:p>
          </table:table-cell>
          <table:table-cell table:style-name="ACE-5" office:value-type="string">
            <text:p>Acropora palifera <text:s text:c="4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80.816211723487214">
            <text:p>−80.8162117234872</text:p>
          </table:table-cell>
          <table:table-cell table:style-name="ACE-4" office:value-type="float" office:value="8.37610881201776">
            <text:p>8.37610881201776</text:p>
          </table:table-cell>
          <table:table-cell table:style-name="ACE-4" office:value-type="float" office:value="8.37610881201776">
            <text:p>8.37610881201776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unreliable</text:p>
          </table:table-cell>
          <table:table-cell table:number-columns-repeated="239" table:style-name="ACE-4"/>
        </table:table-row>
        <table:table-row table:style-name="AROW-1">
          <table:table-cell table:style-name="ACE-4" office:value-type="string">
            <text:p>Kikaijima</text:p>
          </table:table-cell>
          <table:table-cell table:style-name="ACE-4" office:value-type="string">
            <text:p>U/Th</text:p>
          </table:table-cell>
          <table:table-cell table:style-name="ACE-5" office:value-type="string">
            <text:p>KM-24 </text:p>
          </table:table-cell>
          <table:table-cell table:style-name="ACE-6" office:value-type="float" office:value="28.359999999999999">
            <text:p>28.36</text:p>
          </table:table-cell>
          <table:table-cell table:style-name="ACE-6" office:value-type="float" office:value="130">
            <text:p>130.00</text:p>
          </table:table-cell>
          <table:table-cell table:style-name="ACE-5" office:value-type="float" office:value="52600">
            <text:p>52600</text:p>
          </table:table-cell>
          <table:table-cell table:style-name="ACE-5" office:value-type="float" office:value="1400">
            <text:p>1400</text:p>
          </table:table-cell>
          <table:table-cell table:style-name="ACE-5" office:value-type="string">
            <text:p>Alveopora sp. <text:s text:c="8"/>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60.035600750196878">
            <text:p>−60.0356007501969</text:p>
          </table:table-cell>
          <table:table-cell table:style-name="ACE-4" office:value-type="float" office:value="8.2980632671208827">
            <text:p>8.29806326712088</text:p>
          </table:table-cell>
          <table:table-cell table:style-name="ACE-4" office:value-type="float" office:value="8.2980632671208827">
            <text:p>8.29806326712088</text:p>
          </table:table-cell>
          <table:table-cell table:style-name="ACE-4" office:value-type="string">
            <text:p>SasakiEtal2004</text:p>
          </table:table-cell>
          <table:table-cell table:style-name="ACE-5" office:value-type="string">
            <text:p>unreliable</text:p>
          </table:table-cell>
          <table:table-cell table:number-columns-repeated="239" table:style-name="ACE-4"/>
        </table:table-row>
        <table:table-row table:style-name="AROW-1">
          <table:table-cell table:number-columns-repeated="3" table:style-name="ACE-4"/>
          <table:table-cell table:number-columns-repeated="2" table:style-name="ACE-6"/>
          <table:table-cell table:style-name="ACE-5" office:value-type="float" office:value="389000">
            <text:p>389000</text:p>
          </table:table-cell>
          <table:table-cell table:style-name="ACE-5" office:value-type="float" office:value="40000">
            <text:p>40000</text:p>
          </table:table-cell>
          <table:table-cell table:style-name="ACE-5" office:value-type="string">
            <text:p>Acropora gemmifera <text:s text:c="3"/></text:p>
          </table:table-cell>
          <table:table-cell table:style-name="ACE-4" office:value-type="float" office:value="0">
            <text:p>0</text:p>
          </table:table-cell>
          <table:table-cell table:number-columns-repeated="7" table:style-name="ACE-4"/>
          <table:table-cell table:style-name="ACE-5" office:value-type="string">
            <text:p>unreliable</text:p>
          </table:table-cell>
          <table:table-cell table:number-columns-repeated="239" table:style-name="ACE-4"/>
        </table:table-row>
        <table:table-row table:style-name="AROW-1">
          <table:table-cell table:number-columns-repeated="3" table:style-name="ACE-4"/>
          <table:table-cell table:number-columns-repeated="2" table:style-name="ACE-6"/>
          <table:table-cell table:style-name="ACE-5" office:value-type="float" office:value="475000">
            <text:p>475000</text:p>
          </table:table-cell>
          <table:table-cell table:style-name="ACE-5" office:value-type="float" office:value="124000">
            <text:p>124000</text:p>
          </table:table-cell>
          <table:table-cell table:style-name="ACE-5" office:value-type="string">
            <text:p>Acropora palifera <text:s text:c="4"/></text:p>
          </table:table-cell>
          <table:table-cell table:number-columns-repeated="8" table:style-name="ACE-4"/>
          <table:table-cell table:style-name="ACE-5" office:value-type="string">
            <text:p>unreliable</text:p>
          </table:table-cell>
          <table:table-cell table:number-columns-repeated="239" table:style-name="ACE-4"/>
        </table:table-row>
        <table:table-row table:style-name="AROW-1">
          <table:table-cell table:number-columns-repeated="3" table:style-name="ACE-4"/>
          <table:table-cell table:number-columns-repeated="2" table:style-name="ACE-6"/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3"/></text:p>
          </table:table-cell>
          <table:table-cell table:style-name="ACE-5" office:value-type="string">
            <text:p>Acropora gemmifera <text:s text:c="3"/></text:p>
          </table:table-cell>
          <table:table-cell table:number-columns-repeated="8" table:style-name="ACE-4"/>
          <table:table-cell table:style-name="ACE-5" office:value-type="string">
            <text:p>unreliable</text:p>
          </table:table-cell>
          <table:table-cell table:number-columns-repeated="239" table:style-name="ACE-4"/>
        </table:table-row>
        <table:table-row table:style-name="AROW-1">
          <table:table-cell table:number-columns-repeated="3" table:style-name="ACE-4"/>
          <table:table-cell table:number-columns-repeated="2" table:style-name="ACE-6"/>
          <table:table-cell table:style-name="ACE-5" office:value-type="string">
            <text:p><text:s text:c="6"/></text:p>
          </table:table-cell>
          <table:table-cell table:style-name="ACE-5" office:value-type="string">
            <text:p><text:s text:c="3"/></text:p>
          </table:table-cell>
          <table:table-cell table:style-name="ACE-5" office:value-type="string">
            <text:p>Acropora palifera <text:s text:c="4"/></text:p>
          </table:table-cell>
          <table:table-cell table:number-columns-repeated="8" table:style-name="ACE-4"/>
          <table:table-cell table:style-name="ACE-5" office:value-type="string">
            <text:p>unreliable</text:p>
          </table:table-cell>
          <table:table-cell table:number-columns-repeated="239" table:style-name="ACE-4"/>
        </table:table-row>
        <table:table-row table:style-name="AROW-1" table:number-rows-repeated="22">
          <table:table-cell table:number-columns-repeated="3" table:style-name="ACE-4"/>
          <table:table-cell table:number-columns-repeated="2" table:style-name="ACE-6"/>
          <table:table-cell table:style-name="ACE-7"/>
          <table:table-cell table:number-columns-repeated="250" table:style-name="ACE-4"/>
        </table:table-row>
        <table:table-row table:style-name="AROW-3" table:number-rows-repeated="5">
          <table:table-cell table:number-columns-repeated="3" table:style-name="ACE-4"/>
          <table:table-cell table:number-columns-repeated="2" table:style-name="ACE-6"/>
          <table:table-cell table:style-name="ACE-7"/>
          <table:table-cell table:number-columns-repeated="250" table:style-name="ACE-4"/>
        </table:table-row>
        <table:table-row table:style-name="AROW-1" table:number-rows-repeated="55">
          <table:table-cell table:number-columns-repeated="3" table:style-name="ACE-4"/>
          <table:table-cell table:number-columns-repeated="2" table:style-name="ACE-6"/>
          <table:table-cell table:style-name="ACE-7"/>
          <table:table-cell table:number-columns-repeated="250" table:style-name="ACE-4"/>
        </table:table-row>
        <table:table-row table:style-name="AROW-3" table:number-rows-repeated="3">
          <table:table-cell table:number-columns-repeated="3" table:style-name="ACE-4"/>
          <table:table-cell table:number-columns-repeated="2" table:style-name="ACE-6"/>
          <table:table-cell table:style-name="ACE-7"/>
          <table:table-cell table:number-columns-repeated="250" table:style-name="ACE-4"/>
        </table:table-row>
        <table:table-row table:style-name="AROW-1">
          <table:table-cell table:number-columns-repeated="3" table:style-name="ACE-4"/>
          <table:table-cell table:number-columns-repeated="2" table:style-name="ACE-6"/>
          <table:table-cell table:style-name="ACE-7"/>
          <table:table-cell table:number-columns-repeated="250" table:style-name="ACE-4"/>
        </table:table-row>
        <table:table-row table:style-name="AROW-3">
          <table:table-cell table:number-columns-repeated="3" table:style-name="ACE-4"/>
          <table:table-cell table:number-columns-repeated="2" table:style-name="ACE-6"/>
          <table:table-cell table:style-name="ACE-7"/>
          <table:table-cell table:number-columns-repeated="250" table:style-name="ACE-4"/>
        </table:table-row>
        <table:table-row table:style-name="AROW-1">
          <table:table-cell table:number-columns-repeated="3" table:style-name="ACE-4"/>
          <table:table-cell table:number-columns-repeated="2" table:style-name="ACE-6"/>
          <table:table-cell table:style-name="ACE-7"/>
          <table:table-cell table:number-columns-repeated="250" table:style-name="ACE-4"/>
        </table:table-row>
        <table:table-row table:style-name="AROW-3">
          <table:table-cell table:number-columns-repeated="3" table:style-name="ACE-4"/>
          <table:table-cell table:number-columns-repeated="2" table:style-name="ACE-6"/>
          <table:table-cell table:style-name="ACE-7"/>
          <table:table-cell table:number-columns-repeated="250" table:style-name="ACE-4"/>
        </table:table-row>
        <table:table-row table:style-name="AROW-1">
          <table:table-cell table:number-columns-repeated="3" table:style-name="ACE-4"/>
          <table:table-cell table:number-columns-repeated="2" table:style-name="ACE-6"/>
          <table:table-cell table:style-name="ACE-7"/>
          <table:table-cell table:number-columns-repeated="250" table:style-name="ACE-4"/>
        </table:table-row>
        <table:table-row table:style-name="AROW-3" table:number-rows-repeated="2">
          <table:table-cell table:number-columns-repeated="3" table:style-name="ACE-4"/>
          <table:table-cell table:number-columns-repeated="2" table:style-name="ACE-6"/>
          <table:table-cell table:style-name="ACE-7"/>
          <table:table-cell table:number-columns-repeated="250" table:style-name="ACE-4"/>
        </table:table-row>
        <table:table-row table:style-name="AROW-1" table:number-rows-repeated="8">
          <table:table-cell table:number-columns-repeated="3" table:style-name="ACE-4"/>
          <table:table-cell table:number-columns-repeated="2" table:style-name="ACE-6"/>
          <table:table-cell table:style-name="ACE-7"/>
          <table:table-cell table:number-columns-repeated="250" table:style-name="ACE-4"/>
        </table:table-row>
        <table:table-row table:style-name="AROW-3" table:number-rows-repeated="65378">
          <table:table-cell table:number-columns-repeated="256"/>
        </table:table-row>
        <table:table-row table:style-name="AROW-3" table:number-rows-repeated="28">
          <table:table-cell table:number-columns-repeated="5" table:style-name="ACE-4"/>
          <table:table-cell table:style-name="ACE-7"/>
          <table:table-cell table:number-columns-repeated="250" table:style-name="ACE-4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0" gnm:cursor-row="1">
          <gnm:selection gnm:start-col="0" gnm:start-row="1" gnm:end-col="16" gnm:end-row="2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assemblage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tectonic_correction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original_table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data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7-19T05:26:47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